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646464" style:font-name="Arial" style:font-name-asian="Arial" style:font-name-complex="Arial" fo:font-size="9pt" style:font-size-asian="9pt" style:font-size-complex="9pt"/>
    </style:style>
    <style:style style:name="ce1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3.28083333333333cm" style:use-optimal-column-width="true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116.25pt" style:use-optimal-row-height="tru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7.25pt" style:use-optimal-row-height="true" fo:break-before="auto"/>
    </style:style>
    <style:style style:name="ro11" style:family="table-row">
      <style:table-row-properties style:row-height="96pt" style:use-optimal-row-height="false" fo:break-before="auto"/>
    </style:style>
    <style:style style:name="ro12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9">
            <text:p>PROPORÇÃO PARA O INDICADOR A1A – ESCOLAS RURAIS, POR LOCAL DE FUNCIONAMENTO D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20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21">
            <text:p>Prédio próprio</text:p>
          </table:table-cell>
          <table:covered-table-cell table:number-columns-repeated="3"/>
          <table:table-cell office:value-type="string" table:number-columns-spanned="4" table:number-rows-spanned="1" table:style-name="ce21">
            <text:p>Espaço compartilhado com outras escolas</text:p>
          </table:table-cell>
          <table:covered-table-cell table:number-columns-repeated="3"/>
          <table:table-cell office:value-type="string" table:number-columns-spanned="4" table:number-rows-spanned="1" table:style-name="ce21">
            <text:p>Espaço cedido por templos ou igrejas</text:p>
          </table:table-cell>
          <table:covered-table-cell table:number-columns-repeated="3"/>
          <table:table-cell office:value-type="string" table:number-columns-spanned="4" table:number-rows-spanned="1" table:style-name="ce21">
            <text:p>Espaço cedido em fazenda particular</text:p>
          </table:table-cell>
          <table:covered-table-cell table:number-columns-repeated="3"/>
          <table:table-cell office:value-type="string" table:number-columns-spanned="4" table:number-rows-spanned="1" table:style-name="ce15">
            <text:p>Outr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962.7200965881348" table:style-name="ce12">
            <text:p>4.963</text:p>
          </table:table-cell>
          <table:table-cell office:value-type="float" office:value="3671.0800714492798" table:style-name="ce12">
            <text:p>3.671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3232.0400629043579" table:style-name="ce12">
            <text:p>3.232</text:p>
          </table:table-cell>
          <table:table-cell office:value-type="float" office:value="5380.2001047134399" table:style-name="ce12">
            <text:p>5.380</text:p>
          </table:table-cell>
          <table:table-cell office:value-type="float" office:value="98.000001907348633" table:style-name="ce12">
            <text:p>98</text:p>
          </table:table-cell>
          <table:table-cell office:value-type="string" table:style-name="ce12">
            <text:p>-</text:p>
          </table:table-cell>
          <table:table-cell office:value-type="float" office:value="2030.5600395202637" table:style-name="ce12">
            <text:p>2.031</text:p>
          </table:table-cell>
          <table:table-cell office:value-type="float" office:value="4629.5200901031494" table:style-name="ce12">
            <text:p>4.630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163.4400615692139" table:style-name="ce12">
            <text:p>3.163</text:p>
          </table:table-cell>
          <table:table-cell office:value-type="float" office:value="5364.5201044082642" table:style-name="ce12">
            <text:p>5.365</text:p>
          </table:table-cell>
          <table:table-cell office:value-type="float" office:value="439.04000854492188" table:style-name="ce12">
            <text:p>439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5831.0001134872437" table:style-name="ce12">
            <text:p>5.831</text:p>
          </table:table-cell>
          <table:table-cell office:value-type="float" office:value="4974.4800968170166" table:style-name="ce12">
            <text:p>4.974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179.9200229644775" table:style-name="ce12">
            <text:p>1.18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30.7200317382813" table:style-name="ce12">
            <text:p>1.631</text:p>
          </table:table-cell>
          <table:table-cell office:value-type="float" office:value="1299.4800252914429" table:style-name="ce12">
            <text:p>1.299</text:p>
          </table:table-cell>
          <table:table-cell office:value-type="float" office:value="0" table:style-name="ce12">
            <text:p>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1252.4400243759155" table:style-name="ce12">
            <text:p>1.252</text:p>
          </table:table-cell>
          <table:table-cell office:value-type="float" office:value="1728.7200336456299" table:style-name="ce12">
            <text:p>1.72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573.880030632019" table:style-name="ce12">
            <text:p>1.574</text:p>
          </table:table-cell>
          <table:table-cell office:value-type="float" office:value="1691.4800329208374" table:style-name="ce12">
            <text:p>1.691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0" table:style-name="ce12">
            <text:p>0</text:p>
          </table:table-cell>
          <table:table-cell office:value-type="float" office:value="1560.1600303649902" table:style-name="ce12">
            <text:p>1.560</text:p>
          </table:table-cell>
          <table:table-cell office:value-type="float" office:value="1844.3600358963013" table:style-name="ce12">
            <text:p>1.844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1914.9200372695923" table:style-name="ce12">
            <text:p>1.915</text:p>
          </table:table-cell>
          <table:table-cell office:value-type="float" office:value="1658.1600322723389" table:style-name="ce12">
            <text:p>1.658</text:p>
          </table:table-cell>
          <table:table-cell office:value-type="float" office:value="0" table:style-name="ce12">
            <text:p>0</text:p>
          </table:table-cell>
          <table:table-cell office:value-type="float" office:value="764.40001487731934" table:style-name="ce12">
            <text:p>76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664.8000907897949" table:style-name="ce12">
            <text:p>4.665</text:p>
          </table:table-cell>
          <table:table-cell office:value-type="float" office:value="3416.2800664901733" table:style-name="ce12">
            <text:p>3.41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941.960057258606" table:style-name="ce12">
            <text:p>2.942</text:p>
          </table:table-cell>
          <table:table-cell office:value-type="float" office:value="5062.6800985336304" table:style-name="ce12">
            <text:p>5.06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254.4000244140625" table:style-name="ce12">
            <text:p>1.254</text:p>
          </table:table-cell>
          <table:table-cell office:value-type="float" office:value="4284.5600833892822" table:style-name="ce12">
            <text:p>4.285</text:p>
          </table:table-cell>
          <table:table-cell office:value-type="float" office:value="0" table:style-name="ce12">
            <text:p>0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2691.0800523757935" table:style-name="ce12">
            <text:p>2.691</text:p>
          </table:table-cell>
          <table:table-cell office:value-type="float" office:value="4999.9600973129272" table:style-name="ce12">
            <text:p>5.000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480.1601066589355" table:style-name="ce12">
            <text:p>5.480</text:p>
          </table:table-cell>
          <table:table-cell office:value-type="float" office:value="4643.2400903701782" table:style-name="ce12">
            <text:p>4.643</text:p>
          </table:table-cell>
          <table:table-cell office:value-type="float" office:value="0" table:style-name="ce12">
            <text:p>0</text:p>
          </table:table-cell>
          <table:table-cell office:value-type="float" office:value="893.76001739501953" table:style-name="ce12">
            <text:p>89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66.52000713348389" table:style-name="ce12">
            <text:p>367</text:p>
          </table:table-cell>
          <table:table-cell office:value-type="float" office:value="213.64000415802002" table:style-name="ce12">
            <text:p>214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488.04000949859619" table:style-name="ce12">
            <text:p>488</text:p>
          </table:table-cell>
          <table:table-cell office:value-type="float" office:value="98.000001907348633" table:style-name="ce12">
            <text:p>98</text:p>
          </table:table-cell>
          <table:table-cell office:value-type="string" table:style-name="ce12">
            <text:p>-</text:p>
          </table:table-cell>
          <table:table-cell office:value-type="float" office:value="192.08000373840332" table:style-name="ce12">
            <text:p>192</text:p>
          </table:table-cell>
          <table:table-cell office:value-type="float" office:value="403.76000785827637" table:style-name="ce12">
            <text:p>404</text:p>
          </table:table-cell>
          <table:table-cell office:value-type="float" office:value="266.56000518798828" table:style-name="ce12">
            <text:p>267</text:p>
          </table:table-cell>
          <table:table-cell office:value-type="float" office:value="0" table:style-name="ce12">
            <text:p>0</text:p>
          </table:table-cell>
          <table:table-cell office:value-type="float" office:value="507.64000988006592" table:style-name="ce12">
            <text:p>508</text:p>
          </table:table-cell>
          <table:table-cell office:value-type="float" office:value="556.64001083374023" table:style-name="ce12">
            <text:p>557</text:p>
          </table:table-cell>
          <table:table-cell office:value-type="float" office:value="290.08000564575195" table:style-name="ce12">
            <text:p>29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482.16000938415527" table:style-name="ce12">
            <text:p>482</text:p>
          </table:table-cell>
          <table:table-cell office:value-type="float" office:value="568.40001106262207" table:style-name="ce12">
            <text:p>568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92.120001792907715" table:style-name="ce12">
            <text:p>9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256.76000499725342" table:style-name="ce12">
            <text:p>25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64.60000514984131" table:style-name="ce12">
            <text:p>265</text:p>
          </table:table-cell>
          <table:table-cell office:value-type="float" office:value="301.84000587463379" table:style-name="ce12">
            <text:p>30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74.44000339508057" table:style-name="ce12">
            <text:p>174</text:p>
          </table:table-cell>
          <table:table-cell office:value-type="float" office:value="209.72000408172607" table:style-name="ce12">
            <text:p>210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0" table:style-name="ce12">
            <text:p>0</text:p>
          </table:table-cell>
          <table:table-cell office:value-type="float" office:value="262.64000511169434" table:style-name="ce12">
            <text:p>263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62.64000511169434" table:style-name="ce12">
            <text:p>263</text:p>
          </table:table-cell>
          <table:table-cell office:value-type="float" office:value="309.68000602722168" table:style-name="ce12">
            <text:p>310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0" table:style-name="ce12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339.0401039123535" table:style-name="ce12">
            <text:p>5.339</text:p>
          </table:table-cell>
          <table:table-cell office:value-type="float" office:value="3665.2000713348389" table:style-name="ce12">
            <text:p>3.665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3224.20006275177" table:style-name="ce12">
            <text:p>3.224</text:p>
          </table:table-cell>
          <table:table-cell office:value-type="float" office:value="5719.2801113128662" table:style-name="ce12">
            <text:p>5.719</text:p>
          </table:table-cell>
          <table:table-cell office:value-type="float" office:value="98.000001907348633" table:style-name="ce12">
            <text:p>98</text:p>
          </table:table-cell>
          <table:table-cell office:value-type="string" table:style-name="ce12">
            <text:p>-</text:p>
          </table:table-cell>
          <table:table-cell office:value-type="float" office:value="2028.6000394821167" table:style-name="ce12">
            <text:p>2.029</text:p>
          </table:table-cell>
          <table:table-cell office:value-type="float" office:value="5119.5200996398926" table:style-name="ce12">
            <text:p>5.120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3143.8400611877441" table:style-name="ce12">
            <text:p>3.144</text:p>
          </table:table-cell>
          <table:table-cell office:value-type="float" office:value="5693.8001108169556" table:style-name="ce12">
            <text:p>5.694</text:p>
          </table:table-cell>
          <table:table-cell office:value-type="float" office:value="439.04000854492188" table:style-name="ce12">
            <text:p>439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5703.6001110076904" table:style-name="ce12">
            <text:p>5.704</text:p>
          </table:table-cell>
          <table:table-cell office:value-type="float" office:value="5009.7600975036621" table:style-name="ce12">
            <text:p>5.010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176.0000228881836" table:style-name="ce12">
            <text:p>1.17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852.2000360488892" table:style-name="ce12">
            <text:p>1.852</text:p>
          </table:table-cell>
          <table:table-cell office:value-type="float" office:value="223.44000434875488" table:style-name="ce12">
            <text:p>2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62.64000511169434" table:style-name="ce12">
            <text:p>263</text:p>
          </table:table-cell>
          <table:table-cell office:value-type="float" office:value="1848.2800359725952" table:style-name="ce12">
            <text:p>1.84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82.28000354766846" table:style-name="ce12">
            <text:p>182</text:p>
          </table:table-cell>
          <table:table-cell office:value-type="float" office:value="1824.7600355148315" table:style-name="ce12">
            <text:p>1.825</text:p>
          </table:table-cell>
          <table:table-cell office:value-type="float" office:value="0" table:style-name="ce12">
            <text:p>0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460.60000896453857" table:style-name="ce12">
            <text:p>461</text:p>
          </table:table-cell>
          <table:table-cell office:value-type="float" office:value="1813.0000352859497" table:style-name="ce12">
            <text:p>1.81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618.9600315093994" table:style-name="ce12">
            <text:p>1.619</text:p>
          </table:table-cell>
          <table:table-cell office:value-type="float" office:value="929.04001808166504" table:style-name="ce12">
            <text:p>929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066.6000986099243" table:style-name="ce12">
            <text:p>5.067</text:p>
          </table:table-cell>
          <table:table-cell office:value-type="float" office:value="3671.0800714492798" table:style-name="ce12">
            <text:p>3.671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3232.0400629043579" table:style-name="ce12">
            <text:p>3.232</text:p>
          </table:table-cell>
          <table:table-cell office:value-type="float" office:value="5476.2401065826416" table:style-name="ce12">
            <text:p>5.476</text:p>
          </table:table-cell>
          <table:table-cell office:value-type="float" office:value="98.000001907348633" table:style-name="ce12">
            <text:p>98</text:p>
          </table:table-cell>
          <table:table-cell office:value-type="string" table:style-name="ce12">
            <text:p>-</text:p>
          </table:table-cell>
          <table:table-cell office:value-type="float" office:value="2030.5600395202637" table:style-name="ce12">
            <text:p>2.031</text:p>
          </table:table-cell>
          <table:table-cell office:value-type="float" office:value="4782.4000930786133" table:style-name="ce12">
            <text:p>4.782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163.4400615692139" table:style-name="ce12">
            <text:p>3.163</text:p>
          </table:table-cell>
          <table:table-cell office:value-type="float" office:value="5466.4401063919067" table:style-name="ce12">
            <text:p>5.466</text:p>
          </table:table-cell>
          <table:table-cell office:value-type="float" office:value="439.04000854492188" table:style-name="ce12">
            <text:p>439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5772.2001123428345" table:style-name="ce12">
            <text:p>5.772</text:p>
          </table:table-cell>
          <table:table-cell office:value-type="float" office:value="4974.4800968170166" table:style-name="ce12">
            <text:p>4.974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179.9200229644775" table:style-name="ce12">
            <text:p>1.18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3"/>
          <table:covered-table-cell table:number-columns-repeated="22"/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number-columns-spanned="16" table:number-rows-spanned="1" table:style-name="ce14"/>
          <table:covered-table-cell table:number-columns-repeated="15"/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  <table:table table:name="A2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3" table:number-rows-spanned="1" table:style-name="ce19">
            <text:p>PROPORÇÃO PARA O INDICADOR A2A – ESCOLAS RURAIS, POR LOCALIZAÇÃO D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20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21">
            <text:p>Área de assentamento</text:p>
          </table:table-cell>
          <table:covered-table-cell table:number-columns-repeated="3"/>
          <table:table-cell office:value-type="string" table:number-columns-spanned="4" table:number-rows-spanned="1" table:style-name="ce21">
            <text:p>Terra indígena</text:p>
          </table:table-cell>
          <table:covered-table-cell table:number-columns-repeated="3"/>
          <table:table-cell office:value-type="string" table:number-columns-spanned="4" table:number-rows-spanned="1" table:style-name="ce15">
            <text:p>Comunidades remanescentes de quilombos</text:p>
          </table:table-cell>
          <table:covered-table-cell table:number-columns-repeated="3"/>
          <table:table-cell office:value-type="string" table:number-columns-spanned="4" table:number-rows-spanned="1" table:style-name="ce21">
            <text:p>Área de reserva extrativista (RESEX)</text:p>
          </table:table-cell>
          <table:covered-table-cell table:number-columns-repeated="3"/>
          <table:table-cell office:value-type="string" table:number-columns-spanned="4" table:number-rows-spanned="1" table:style-name="ce15">
            <text:p>Outr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494.6800680160522" table:style-name="ce12">
            <text:p>3.495</text:p>
          </table:table-cell>
          <table:table-cell office:value-type="float" office:value="4862.7600946426392" table:style-name="ce12">
            <text:p>4.863</text:p>
          </table:table-cell>
          <table:table-cell office:value-type="float" office:value="782.04001522064209" table:style-name="ce12">
            <text:p>782</text:p>
          </table:table-cell>
          <table:table-cell office:value-type="float" office:value="952.56001853942871" table:style-name="ce12">
            <text:p>953</text:p>
          </table:table-cell>
          <table:table-cell office:value-type="float" office:value="3090.9200601577759" table:style-name="ce12">
            <text:p>3.091</text:p>
          </table:table-cell>
          <table:table-cell office:value-type="float" office:value="4466.8400869369507" table:style-name="ce12">
            <text:p>4.467</text:p>
          </table:table-cell>
          <table:table-cell office:value-type="string" table:style-name="ce12">
            <text:p>-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353.5600652694702" table:style-name="ce12">
            <text:p>3.354</text:p>
          </table:table-cell>
          <table:table-cell office:value-type="float" office:value="4423.7200860977173" table:style-name="ce12">
            <text:p>4.424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4472.7200870513916" table:style-name="ce12">
            <text:p>4.473</text:p>
          </table:table-cell>
          <table:table-cell office:value-type="float" office:value="4155.200080871582" table:style-name="ce12">
            <text:p>4.155</text:p>
          </table:table-cell>
          <table:table-cell office:value-type="float" office:value="2659.7200517654419" table:style-name="ce12">
            <text:p>2.660</text:p>
          </table:table-cell>
          <table:table-cell office:value-type="float" office:value="2657.7600517272949" table:style-name="ce12">
            <text:p>2.658</text:p>
          </table:table-cell>
          <table:table-cell office:value-type="float" office:value="5315.5201034545898" table:style-name="ce12">
            <text:p>5.316</text:p>
          </table:table-cell>
          <table:table-cell office:value-type="float" office:value="4427.6400861740112" table:style-name="ce12">
            <text:p>4.428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895.7200174331665" table:style-name="ce12">
            <text:p>89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07.3200254440308" table:style-name="ce12">
            <text:p>1.307</text:p>
          </table:table-cell>
          <table:table-cell office:value-type="float" office:value="1867.8800363540649" table:style-name="ce12">
            <text:p>1.868</text:p>
          </table:table-cell>
          <table:table-cell office:value-type="float" office:value="764.40001487731934" table:style-name="ce12">
            <text:p>764</text:p>
          </table:table-cell>
          <table:table-cell office:value-type="float" office:value="56.840001106262207" table:style-name="ce12">
            <text:p>57</text:p>
          </table:table-cell>
          <table:table-cell office:value-type="float" office:value="1377.8800268173218" table:style-name="ce12">
            <text:p>1.378</text:p>
          </table:table-cell>
          <table:table-cell office:value-type="float" office:value="1814.9600353240967" table:style-name="ce12">
            <text:p>1.81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179.9200229644775" table:style-name="ce12">
            <text:p>1.180</text:p>
          </table:table-cell>
          <table:table-cell office:value-type="float" office:value="1720.880033493042" table:style-name="ce12">
            <text:p>1.721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907.48001766204834" table:style-name="ce12">
            <text:p>907</text:p>
          </table:table-cell>
          <table:table-cell office:value-type="float" office:value="1642.4800319671631" table:style-name="ce12">
            <text:p>1.642</text:p>
          </table:table-cell>
          <table:table-cell office:value-type="float" office:value="35.280000686645508" table:style-name="ce12">
            <text:p>35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875.7200365066528" table:style-name="ce12">
            <text:p>1.876</text:p>
          </table:table-cell>
          <table:table-cell office:value-type="float" office:value="1834.5600357055664" table:style-name="ce12">
            <text:p>1.835</text:p>
          </table:table-cell>
          <table:table-cell office:value-type="float" office:value="0" table:style-name="ce12">
            <text:p>0</text:p>
          </table:table-cell>
          <table:table-cell office:value-type="float" office:value="74.480001449584961" table:style-name="ce12">
            <text:p>7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96.04000186920166" table:style-name="ce12">
            <text:p>9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0" table:style-name="ce12">
            <text:p>0</text:p>
          </table:table-cell>
          <table:table-cell office:value-type="float" office:value="111.72000217437744" table:style-name="ce12">
            <text:p>112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24.20006275177" table:style-name="ce12">
            <text:p>3.224</text:p>
          </table:table-cell>
          <table:table-cell office:value-type="float" office:value="4464.8800868988037" table:style-name="ce12">
            <text:p>4.465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950.60001850128174" table:style-name="ce12">
            <text:p>951</text:p>
          </table:table-cell>
          <table:table-cell office:value-type="float" office:value="2755.7600536346436" table:style-name="ce12">
            <text:p>2.756</text:p>
          </table:table-cell>
          <table:table-cell office:value-type="float" office:value="4065.0400791168213" table:style-name="ce12">
            <text:p>4.065</text:p>
          </table:table-cell>
          <table:table-cell office:value-type="string" table:style-name="ce12">
            <text:p>-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120.3200607299805" table:style-name="ce12">
            <text:p>3.120</text:p>
          </table:table-cell>
          <table:table-cell office:value-type="float" office:value="4051.3200788497925" table:style-name="ce12">
            <text:p>4.051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4372.760085105896" table:style-name="ce12">
            <text:p>4.373</text:p>
          </table:table-cell>
          <table:table-cell office:value-type="float" office:value="3796.520073890686" table:style-name="ce12">
            <text:p>3.797</text:p>
          </table:table-cell>
          <table:table-cell office:value-type="float" office:value="2657.7600517272949" table:style-name="ce12">
            <text:p>2.658</text:p>
          </table:table-cell>
          <table:table-cell office:value-type="float" office:value="2657.7600517272949" table:style-name="ce12">
            <text:p>2.658</text:p>
          </table:table-cell>
          <table:table-cell office:value-type="float" office:value="4937.2400960922241" table:style-name="ce12">
            <text:p>4.937</text:p>
          </table:table-cell>
          <table:table-cell office:value-type="float" office:value="3990.5600776672363" table:style-name="ce12">
            <text:p>3.991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893.76001739501953" table:style-name="ce12">
            <text:p>89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29.3200044631958" table:style-name="ce12">
            <text:p>229</text:p>
          </table:table-cell>
          <table:table-cell office:value-type="float" office:value="393.9600076675415" table:style-name="ce12">
            <text:p>394</text:p>
          </table:table-cell>
          <table:table-cell office:value-type="float" office:value="168.56000328063965" table:style-name="ce12">
            <text:p>169</text:p>
          </table:table-cell>
          <table:table-cell office:value-type="float" office:value="0" table:style-name="ce12">
            <text:p>0</text:p>
          </table:table-cell>
          <table:table-cell office:value-type="float" office:value="147.00000286102295" table:style-name="ce12">
            <text:p>147</text:p>
          </table:table-cell>
          <table:table-cell office:value-type="float" office:value="292.04000568389893" table:style-name="ce12">
            <text:p>29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35.16000652313232" table:style-name="ce12">
            <text:p>335</text:p>
          </table:table-cell>
          <table:table-cell office:value-type="float" office:value="403.76000785827637" table:style-name="ce12">
            <text:p>40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88.16000366210938" table:style-name="ce12">
            <text:p>188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15.48001003265381" table:style-name="ce12">
            <text:p>515</text:p>
          </table:table-cell>
          <table:table-cell office:value-type="float" office:value="470.40000915527344" table:style-name="ce12">
            <text:p>47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01.88000392913818" table:style-name="ce12">
            <text:p>202</text:p>
          </table:table-cell>
          <table:table-cell office:value-type="float" office:value="225.40000438690186" table:style-name="ce12">
            <text:p>2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205.80000400543213" table:style-name="ce12">
            <text:p>20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182.28000354766846" table:style-name="ce12">
            <text:p>182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0" table:style-name="ce12">
            <text:p>0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188.16000366210938" table:style-name="ce12">
            <text:p>188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86.16000556945801" table:style-name="ce12">
            <text:p>286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2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92.7200679779053" table:style-name="ce12">
            <text:p>3.493</text:p>
          </table:table-cell>
          <table:table-cell office:value-type="float" office:value="5244.9601020812988" table:style-name="ce12">
            <text:p>5.245</text:p>
          </table:table-cell>
          <table:table-cell office:value-type="float" office:value="782.04001522064209" table:style-name="ce12">
            <text:p>782</text:p>
          </table:table-cell>
          <table:table-cell office:value-type="float" office:value="952.56001853942871" table:style-name="ce12">
            <text:p>953</text:p>
          </table:table-cell>
          <table:table-cell office:value-type="float" office:value="2975.2800579071045" table:style-name="ce12">
            <text:p>2.975</text:p>
          </table:table-cell>
          <table:table-cell office:value-type="float" office:value="4796.1200933456421" table:style-name="ce12">
            <text:p>4.796</text:p>
          </table:table-cell>
          <table:table-cell office:value-type="string" table:style-name="ce12">
            <text:p>-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349.6400651931763" table:style-name="ce12">
            <text:p>3.350</text:p>
          </table:table-cell>
          <table:table-cell office:value-type="float" office:value="4905.8800954818726" table:style-name="ce12">
            <text:p>4.906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4466.8400869369507" table:style-name="ce12">
            <text:p>4.467</text:p>
          </table:table-cell>
          <table:table-cell office:value-type="float" office:value="4470.7600870132446" table:style-name="ce12">
            <text:p>4.471</text:p>
          </table:table-cell>
          <table:table-cell office:value-type="float" office:value="2659.7200517654419" table:style-name="ce12">
            <text:p>2.660</text:p>
          </table:table-cell>
          <table:table-cell office:value-type="float" office:value="2657.7600517272949" table:style-name="ce12">
            <text:p>2.658</text:p>
          </table:table-cell>
          <table:table-cell office:value-type="float" office:value="5466.4401063919067" table:style-name="ce12">
            <text:p>5.466</text:p>
          </table:table-cell>
          <table:table-cell office:value-type="float" office:value="4398.2400856018066" table:style-name="ce12">
            <text:p>4.398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895.7200174331665" table:style-name="ce12">
            <text:p>89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4.44000339508057" table:style-name="ce12">
            <text:p>174</text:p>
          </table:table-cell>
          <table:table-cell office:value-type="float" office:value="1854.1600360870361" table:style-name="ce12">
            <text:p>1.854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950.60001850128174" table:style-name="ce12">
            <text:p>951</text:p>
          </table:table-cell>
          <table:table-cell office:value-type="float" office:value="1628.7600317001343" table:style-name="ce12">
            <text:p>1.62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72.48000335693359" table:style-name="ce12">
            <text:p>172</text:p>
          </table:table-cell>
          <table:table-cell office:value-type="float" office:value="1852.2000360488892" table:style-name="ce12">
            <text:p>1.85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46.96000480651855" table:style-name="ce12">
            <text:p>247</text:p>
          </table:table-cell>
          <table:table-cell office:value-type="float" office:value="1848.2800359725952" table:style-name="ce12">
            <text:p>1.848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1613.0800313949585" table:style-name="ce12">
            <text:p>1.613</text:p>
          </table:table-cell>
          <table:table-cell office:value-type="float" office:value="981.9600191116333" table:style-name="ce12">
            <text:p>982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5.880000114440918" table:style-name="ce12">
            <text:p>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494.6800680160522" table:style-name="ce12">
            <text:p>3.495</text:p>
          </table:table-cell>
          <table:table-cell office:value-type="float" office:value="4976.4400968551636" table:style-name="ce12">
            <text:p>4.976</text:p>
          </table:table-cell>
          <table:table-cell office:value-type="float" office:value="782.04001522064209" table:style-name="ce12">
            <text:p>782</text:p>
          </table:table-cell>
          <table:table-cell office:value-type="float" office:value="952.56001853942871" table:style-name="ce12">
            <text:p>953</text:p>
          </table:table-cell>
          <table:table-cell office:value-type="float" office:value="3090.9200601577759" table:style-name="ce12">
            <text:p>3.091</text:p>
          </table:table-cell>
          <table:table-cell office:value-type="float" office:value="4611.8800897598267" table:style-name="ce12">
            <text:p>4.612</text:p>
          </table:table-cell>
          <table:table-cell office:value-type="string" table:style-name="ce12">
            <text:p>-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353.5600652694702" table:style-name="ce12">
            <text:p>3.354</text:p>
          </table:table-cell>
          <table:table-cell office:value-type="float" office:value="4566.8000888824463" table:style-name="ce12">
            <text:p>4.567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4472.7200870513916" table:style-name="ce12">
            <text:p>4.473</text:p>
          </table:table-cell>
          <table:table-cell office:value-type="float" office:value="4225.760082244873" table:style-name="ce12">
            <text:p>4.226</text:p>
          </table:table-cell>
          <table:table-cell office:value-type="float" office:value="2659.7200517654419" table:style-name="ce12">
            <text:p>2.660</text:p>
          </table:table-cell>
          <table:table-cell office:value-type="float" office:value="2657.7600517272949" table:style-name="ce12">
            <text:p>2.658</text:p>
          </table:table-cell>
          <table:table-cell office:value-type="float" office:value="5388.0401048660278" table:style-name="ce12">
            <text:p>5.388</text:p>
          </table:table-cell>
          <table:table-cell office:value-type="float" office:value="4427.6400861740112" table:style-name="ce12">
            <text:p>4.428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895.7200174331665" table:style-name="ce12">
            <text:p>89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0" table:style-name="ce12">
            <text:p>0</text:p>
          </table:table-cell>
          <table:table-cell office:value-type="float" office:value="37.24000072479248" table:style-name="ce12">
            <text:p>37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3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3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1" table:number-rows-spanned="1" table:style-name="ce19">
            <text:p>PROPORÇÃO PARA 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20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Tumas multisseriadas</text:p>
          </table:table-cell>
          <table:covered-table-cell table:number-columns-repeated="3"/>
          <table:table-cell office:value-type="string" table:number-columns-spanned="4" table:number-rows-spanned="1" table:style-name="ce15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595.8001089096069" table:style-name="ce12">
            <text:p>5.596</text:p>
          </table:table-cell>
          <table:table-cell office:value-type="float" office:value="4594.2400894165039" table:style-name="ce12">
            <text:p>4.594</text:p>
          </table:table-cell>
          <table:table-cell office:value-type="string" table:style-name="ce12">
            <text:p>-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337.0801038742065" table:style-name="ce12">
            <text:p>5.337</text:p>
          </table:table-cell>
          <table:table-cell office:value-type="float" office:value="5721.2401113510132" table:style-name="ce12">
            <text:p>5.721</text:p>
          </table:table-cell>
          <table:table-cell office:value-type="string" table:style-name="ce12">
            <text:p>-</text:p>
          </table:table-cell>
          <table:table-cell office:value-type="float" office:value="323.40000629425049" table:style-name="ce12">
            <text:p>32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09.0400371551514" table:style-name="ce12">
            <text:p>1.909</text:p>
          </table:table-cell>
          <table:table-cell office:value-type="float" office:value="989.80001926422119" table:style-name="ce12">
            <text:p>99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846.3200359344482" table:style-name="ce12">
            <text:p>1.846</text:p>
          </table:table-cell>
          <table:table-cell office:value-type="float" office:value="1930.6000375747681" table:style-name="ce12">
            <text:p>1.93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1.72000217437744" table:style-name="ce12">
            <text:p>112</text:p>
          </table:table-cell>
          <table:table-cell office:value-type="float" office:value="96.04000186920166" table:style-name="ce12">
            <text:p>9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19.56000232696533" table:style-name="ce12">
            <text:p>120</text:p>
          </table:table-cell>
          <table:table-cell office:value-type="string" table:style-name="ce12">
            <text:p>-</text:p>
          </table:table-cell>
          <table:table-cell office:value-type="float" office:value="5.880000114440918" table:style-name="ce12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199.8801012039185" table:style-name="ce12">
            <text:p>5.200</text:p>
          </table:table-cell>
          <table:table-cell office:value-type="float" office:value="4437.4400863647461" table:style-name="ce12">
            <text:p>4.437</text:p>
          </table:table-cell>
          <table:table-cell office:value-type="string" table:style-name="ce12">
            <text:p>-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4962.7200965881348" table:style-name="ce12">
            <text:p>4.963</text:p>
          </table:table-cell>
          <table:table-cell office:value-type="float" office:value="5325.3201036453247" table:style-name="ce12">
            <text:p>5.325</text:p>
          </table:table-cell>
          <table:table-cell office:value-type="string" table:style-name="ce12">
            <text:p>-</text:p>
          </table:table-cell>
          <table:table-cell office:value-type="float" office:value="323.40000629425049" table:style-name="ce12">
            <text:p>32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84.04001331329346" table:style-name="ce12">
            <text:p>684</text:p>
          </table:table-cell>
          <table:table-cell office:value-type="float" office:value="560.56001091003418" table:style-name="ce12">
            <text:p>56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574.28001117706299" table:style-name="ce12">
            <text:p>574</text:p>
          </table:table-cell>
          <table:table-cell office:value-type="float" office:value="699.72001361846924" table:style-name="ce12">
            <text:p>70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80.2400074005127" table:style-name="ce12">
            <text:p>380</text:p>
          </table:table-cell>
          <table:table-cell office:value-type="float" office:value="327.32000637054443" table:style-name="ce12">
            <text:p>32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29.28000640869141" table:style-name="ce12">
            <text:p>329</text:p>
          </table:table-cell>
          <table:table-cell office:value-type="float" office:value="382.20000743865967" table:style-name="ce12">
            <text:p>38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4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670.2801103591919" table:style-name="ce12">
            <text:p>5.670</text:p>
          </table:table-cell>
          <table:table-cell office:value-type="float" office:value="4433.5200862884521" table:style-name="ce12">
            <text:p>4.43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5358.6401042938232" table:style-name="ce12">
            <text:p>5.359</text:p>
          </table:table-cell>
          <table:table-cell office:value-type="float" office:value="5695.7601108551025" table:style-name="ce12">
            <text:p>5.696</text:p>
          </table:table-cell>
          <table:table-cell office:value-type="string" table:style-name="ce12">
            <text:p>-</text:p>
          </table:table-cell>
          <table:table-cell office:value-type="float" office:value="323.40000629425049" table:style-name="ce12">
            <text:p>32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554.2800302505493" table:style-name="ce12">
            <text:p>1.554</text:p>
          </table:table-cell>
          <table:table-cell office:value-type="float" office:value="1076.040020942688" table:style-name="ce12">
            <text:p>1.07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150.5200223922729" table:style-name="ce12">
            <text:p>1.151</text:p>
          </table:table-cell>
          <table:table-cell office:value-type="float" office:value="1497.4400291442871" table:style-name="ce12">
            <text:p>1.497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597.7601089477539" table:style-name="ce12">
            <text:p>5.598</text:p>
          </table:table-cell>
          <table:table-cell office:value-type="float" office:value="4484.4800872802734" table:style-name="ce12">
            <text:p>4.48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5325.3201036453247" table:style-name="ce12">
            <text:p>5.325</text:p>
          </table:table-cell>
          <table:table-cell office:value-type="float" office:value="5721.2401113510132" table:style-name="ce12">
            <text:p>5.721</text:p>
          </table:table-cell>
          <table:table-cell office:value-type="string" table:style-name="ce12">
            <text:p>-</text:p>
          </table:table-cell>
          <table:table-cell office:value-type="float" office:value="323.40000629425049" table:style-name="ce12">
            <text:p>32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1397.4800271987915" table:style-name="ce12">
            <text:p>1.397</text:p>
          </table:table-cell>
          <table:table-cell office:value-type="string" table:style-name="ce12">
            <text:p>-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23.520000457763672" table:style-name="ce12">
            <text:p>24</text:p>
          </table:table-cell>
          <table:table-cell office:value-type="string" table:style-name="ce12">
            <text:p>-</text:p>
          </table:table-cell>
          <table:table-cell office:value-type="float" office:value="11.760000228881836" table:style-name="ce12">
            <text:p>1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3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9">
            <text:p>PROPORÇÃO PARA 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0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6" table:number-rows-spanned="1" table:style-name="ce15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5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660.480110168457" table:style-name="ce12">
            <text:p>5.660</text:p>
          </table:table-cell>
          <table:table-cell office:value-type="float" office:value="1085.8400211334229" table:style-name="ce12">
            <text:p>1.086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4594.2400894165039" table:style-name="ce12">
            <text:p>4.594</text:p>
          </table:table-cell>
          <table:table-cell office:value-type="float" office:value="4641.2800903320313" table:style-name="ce12">
            <text:p>4.641</text:p>
          </table:table-cell>
          <table:table-cell office:value-type="float" office:value="3578.9600696563721" table:style-name="ce12">
            <text:p>3.579</text:p>
          </table:table-cell>
          <table:table-cell office:value-type="float" office:value="2197.1600427627563" table:style-name="ce12">
            <text:p>2.197</text:p>
          </table:table-cell>
          <table:table-cell office:value-type="float" office:value="1448.4400281906128" table:style-name="ce12">
            <text:p>1.448</text:p>
          </table:table-cell>
          <table:table-cell office:value-type="float" office:value="1848.2800359725952" table:style-name="ce12">
            <text:p>1.848</text:p>
          </table:table-cell>
          <table:table-cell office:value-type="float" office:value="5729.0801115036011" table:style-name="ce12">
            <text:p>5.729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20.8000373840332" table:style-name="ce12">
            <text:p>1.921</text:p>
          </table:table-cell>
          <table:table-cell office:value-type="float" office:value="715.40001392364502" table:style-name="ce12">
            <text:p>715</text:p>
          </table:table-cell>
          <table:table-cell office:value-type="float" office:value="0" table:style-name="ce12">
            <text:p>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989.80001926422119" table:style-name="ce12">
            <text:p>990</text:p>
          </table:table-cell>
          <table:table-cell office:value-type="float" office:value="1487.6400289535522" table:style-name="ce12">
            <text:p>1.488</text:p>
          </table:table-cell>
          <table:table-cell office:value-type="float" office:value="1352.4000263214111" table:style-name="ce12">
            <text:p>1.352</text:p>
          </table:table-cell>
          <table:table-cell office:value-type="float" office:value="509.60000991821289" table:style-name="ce12">
            <text:p>510</text:p>
          </table:table-cell>
          <table:table-cell office:value-type="float" office:value="423.36000823974609" table:style-name="ce12">
            <text:p>423</text:p>
          </table:table-cell>
          <table:table-cell office:value-type="float" office:value="789.88001537322998" table:style-name="ce12">
            <text:p>790</text:p>
          </table:table-cell>
          <table:table-cell office:value-type="float" office:value="1930.6000375747681" table:style-name="ce12">
            <text:p>1.93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119.56000232696533" table:style-name="ce12">
            <text:p>12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266.5201025009155" table:style-name="ce12">
            <text:p>5.267</text:p>
          </table:table-cell>
          <table:table-cell office:value-type="float" office:value="797.72001552581787" table:style-name="ce12">
            <text:p>79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4437.4400863647461" table:style-name="ce12">
            <text:p>4.437</text:p>
          </table:table-cell>
          <table:table-cell office:value-type="float" office:value="4359.0400848388672" table:style-name="ce12">
            <text:p>4.359</text:p>
          </table:table-cell>
          <table:table-cell office:value-type="float" office:value="3269.2800636291504" table:style-name="ce12">
            <text:p>3.269</text:p>
          </table:table-cell>
          <table:table-cell office:value-type="float" office:value="2105.0400409698486" table:style-name="ce12">
            <text:p>2.105</text:p>
          </table:table-cell>
          <table:table-cell office:value-type="float" office:value="1362.200026512146" table:style-name="ce12">
            <text:p>1.362</text:p>
          </table:table-cell>
          <table:table-cell office:value-type="float" office:value="1656.2000322341919" table:style-name="ce12">
            <text:p>1.656</text:p>
          </table:table-cell>
          <table:table-cell office:value-type="float" office:value="5333.1601037979126" table:style-name="ce12">
            <text:p>5.33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87.9600133895874" table:style-name="ce12">
            <text:p>688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60.56001091003418" table:style-name="ce12">
            <text:p>561</text:p>
          </table:table-cell>
          <table:table-cell office:value-type="float" office:value="466.48000907897949" table:style-name="ce12">
            <text:p>466</text:p>
          </table:table-cell>
          <table:table-cell office:value-type="float" office:value="466.48000907897949" table:style-name="ce12">
            <text:p>466</text:p>
          </table:table-cell>
          <table:table-cell office:value-type="float" office:value="311.64000606536865" table:style-name="ce12">
            <text:p>312</text:p>
          </table:table-cell>
          <table:table-cell office:value-type="float" office:value="221.48000431060791" table:style-name="ce12">
            <text:p>221</text:p>
          </table:table-cell>
          <table:table-cell office:value-type="float" office:value="188.16000366210938" table:style-name="ce12">
            <text:p>188</text:p>
          </table:table-cell>
          <table:table-cell office:value-type="float" office:value="699.72001361846924" table:style-name="ce12">
            <text:p>70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74.36000728607178" table:style-name="ce12">
            <text:p>374</text:p>
          </table:table-cell>
          <table:table-cell office:value-type="float" office:value="125.44000244140625" table:style-name="ce12">
            <text:p>1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27.32000637054443" table:style-name="ce12">
            <text:p>327</text:p>
          </table:table-cell>
          <table:table-cell office:value-type="float" office:value="321.44000625610352" table:style-name="ce12">
            <text:p>321</text:p>
          </table:table-cell>
          <table:table-cell office:value-type="float" office:value="258.72000503540039" table:style-name="ce12">
            <text:p>259</text:p>
          </table:table-cell>
          <table:table-cell office:value-type="float" office:value="186.2000036239624" table:style-name="ce12">
            <text:p>186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382.20000743865967" table:style-name="ce12">
            <text:p>382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727.1201114654541" table:style-name="ce12">
            <text:p>5.727</text:p>
          </table:table-cell>
          <table:table-cell office:value-type="float" office:value="1085.8400211334229" table:style-name="ce12">
            <text:p>1.086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4433.5200862884521" table:style-name="ce12">
            <text:p>4.434</text:p>
          </table:table-cell>
          <table:table-cell office:value-type="float" office:value="4625.6000900268555" table:style-name="ce12">
            <text:p>4.626</text:p>
          </table:table-cell>
          <table:table-cell office:value-type="float" office:value="3569.1600694656372" table:style-name="ce12">
            <text:p>3.569</text:p>
          </table:table-cell>
          <table:table-cell office:value-type="float" office:value="1530.7600297927856" table:style-name="ce12">
            <text:p>1.531</text:p>
          </table:table-cell>
          <table:table-cell office:value-type="float" office:value="1432.760027885437" table:style-name="ce12">
            <text:p>1.433</text:p>
          </table:table-cell>
          <table:table-cell office:value-type="float" office:value="1799.2800350189209" table:style-name="ce12">
            <text:p>1.799</text:p>
          </table:table-cell>
          <table:table-cell office:value-type="float" office:value="5703.6001110076904" table:style-name="ce12">
            <text:p>5.704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554.2800302505493" table:style-name="ce12">
            <text:p>1.554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1076.040020942688" table:style-name="ce12">
            <text:p>1.076</text:p>
          </table:table-cell>
          <table:table-cell office:value-type="float" office:value="488.04000949859619" table:style-name="ce12">
            <text:p>488</text:p>
          </table:table-cell>
          <table:table-cell office:value-type="float" office:value="339.08000659942627" table:style-name="ce12">
            <text:p>339</text:p>
          </table:table-cell>
          <table:table-cell office:value-type="float" office:value="882.0000171661377" table:style-name="ce12">
            <text:p>882</text:p>
          </table:table-cell>
          <table:table-cell office:value-type="float" office:value="207.7600040435791" table:style-name="ce12">
            <text:p>208</text:p>
          </table:table-cell>
          <table:table-cell office:value-type="float" office:value="437.0800085067749" table:style-name="ce12">
            <text:p>437</text:p>
          </table:table-cell>
          <table:table-cell office:value-type="float" office:value="1497.4400291442871" table:style-name="ce12">
            <text:p>1.497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660.480110168457" table:style-name="ce12">
            <text:p>5.660</text:p>
          </table:table-cell>
          <table:table-cell office:value-type="float" office:value="1085.8400211334229" table:style-name="ce12">
            <text:p>1.086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4484.4800872802734" table:style-name="ce12">
            <text:p>4.484</text:p>
          </table:table-cell>
          <table:table-cell office:value-type="float" office:value="4641.2800903320313" table:style-name="ce12">
            <text:p>4.641</text:p>
          </table:table-cell>
          <table:table-cell office:value-type="float" office:value="3578.9600696563721" table:style-name="ce12">
            <text:p>3.579</text:p>
          </table:table-cell>
          <table:table-cell office:value-type="float" office:value="1746.3600339889526" table:style-name="ce12">
            <text:p>1.746</text:p>
          </table:table-cell>
          <table:table-cell office:value-type="float" office:value="1448.4400281906128" table:style-name="ce12">
            <text:p>1.448</text:p>
          </table:table-cell>
          <table:table-cell office:value-type="float" office:value="1848.2800359725952" table:style-name="ce12">
            <text:p>1.848</text:p>
          </table:table-cell>
          <table:table-cell office:value-type="float" office:value="5729.0801115036011" table:style-name="ce12">
            <text:p>5.729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27.440000534057617" table:style-name="ce12">
            <text:p>27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3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0" table:number-rows-spanned="1" table:style-name="ce19">
            <text:p>PROPORÇÃO PARA 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office:value-type="string" table:number-columns-spanned="10" table:number-rows-spanned="1" table:style-name="ce20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Não há separação de turmas</text:p>
          </table:table-cell>
          <table:table-cell office:value-type="string" table:style-name="ce2">
            <text:p>Por idade dos alunos</text:p>
          </table:table-cell>
          <table:table-cell office:value-type="string" table:style-name="ce2">
            <text:p>Por séries próximas</text:p>
          </table:table-cell>
          <table:table-cell office:value-type="string" table:style-name="ce2">
            <text:p>Por outro critéri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439.4000864028931" table:style-name="ce12">
            <text:p>4.439</text:p>
          </table:table-cell>
          <table:table-cell office:value-type="float" office:value="3580.920069694519" table:style-name="ce12">
            <text:p>3.581</text:p>
          </table:table-cell>
          <table:table-cell office:value-type="float" office:value="4560.9200887680054" table:style-name="ce12">
            <text:p>4.561</text:p>
          </table:table-cell>
          <table:table-cell office:value-type="float" office:value="2430.4000473022461" table:style-name="ce12">
            <text:p>2.430</text:p>
          </table:table-cell>
          <table:table-cell office:value-type="float" office:value="2879.2400560379028" table:style-name="ce12">
            <text:p>2.879</text:p>
          </table:table-cell>
          <table:table-cell office:value-type="float" office:value="1011.3600196838379" table:style-name="ce12">
            <text:p>1.011</text:p>
          </table:table-cell>
          <table:table-cell office:value-type="float" office:value="4594.2400894165039" table:style-name="ce12">
            <text:p>4.594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93.4400329589844" table:style-name="ce12">
            <text:p>1.693</text:p>
          </table:table-cell>
          <table:table-cell office:value-type="float" office:value="1066.2400207519531" table:style-name="ce12">
            <text:p>1.066</text:p>
          </table:table-cell>
          <table:table-cell office:value-type="float" office:value="1813.0000352859497" table:style-name="ce12">
            <text:p>1.813</text:p>
          </table:table-cell>
          <table:table-cell office:value-type="float" office:value="552.72001075744629" table:style-name="ce12">
            <text:p>553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1011.3600196838379" table:style-name="ce12">
            <text:p>1.011</text:p>
          </table:table-cell>
          <table:table-cell office:value-type="float" office:value="989.80001926422119" table:style-name="ce12">
            <text:p>990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Centro-Oeste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0" table:style-name="ce12">
            <text:p>0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96.04000186920166" table:style-name="ce12">
            <text:p>96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Nordeste</text:p>
          </table:table-cell>
          <table:table-cell office:value-type="float" office:value="4082.680079460144" table:style-name="ce12">
            <text:p>4.083</text:p>
          </table:table-cell>
          <table:table-cell office:value-type="float" office:value="3404.5200662612915" table:style-name="ce12">
            <text:p>3.405</text:p>
          </table:table-cell>
          <table:table-cell office:value-type="float" office:value="4110.1200799942017" table:style-name="ce12">
            <text:p>4.110</text:p>
          </table:table-cell>
          <table:table-cell office:value-type="float" office:value="2359.8400459289551" table:style-name="ce12">
            <text:p>2.360</text:p>
          </table:table-cell>
          <table:table-cell office:value-type="float" office:value="2879.2400560379028" table:style-name="ce12">
            <text:p>2.879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4437.4400863647461" table:style-name="ce12">
            <text:p>4.437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Sudeste</text:p>
          </table:table-cell>
          <table:table-cell office:value-type="float" office:value="392.00000762939453" table:style-name="ce12">
            <text:p>392</text:p>
          </table:table-cell>
          <table:table-cell office:value-type="float" office:value="246.96000480651855" table:style-name="ce12">
            <text:p>247</text:p>
          </table:table-cell>
          <table:table-cell office:value-type="float" office:value="676.20001316070557" table:style-name="ce12">
            <text:p>676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60.56001091003418" table:style-name="ce12">
            <text:p>561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Sul</text:p>
          </table:table-cell>
          <table:table-cell office:value-type="float" office:value="182.28000354766846" table:style-name="ce12">
            <text:p>182</text:p>
          </table:table-cell>
          <table:table-cell office:value-type="float" office:value="148.96000289916992" table:style-name="ce12">
            <text:p>149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127.40000247955322" table:style-name="ce12">
            <text:p>1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27.32000637054443" table:style-name="ce12">
            <text:p>327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439.4000864028931" table:style-name="ce12">
            <text:p>4.439</text:p>
          </table:table-cell>
          <table:table-cell office:value-type="float" office:value="3580.920069694519" table:style-name="ce12">
            <text:p>3.581</text:p>
          </table:table-cell>
          <table:table-cell office:value-type="float" office:value="4427.6400861740112" table:style-name="ce12">
            <text:p>4.428</text:p>
          </table:table-cell>
          <table:table-cell office:value-type="float" office:value="2426.4800472259521" table:style-name="ce12">
            <text:p>2.426</text:p>
          </table:table-cell>
          <table:table-cell office:value-type="float" office:value="2879.2400560379028" table:style-name="ce12">
            <text:p>2.879</text:p>
          </table:table-cell>
          <table:table-cell office:value-type="float" office:value="1011.3600196838379" table:style-name="ce12">
            <text:p>1.011</text:p>
          </table:table-cell>
          <table:table-cell office:value-type="float" office:value="4433.5200862884521" table:style-name="ce12">
            <text:p>4.434</text:p>
          </table:table-cell>
          <table:table-cell table:number-columns-repeated="16375" table:style-name="ce1"/>
        </table:table-row>
        <table:table-row table:style-name="ro6">
          <table:covered-table-cell/>
          <table:table-cell office:value-type="string" table:style-name="ce3">
            <text:p>Pública Estadual</text:p>
          </table:table-cell>
          <table:table-cell office:value-type="float" office:value="260.68000507354736" table:style-name="ce12">
            <text:p>261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1530.7600297927856" table:style-name="ce12">
            <text:p>1.531</text:p>
          </table:table-cell>
          <table:table-cell office:value-type="float" office:value="127.40000247955322" table:style-name="ce12">
            <text:p>127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1076.040020942688" table:style-name="ce12">
            <text:p>1.076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5">
            <text:p>Total – Públicas</text:p>
          </table:table-cell>
          <table:table-cell office:value-type="float" office:value="4439.4000864028931" table:style-name="ce12">
            <text:p>4.439</text:p>
          </table:table-cell>
          <table:table-cell office:value-type="float" office:value="3580.920069694519" table:style-name="ce12">
            <text:p>3.581</text:p>
          </table:table-cell>
          <table:table-cell office:value-type="float" office:value="4560.9200887680054" table:style-name="ce12">
            <text:p>4.561</text:p>
          </table:table-cell>
          <table:table-cell office:value-type="float" office:value="2430.4000473022461" table:style-name="ce12">
            <text:p>2.430</text:p>
          </table:table-cell>
          <table:table-cell office:value-type="float" office:value="2879.2400560379028" table:style-name="ce12">
            <text:p>2.879</text:p>
          </table:table-cell>
          <table:table-cell office:value-type="float" office:value="1011.3600196838379" table:style-name="ce12">
            <text:p>1.011</text:p>
          </table:table-cell>
          <table:table-cell office:value-type="float" office:value="4484.4800872802734" table:style-name="ce12">
            <text:p>4.484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3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4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9">
            <text:p>PROPORÇÃO PARA 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0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té 15</text:p>
          </table:table-cell>
          <table:table-cell office:value-type="string" table:style-name="ce2">
            <text:p>De 16 a 30</text:p>
          </table:table-cell>
          <table:table-cell office:value-type="string" table:style-name="ce2">
            <text:p>De 31 a 50</text:p>
          </table:table-cell>
          <table:table-cell office:value-type="string" table:style-name="ce2">
            <text:p>De 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921.5600957870483" table:style-name="ce12">
            <text:p>4.922</text:p>
          </table:table-cell>
          <table:table-cell office:value-type="float" office:value="3688.7200717926025" table:style-name="ce12">
            <text:p>3.689</text:p>
          </table:table-cell>
          <table:table-cell office:value-type="float" office:value="1738.5200338363647" table:style-name="ce12">
            <text:p>1.739</text:p>
          </table:table-cell>
          <table:table-cell office:value-type="float" office:value="119.56000232696533" table:style-name="ce12">
            <text:p>12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767.9200344085693" table:style-name="ce12">
            <text:p>1.768</text:p>
          </table:table-cell>
          <table:table-cell office:value-type="float" office:value="793.80001544952393" table:style-name="ce12">
            <text:p>794</text:p>
          </table:table-cell>
          <table:table-cell office:value-type="float" office:value="429.24000835418701" table:style-name="ce12">
            <text:p>429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15.680000305175781" table:style-name="ce12">
            <text:p>1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543.2800884246826" table:style-name="ce12">
            <text:p>4.543</text:p>
          </table:table-cell>
          <table:table-cell office:value-type="float" office:value="3571.1200695037842" table:style-name="ce12">
            <text:p>3.571</text:p>
          </table:table-cell>
          <table:table-cell office:value-type="float" office:value="1658.1600322723389" table:style-name="ce12">
            <text:p>1.658</text:p>
          </table:table-cell>
          <table:table-cell office:value-type="float" office:value="19.600000381469727" table:style-name="ce12">
            <text:p>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86.04001140594482" table:style-name="ce12">
            <text:p>586</text:p>
          </table:table-cell>
          <table:table-cell office:value-type="float" office:value="409.64000797271729" table:style-name="ce12">
            <text:p>410</text:p>
          </table:table-cell>
          <table:table-cell office:value-type="float" office:value="252.84000492095947" table:style-name="ce12">
            <text:p>253</text:p>
          </table:table-cell>
          <table:table-cell office:value-type="float" office:value="117.60000228881836" table:style-name="ce12">
            <text:p>11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1.44000625610352" table:style-name="ce12">
            <text:p>321</text:p>
          </table:table-cell>
          <table:table-cell office:value-type="float" office:value="231.28000450134277" table:style-name="ce12">
            <text:p>231</text:p>
          </table:table-cell>
          <table:table-cell office:value-type="float" office:value="164.6400032043457" table:style-name="ce12">
            <text:p>165</text:p>
          </table:table-cell>
          <table:table-cell office:value-type="float" office:value="3.9200000762939453" table:style-name="ce12">
            <text:p>4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62.6001024246216" table:style-name="ce12">
            <text:p>5.263</text:p>
          </table:table-cell>
          <table:table-cell office:value-type="float" office:value="3667.1600713729858" table:style-name="ce12">
            <text:p>3.667</text:p>
          </table:table-cell>
          <table:table-cell office:value-type="float" office:value="1666.0000324249268" table:style-name="ce12">
            <text:p>1.666</text:p>
          </table:table-cell>
          <table:table-cell office:value-type="float" office:value="117.60000228881836" table:style-name="ce12">
            <text:p>11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56.1600341796875" table:style-name="ce12">
            <text:p>1.756</text:p>
          </table:table-cell>
          <table:table-cell office:value-type="float" office:value="439.04000854492188" table:style-name="ce12">
            <text:p>439</text:p>
          </table:table-cell>
          <table:table-cell office:value-type="float" office:value="495.88000965118408" table:style-name="ce12">
            <text:p>496</text:p>
          </table:table-cell>
          <table:table-cell office:value-type="float" office:value="13.720000267028809" table:style-name="ce12">
            <text:p>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019.560097694397" table:style-name="ce12">
            <text:p>5.020</text:p>
          </table:table-cell>
          <table:table-cell office:value-type="float" office:value="3688.7200717926025" table:style-name="ce12">
            <text:p>3.689</text:p>
          </table:table-cell>
          <table:table-cell office:value-type="float" office:value="1738.5200338363647" table:style-name="ce12">
            <text:p>1.739</text:p>
          </table:table-cell>
          <table:table-cell office:value-type="float" office:value="119.56000232696533" table:style-name="ce12">
            <text:p>1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17.640000343322754" table:style-name="ce12">
            <text:p>1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PROPORÇÃO PARA 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704.0000915527344" table:style-name="ce12">
            <text:p>4.704</text:p>
          </table:table-cell>
          <table:table-cell office:value-type="float" office:value="5188.1201009750366" table:style-name="ce12">
            <text:p>5.188</text:p>
          </table:table-cell>
          <table:table-cell office:value-type="float" office:value="5048.9600982666016" table:style-name="ce12">
            <text:p>5.049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91.4800329208374" table:style-name="ce12">
            <text:p>1.691</text:p>
          </table:table-cell>
          <table:table-cell office:value-type="float" office:value="1875.7200365066528" table:style-name="ce12">
            <text:p>1.876</text:p>
          </table:table-cell>
          <table:table-cell office:value-type="float" office:value="1225.0000238418579" table:style-name="ce12">
            <text:p>1.22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74.480001449584961" table:style-name="ce12">
            <text:p>74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357.0800848007202" table:style-name="ce12">
            <text:p>4.357</text:p>
          </table:table-cell>
          <table:table-cell office:value-type="float" office:value="4790.2400932312012" table:style-name="ce12">
            <text:p>4.790</text:p>
          </table:table-cell>
          <table:table-cell office:value-type="float" office:value="4886.2800951004028" table:style-name="ce12">
            <text:p>4.88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25.32000827789307" table:style-name="ce12">
            <text:p>425</text:p>
          </table:table-cell>
          <table:table-cell office:value-type="float" office:value="599.76001167297363" table:style-name="ce12">
            <text:p>600</text:p>
          </table:table-cell>
          <table:table-cell office:value-type="float" office:value="270.48000526428223" table:style-name="ce12">
            <text:p>27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09.68000602722168" table:style-name="ce12">
            <text:p>310</text:p>
          </table:table-cell>
          <table:table-cell office:value-type="float" office:value="288.12000560760498" table:style-name="ce12">
            <text:p>288</text:p>
          </table:table-cell>
          <table:table-cell office:value-type="float" office:value="178.36000347137451" table:style-name="ce12">
            <text:p>17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166.5601005554199" table:style-name="ce12">
            <text:p>5.167</text:p>
          </table:table-cell>
          <table:table-cell office:value-type="float" office:value="5288.0801029205322" table:style-name="ce12">
            <text:p>5.288</text:p>
          </table:table-cell>
          <table:table-cell office:value-type="float" office:value="5005.8400974273682" table:style-name="ce12">
            <text:p>5.006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836.5200357437134" table:style-name="ce12">
            <text:p>1.837</text:p>
          </table:table-cell>
          <table:table-cell office:value-type="float" office:value="1852.2000360488892" table:style-name="ce12">
            <text:p>1.852</text:p>
          </table:table-cell>
          <table:table-cell office:value-type="float" office:value="697.76001358032227" table:style-name="ce12">
            <text:p>69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849.0400943756104" table:style-name="ce12">
            <text:p>4.849</text:p>
          </table:table-cell>
          <table:table-cell office:value-type="float" office:value="5197.9201011657715" table:style-name="ce12">
            <text:p>5.198</text:p>
          </table:table-cell>
          <table:table-cell office:value-type="float" office:value="5047.0000982284546" table:style-name="ce12">
            <text:p>5.047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54.880001068115234" table:style-name="ce12">
            <text:p>5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5" table:number-rows-spanned="1" table:style-name="ce19">
            <text:p>PROPORÇÃO PARA 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0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2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24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751.0400924682617" table:style-name="ce12">
            <text:p>4.751</text:p>
          </table:table-cell>
          <table:table-cell office:value-type="float" office:value="6175.9601202011108" table:style-name="ce12">
            <text:p>6.176</text:p>
          </table:table-cell>
          <table:table-cell office:value-type="float" office:value="184.24000358581543" table:style-name="ce12">
            <text:p>184</text:p>
          </table:table-cell>
          <table:table-cell office:value-type="string" table:style-name="ce12">
            <text:p>-</text:p>
          </table:table-cell>
          <table:table-cell office:value-type="float" office:value="4533.4800882339478" table:style-name="ce12">
            <text:p>4.533</text:p>
          </table:table-cell>
          <table:table-cell office:value-type="float" office:value="5983.8801164627075" table:style-name="ce12">
            <text:p>5.984</text:p>
          </table:table-cell>
          <table:table-cell office:value-type="float" office:value="156.80000305175781" table:style-name="ce12">
            <text:p>157</text:p>
          </table:table-cell>
          <table:table-cell office:value-type="string" table:style-name="ce12">
            <text:p>-</text:p>
          </table:table-cell>
          <table:table-cell office:value-type="float" office:value="1885.5200366973877" table:style-name="ce12">
            <text:p>1.886</text:p>
          </table:table-cell>
          <table:table-cell office:value-type="float" office:value="4684.4000911712646" table:style-name="ce12">
            <text:p>4.684</text:p>
          </table:table-cell>
          <table:table-cell office:value-type="float" office:value="184.24000358581543" table:style-name="ce12">
            <text:p>184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48.4000301361084" table:style-name="ce12">
            <text:p>1.548</text:p>
          </table:table-cell>
          <table:table-cell office:value-type="float" office:value="2085.4400405883789" table:style-name="ce12">
            <text:p>2.08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77.8800268173218" table:style-name="ce12">
            <text:p>1.378</text:p>
          </table:table-cell>
          <table:table-cell office:value-type="float" office:value="2016.8400392532349" table:style-name="ce12">
            <text:p>2.01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95.88000965118408" table:style-name="ce12">
            <text:p>496</text:p>
          </table:table-cell>
          <table:table-cell office:value-type="float" office:value="1642.4800319671631" table:style-name="ce12">
            <text:p>1.64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455.0800867080688" table:style-name="ce12">
            <text:p>4.455</text:p>
          </table:table-cell>
          <table:table-cell office:value-type="float" office:value="5762.4001121520996" table:style-name="ce12">
            <text:p>5.76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268.8800830841064" table:style-name="ce12">
            <text:p>4.269</text:p>
          </table:table-cell>
          <table:table-cell office:value-type="float" office:value="5578.1601085662842" table:style-name="ce12">
            <text:p>5.57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773.8000345230103" table:style-name="ce12">
            <text:p>1.774</text:p>
          </table:table-cell>
          <table:table-cell office:value-type="float" office:value="4351.2000846862793" table:style-name="ce12">
            <text:p>4.35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17.44001007080078" table:style-name="ce12">
            <text:p>517</text:p>
          </table:table-cell>
          <table:table-cell office:value-type="float" office:value="693.84001350402832" table:style-name="ce12">
            <text:p>694</text:p>
          </table:table-cell>
          <table:table-cell office:value-type="float" office:value="184.24000358581543" table:style-name="ce12">
            <text:p>184</text:p>
          </table:table-cell>
          <table:table-cell office:value-type="string" table:style-name="ce12">
            <text:p>-</text:p>
          </table:table-cell>
          <table:table-cell office:value-type="float" office:value="562.52001094818115" table:style-name="ce12">
            <text:p>563</text:p>
          </table:table-cell>
          <table:table-cell office:value-type="float" office:value="676.20001316070557" table:style-name="ce12">
            <text:p>676</text:p>
          </table:table-cell>
          <table:table-cell office:value-type="float" office:value="156.80000305175781" table:style-name="ce12">
            <text:p>157</text:p>
          </table:table-cell>
          <table:table-cell office:value-type="string" table:style-name="ce12">
            <text:p>-</text:p>
          </table:table-cell>
          <table:table-cell office:value-type="float" office:value="309.68000602722168" table:style-name="ce12">
            <text:p>310</text:p>
          </table:table-cell>
          <table:table-cell office:value-type="float" office:value="468.44000911712646" table:style-name="ce12">
            <text:p>468</text:p>
          </table:table-cell>
          <table:table-cell office:value-type="float" office:value="184.24000358581543" table:style-name="ce12">
            <text:p>184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39.12000465393066" table:style-name="ce12">
            <text:p>239</text:p>
          </table:table-cell>
          <table:table-cell office:value-type="float" office:value="297.92000579833984" table:style-name="ce12">
            <text:p>29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29.28000640869141" table:style-name="ce12">
            <text:p>329</text:p>
          </table:table-cell>
          <table:table-cell office:value-type="float" office:value="393.9600076675415" table:style-name="ce12">
            <text:p>39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56.76000499725342" table:style-name="ce12">
            <text:p>257</text:p>
          </table:table-cell>
          <table:table-cell office:value-type="float" office:value="299.88000583648682" table:style-name="ce12">
            <text:p>30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74.6000909805298" table:style-name="ce12">
            <text:p>4.675</text:p>
          </table:table-cell>
          <table:table-cell office:value-type="float" office:value="6187.7201204299927" table:style-name="ce12">
            <text:p>6.188</text:p>
          </table:table-cell>
          <table:table-cell office:value-type="float" office:value="184.24000358581543" table:style-name="ce12">
            <text:p>184</text:p>
          </table:table-cell>
          <table:table-cell office:value-type="string" table:style-name="ce12">
            <text:p>-</text:p>
          </table:table-cell>
          <table:table-cell office:value-type="float" office:value="4312.0000839233398" table:style-name="ce12">
            <text:p>4.312</text:p>
          </table:table-cell>
          <table:table-cell office:value-type="float" office:value="6081.8801183700562" table:style-name="ce12">
            <text:p>6.082</text:p>
          </table:table-cell>
          <table:table-cell office:value-type="float" office:value="156.80000305175781" table:style-name="ce12">
            <text:p>157</text:p>
          </table:table-cell>
          <table:table-cell office:value-type="string" table:style-name="ce12">
            <text:p>-</text:p>
          </table:table-cell>
          <table:table-cell office:value-type="float" office:value="1170.1200227737427" table:style-name="ce12">
            <text:p>1.170</text:p>
          </table:table-cell>
          <table:table-cell office:value-type="float" office:value="5015.640097618103" table:style-name="ce12">
            <text:p>5.016</text:p>
          </table:table-cell>
          <table:table-cell office:value-type="float" office:value="184.24000358581543" table:style-name="ce12">
            <text:p>184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801.2400350570679" table:style-name="ce12">
            <text:p>1.801</text:p>
          </table:table-cell>
          <table:table-cell office:value-type="float" office:value="501.760009765625" table:style-name="ce12">
            <text:p>50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546.4400300979614" table:style-name="ce12">
            <text:p>1.546</text:p>
          </table:table-cell>
          <table:table-cell office:value-type="float" office:value="1078.000020980835" table:style-name="ce12">
            <text:p>1.07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68.40001106262207" table:style-name="ce12">
            <text:p>568</text:p>
          </table:table-cell>
          <table:table-cell office:value-type="float" office:value="1787.5200347900391" table:style-name="ce12">
            <text:p>1.78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711.8400917053223" table:style-name="ce12">
            <text:p>4.712</text:p>
          </table:table-cell>
          <table:table-cell office:value-type="float" office:value="6175.9601202011108" table:style-name="ce12">
            <text:p>6.176</text:p>
          </table:table-cell>
          <table:table-cell office:value-type="float" office:value="184.24000358581543" table:style-name="ce12">
            <text:p>184</text:p>
          </table:table-cell>
          <table:table-cell office:value-type="string" table:style-name="ce12">
            <text:p>-</text:p>
          </table:table-cell>
          <table:table-cell office:value-type="float" office:value="4441.36008644104" table:style-name="ce12">
            <text:p>4.441</text:p>
          </table:table-cell>
          <table:table-cell office:value-type="float" office:value="5983.8801164627075" table:style-name="ce12">
            <text:p>5.984</text:p>
          </table:table-cell>
          <table:table-cell office:value-type="float" office:value="156.80000305175781" table:style-name="ce12">
            <text:p>157</text:p>
          </table:table-cell>
          <table:table-cell office:value-type="string" table:style-name="ce12">
            <text:p>-</text:p>
          </table:table-cell>
          <table:table-cell office:value-type="float" office:value="1297.5200252532959" table:style-name="ce12">
            <text:p>1.298</text:p>
          </table:table-cell>
          <table:table-cell office:value-type="float" office:value="4686.3600912094116" table:style-name="ce12">
            <text:p>4.686</text:p>
          </table:table-cell>
          <table:table-cell office:value-type="float" office:value="184.24000358581543" table:style-name="ce12">
            <text:p>184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3.5600271224976" table:style-name="ce12">
            <text:p>1.394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13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9">
            <text:p>PROPORÇÃO PARA O INDICADOR B1B – ESCOLAS RURAI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20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7" table:number-rows-spanned="1" table:style-name="ce15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2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2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764.7600927352905" table:style-name="ce12">
            <text:p>4.765</text:p>
          </table:table-cell>
          <table:table-cell office:value-type="float" office:value="1550.3600301742554" table:style-name="ce12">
            <text:p>1.550</text:p>
          </table:table-cell>
          <table:table-cell office:value-type="float" office:value="215.60000419616699" table:style-name="ce12">
            <text:p>216</text:p>
          </table:table-cell>
          <table:table-cell office:value-type="float" office:value="480.2000093460083" table:style-name="ce12">
            <text:p>480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6175.9601202011108" table:style-name="ce12">
            <text:p>6.176</text:p>
          </table:table-cell>
          <table:table-cell office:value-type="float" office:value="4506.0400876998901" table:style-name="ce12">
            <text:p>4.506</text:p>
          </table:table-cell>
          <table:table-cell office:value-type="float" office:value="566.4400110244751" table:style-name="ce12">
            <text:p>566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5983.8801164627075" table:style-name="ce12">
            <text:p>5.984</text:p>
          </table:table-cell>
          <table:table-cell office:value-type="float" office:value="1860.0400362014771" table:style-name="ce12">
            <text:p>1.860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4682.4400911331177" table:style-name="ce12">
            <text:p>4.68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15.0800294876099" table:style-name="ce12">
            <text:p>1.515</text:p>
          </table:table-cell>
          <table:table-cell office:value-type="float" office:value="435.12000846862793" table:style-name="ce12">
            <text:p>435</text:p>
          </table:table-cell>
          <table:table-cell office:value-type="float" office:value="0" table:style-name="ce12">
            <text:p>0</text:p>
          </table:table-cell>
          <table:table-cell office:value-type="float" office:value="423.36000823974609" table:style-name="ce12">
            <text:p>4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85.4400405883789" table:style-name="ce12">
            <text:p>2.085</text:p>
          </table:table-cell>
          <table:table-cell office:value-type="float" office:value="1377.8800268173218" table:style-name="ce12">
            <text:p>1.378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2016.8400392532349" table:style-name="ce12">
            <text:p>2.017</text:p>
          </table:table-cell>
          <table:table-cell office:value-type="float" office:value="444.92000865936279" table:style-name="ce12">
            <text:p>445</text:p>
          </table:table-cell>
          <table:table-cell office:value-type="float" office:value="231.28000450134277" table:style-name="ce12">
            <text:p>231</text:p>
          </table:table-cell>
          <table:table-cell office:value-type="float" office:value="0" table:style-name="ce12">
            <text:p>0</text:p>
          </table:table-cell>
          <table:table-cell office:value-type="float" office:value="1642.4800319671631" table:style-name="ce12">
            <text:p>1.6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35.280000686645508" table:style-name="ce12">
            <text:p>35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82.320001602172852" table:style-name="ce12">
            <text:p>8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466.8400869369507" table:style-name="ce12">
            <text:p>4.467</text:p>
          </table:table-cell>
          <table:table-cell office:value-type="float" office:value="1401.4000272750854" table:style-name="ce12">
            <text:p>1.401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5762.4001121520996" table:style-name="ce12">
            <text:p>5.762</text:p>
          </table:table-cell>
          <table:table-cell office:value-type="float" office:value="4239.4800825119019" table:style-name="ce12">
            <text:p>4.239</text:p>
          </table:table-cell>
          <table:table-cell office:value-type="float" office:value="519.40001010894775" table:style-name="ce12">
            <text:p>519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5578.1601085662842" table:style-name="ce12">
            <text:p>5.578</text:p>
          </table:table-cell>
          <table:table-cell office:value-type="float" office:value="1769.8800344467163" table:style-name="ce12">
            <text:p>1.770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4351.2000846862793" table:style-name="ce12">
            <text:p>4.3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62.52001094818115" table:style-name="ce12">
            <text:p>563</text:p>
          </table:table-cell>
          <table:table-cell office:value-type="float" office:value="405.72000789642334" table:style-name="ce12">
            <text:p>406</text:p>
          </table:table-cell>
          <table:table-cell office:value-type="float" office:value="170.52000331878662" table:style-name="ce12">
            <text:p>171</text:p>
          </table:table-cell>
          <table:table-cell office:value-type="float" office:value="205.80000400543213" table:style-name="ce12">
            <text:p>206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0" table:style-name="ce12">
            <text:p>0</text:p>
          </table:table-cell>
          <table:table-cell office:value-type="float" office:value="703.64001369476318" table:style-name="ce12">
            <text:p>704</text:p>
          </table:table-cell>
          <table:table-cell office:value-type="float" office:value="558.60001087188721" table:style-name="ce12">
            <text:p>559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678.16001319885254" table:style-name="ce12">
            <text:p>678</text:p>
          </table:table-cell>
          <table:table-cell office:value-type="float" office:value="256.76000499725342" table:style-name="ce12">
            <text:p>257</text:p>
          </table:table-cell>
          <table:table-cell office:value-type="float" office:value="129.3600025177002" table:style-name="ce12">
            <text:p>129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448.84000873565674" table:style-name="ce12">
            <text:p>44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50.84000682830811" table:style-name="ce12">
            <text:p>351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125.44000244140625" table:style-name="ce12">
            <text:p>125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297.92000579833984" table:style-name="ce12">
            <text:p>298</text:p>
          </table:table-cell>
          <table:table-cell office:value-type="float" office:value="327.32000637054443" table:style-name="ce12">
            <text:p>327</text:p>
          </table:table-cell>
          <table:table-cell office:value-type="float" office:value="145.04000282287598" table:style-name="ce12">
            <text:p>145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393.9600076675415" table:style-name="ce12">
            <text:p>394</text:p>
          </table:table-cell>
          <table:table-cell office:value-type="float" office:value="235.20000457763672" table:style-name="ce12">
            <text:p>235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299.88000583648682" table:style-name="ce12">
            <text:p>300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47.1600904464722" table:style-name="ce12">
            <text:p>4.647</text:p>
          </table:table-cell>
          <table:table-cell office:value-type="float" office:value="1524.8800296783447" table:style-name="ce12">
            <text:p>1.525</text:p>
          </table:table-cell>
          <table:table-cell office:value-type="float" office:value="150.92000293731689" table:style-name="ce12">
            <text:p>151</text:p>
          </table:table-cell>
          <table:table-cell office:value-type="float" office:value="201.88000392913818" table:style-name="ce12">
            <text:p>202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6189.6801204681396" table:style-name="ce12">
            <text:p>6.190</text:p>
          </table:table-cell>
          <table:table-cell office:value-type="float" office:value="4278.6800832748413" table:style-name="ce12">
            <text:p>4.279</text:p>
          </table:table-cell>
          <table:table-cell office:value-type="float" office:value="554.68001079559326" table:style-name="ce12">
            <text:p>555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6083.8401184082031" table:style-name="ce12">
            <text:p>6.084</text:p>
          </table:table-cell>
          <table:table-cell office:value-type="float" office:value="1144.640022277832" table:style-name="ce12">
            <text:p>1.145</text:p>
          </table:table-cell>
          <table:table-cell office:value-type="float" office:value="192.08000373840332" table:style-name="ce12">
            <text:p>192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5013.6800975799561" table:style-name="ce12">
            <text:p>5.01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24.8000335693359" table:style-name="ce12">
            <text:p>1.725</text:p>
          </table:table-cell>
          <table:table-cell office:value-type="float" office:value="321.44000625610352" table:style-name="ce12">
            <text:p>321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437.0800085067749" table:style-name="ce12">
            <text:p>437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0" table:style-name="ce12">
            <text:p>0</text:p>
          </table:table-cell>
          <table:table-cell office:value-type="float" office:value="501.760009765625" table:style-name="ce12">
            <text:p>502</text:p>
          </table:table-cell>
          <table:table-cell office:value-type="float" office:value="1542.5200300216675" table:style-name="ce12">
            <text:p>1.543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078.000020980835" table:style-name="ce12">
            <text:p>1.078</text:p>
          </table:table-cell>
          <table:table-cell office:value-type="float" office:value="523.3200101852417" table:style-name="ce12">
            <text:p>523</text:p>
          </table:table-cell>
          <table:table-cell office:value-type="float" office:value="237.16000461578369" table:style-name="ce12">
            <text:p>237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1787.5200347900391" table:style-name="ce12">
            <text:p>1.78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711.8400917053223" table:style-name="ce12">
            <text:p>4.712</text:p>
          </table:table-cell>
          <table:table-cell office:value-type="float" office:value="1550.3600301742554" table:style-name="ce12">
            <text:p>1.550</text:p>
          </table:table-cell>
          <table:table-cell office:value-type="float" office:value="215.60000419616699" table:style-name="ce12">
            <text:p>216</text:p>
          </table:table-cell>
          <table:table-cell office:value-type="float" office:value="480.2000093460083" table:style-name="ce12">
            <text:p>480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6175.9601202011108" table:style-name="ce12">
            <text:p>6.176</text:p>
          </table:table-cell>
          <table:table-cell office:value-type="float" office:value="4411.9600858688354" table:style-name="ce12">
            <text:p>4.412</text:p>
          </table:table-cell>
          <table:table-cell office:value-type="float" office:value="566.4400110244751" table:style-name="ce12">
            <text:p>566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5983.8801164627075" table:style-name="ce12">
            <text:p>5.984</text:p>
          </table:table-cell>
          <table:table-cell office:value-type="float" office:value="1256.3600244522095" table:style-name="ce12">
            <text:p>1.256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4684.4000911712646" table:style-name="ce12">
            <text:p>4.68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1393.5600271224976" table:style-name="ce12">
            <text:p>1.394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113.68000221252441" table:style-name="ce12">
            <text:p>11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3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9">
            <text:p>PROPORÇÃO PARA 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20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2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24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751.4400730133057" table:style-name="ce12">
            <text:p>3.751</text:p>
          </table:table-cell>
          <table:table-cell office:value-type="float" office:value="3573.0800695419312" table:style-name="ce12">
            <text:p>3.573</text:p>
          </table:table-cell>
          <table:table-cell office:value-type="float" office:value="513.52000999450684" table:style-name="ce12">
            <text:p>514</text:p>
          </table:table-cell>
          <table:table-cell office:value-type="float" office:value="221.48000431060791" table:style-name="ce12">
            <text:p>221</text:p>
          </table:table-cell>
          <table:table-cell office:value-type="float" office:value="6032.8801174163818" table:style-name="ce12">
            <text:p>6.033</text:p>
          </table:table-cell>
          <table:table-cell office:value-type="float" office:value="3982.7200775146484" table:style-name="ce12">
            <text:p>3.983</text:p>
          </table:table-cell>
          <table:table-cell office:value-type="float" office:value="3045.8400592803955" table:style-name="ce12">
            <text:p>3.046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5983.8801164627075" table:style-name="ce12">
            <text:p>5.984</text:p>
          </table:table-cell>
          <table:table-cell office:value-type="float" office:value="319.48000621795654" table:style-name="ce12">
            <text:p>319</text:p>
          </table:table-cell>
          <table:table-cell office:value-type="float" office:value="1787.5200347900391" table:style-name="ce12">
            <text:p>1.788</text:p>
          </table:table-cell>
          <table:table-cell office:value-type="float" office:value="141.12000274658203" table:style-name="ce12">
            <text:p>141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4643.2400903701782" table:style-name="ce12">
            <text:p>4.64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44.80001449584961" table:style-name="ce12">
            <text:p>745</text:p>
          </table:table-cell>
          <table:table-cell office:value-type="float" office:value="1056.4400205612183" table:style-name="ce12">
            <text:p>1.056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2093.2800407409668" table:style-name="ce12">
            <text:p>2.093</text:p>
          </table:table-cell>
          <table:table-cell office:value-type="float" office:value="1003.52001953125" table:style-name="ce12">
            <text:p>1.004</text:p>
          </table:table-cell>
          <table:table-cell office:value-type="float" office:value="1095.6400213241577" table:style-name="ce12">
            <text:p>1.09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14.8800392150879" table:style-name="ce12">
            <text:p>2.015</text:p>
          </table:table-cell>
          <table:table-cell office:value-type="float" office:value="229.3200044631958" table:style-name="ce12">
            <text:p>229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1544.4800300598145" table:style-name="ce12">
            <text:p>1.54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56.840001106262207" table:style-name="ce12">
            <text:p>57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35.280000686645508" table:style-name="ce12">
            <text:p>35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80.360001564025879" table:style-name="ce12">
            <text:p>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653.440071105957" table:style-name="ce12">
            <text:p>3.653</text:p>
          </table:table-cell>
          <table:table-cell office:value-type="float" office:value="3351.6000652313232" table:style-name="ce12">
            <text:p>3.352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5605.6001091003418" table:style-name="ce12">
            <text:p>5.606</text:p>
          </table:table-cell>
          <table:table-cell office:value-type="float" office:value="3839.6400747299194" table:style-name="ce12">
            <text:p>3.840</text:p>
          </table:table-cell>
          <table:table-cell office:value-type="float" office:value="2771.4400539398193" table:style-name="ce12">
            <text:p>2.771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5578.1601085662842" table:style-name="ce12">
            <text:p>5.578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1769.8800344467163" table:style-name="ce12">
            <text:p>1.770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0" table:style-name="ce12">
            <text:p>0</text:p>
          </table:table-cell>
          <table:table-cell office:value-type="float" office:value="4351.2000846862793" table:style-name="ce12">
            <text:p>4.3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90.04000759124756" table:style-name="ce12">
            <text:p>390</text:p>
          </table:table-cell>
          <table:table-cell office:value-type="float" office:value="531.16001033782959" table:style-name="ce12">
            <text:p>531</text:p>
          </table:table-cell>
          <table:table-cell office:value-type="float" office:value="413.56000804901123" table:style-name="ce12">
            <text:p>414</text:p>
          </table:table-cell>
          <table:table-cell office:value-type="float" office:value="176.40000343322754" table:style-name="ce12">
            <text:p>176</text:p>
          </table:table-cell>
          <table:table-cell office:value-type="float" office:value="705.60001373291016" table:style-name="ce12">
            <text:p>706</text:p>
          </table:table-cell>
          <table:table-cell office:value-type="float" office:value="278.32000541687012" table:style-name="ce12">
            <text:p>278</text:p>
          </table:table-cell>
          <table:table-cell office:value-type="float" office:value="533.12001037597656" table:style-name="ce12">
            <text:p>533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78.16001319885254" table:style-name="ce12">
            <text:p>678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180.32000350952148" table:style-name="ce12">
            <text:p>18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411.60000801086426" table:style-name="ce12">
            <text:p>41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350.84000682830811" table:style-name="ce12">
            <text:p>351</text:p>
          </table:table-cell>
          <table:table-cell office:value-type="float" office:value="288.12000560760498" table:style-name="ce12">
            <text:p>288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313.60000610351563" table:style-name="ce12">
            <text:p>314</text:p>
          </table:table-cell>
          <table:table-cell office:value-type="float" office:value="170.52000331878662" table:style-name="ce12">
            <text:p>171</text:p>
          </table:table-cell>
          <table:table-cell office:value-type="float" office:value="327.32000637054443" table:style-name="ce12">
            <text:p>327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0" table:style-name="ce12">
            <text:p>0</text:p>
          </table:table-cell>
          <table:table-cell office:value-type="float" office:value="393.9600076675415" table:style-name="ce12">
            <text:p>394</text:p>
          </table:table-cell>
          <table:table-cell office:value-type="float" office:value="127.40000247955322" table:style-name="ce12">
            <text:p>127</text:p>
          </table:table-cell>
          <table:table-cell office:value-type="float" office:value="172.48000335693359" table:style-name="ce12">
            <text:p>172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268.52000522613525" table:style-name="ce12">
            <text:p>269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41.6400728225708" table:style-name="ce12">
            <text:p>3.742</text:p>
          </table:table-cell>
          <table:table-cell office:value-type="float" office:value="3300.640064239502" table:style-name="ce12">
            <text:p>3.301</text:p>
          </table:table-cell>
          <table:table-cell office:value-type="float" office:value="429.24000835418701" table:style-name="ce12">
            <text:p>429</text:p>
          </table:table-cell>
          <table:table-cell office:value-type="float" office:value="182.28000354766846" table:style-name="ce12">
            <text:p>182</text:p>
          </table:table-cell>
          <table:table-cell office:value-type="float" office:value="6066.2001180648804" table:style-name="ce12">
            <text:p>6.066</text:p>
          </table:table-cell>
          <table:table-cell office:value-type="float" office:value="3806.3200740814209" table:style-name="ce12">
            <text:p>3.806</text:p>
          </table:table-cell>
          <table:table-cell office:value-type="float" office:value="2734.2000532150269" table:style-name="ce12">
            <text:p>2.734</text:p>
          </table:table-cell>
          <table:table-cell office:value-type="float" office:value="160.72000312805176" table:style-name="ce12">
            <text:p>161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6081.8801183700562" table:style-name="ce12">
            <text:p>6.082</text:p>
          </table:table-cell>
          <table:table-cell office:value-type="float" office:value="211.68000411987305" table:style-name="ce12">
            <text:p>212</text:p>
          </table:table-cell>
          <table:table-cell office:value-type="float" office:value="1132.8800220489502" table:style-name="ce12">
            <text:p>1.133</text:p>
          </table:table-cell>
          <table:table-cell office:value-type="float" office:value="123.48000240325928" table:style-name="ce12">
            <text:p>123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5013.6800975799561" table:style-name="ce12">
            <text:p>5.01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1079.9600210189819" table:style-name="ce12">
            <text:p>1.080</text:p>
          </table:table-cell>
          <table:table-cell office:value-type="float" office:value="327.32000637054443" table:style-name="ce12">
            <text:p>327</text:p>
          </table:table-cell>
          <table:table-cell office:value-type="float" office:value="125.44000244140625" table:style-name="ce12">
            <text:p>125</text:p>
          </table:table-cell>
          <table:table-cell office:value-type="float" office:value="1481.7600288391113" table:style-name="ce12">
            <text:p>1.482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1542.5200300216675" table:style-name="ce12">
            <text:p>1.543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0" table:style-name="ce12">
            <text:p>0</text:p>
          </table:table-cell>
          <table:table-cell office:value-type="float" office:value="1079.9600210189819" table:style-name="ce12">
            <text:p>1.080</text:p>
          </table:table-cell>
          <table:table-cell office:value-type="float" office:value="239.12000465393066" table:style-name="ce12">
            <text:p>239</text:p>
          </table:table-cell>
          <table:table-cell office:value-type="float" office:value="199.92000389099121" table:style-name="ce12">
            <text:p>200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842.4000358581543" table:style-name="ce12">
            <text:p>1.8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751.4400730133057" table:style-name="ce12">
            <text:p>3.751</text:p>
          </table:table-cell>
          <table:table-cell office:value-type="float" office:value="3394.7200660705566" table:style-name="ce12">
            <text:p>3.395</text:p>
          </table:table-cell>
          <table:table-cell office:value-type="float" office:value="513.52000999450684" table:style-name="ce12">
            <text:p>514</text:p>
          </table:table-cell>
          <table:table-cell office:value-type="float" office:value="219.52000427246094" table:style-name="ce12">
            <text:p>220</text:p>
          </table:table-cell>
          <table:table-cell office:value-type="float" office:value="6032.8801174163818" table:style-name="ce12">
            <text:p>6.033</text:p>
          </table:table-cell>
          <table:table-cell office:value-type="float" office:value="3808.2800741195679" table:style-name="ce12">
            <text:p>3.808</text:p>
          </table:table-cell>
          <table:table-cell office:value-type="float" office:value="3045.8400592803955" table:style-name="ce12">
            <text:p>3.046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5983.8801164627075" table:style-name="ce12">
            <text:p>5.984</text:p>
          </table:table-cell>
          <table:table-cell office:value-type="float" office:value="319.48000621795654" table:style-name="ce12">
            <text:p>319</text:p>
          </table:table-cell>
          <table:table-cell office:value-type="float" office:value="1150.5200223922729" table:style-name="ce12">
            <text:p>1.151</text:p>
          </table:table-cell>
          <table:table-cell office:value-type="float" office:value="139.16000270843506" table:style-name="ce12">
            <text:p>139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4645.2000904083252" table:style-name="ce12">
            <text:p>4.64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393.5600271224976" table:style-name="ce12">
            <text:p>1.394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0" table:style-name="ce12">
            <text:p>0</text:p>
          </table:table-cell>
          <table:table-cell office:value-type="float" office:value="1393.5600271224976" table:style-name="ce12">
            <text:p>1.394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115.64000225067139" table:style-name="ce12">
            <text:p>11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3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8" table:number-rows-spanned="1" table:style-name="ce19">
            <text:p>PROPORÇÃO PARA 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20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2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24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De 1 a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De 21 ou mais</text:p>
          </table:table-cell>
          <table:table-cell office:value-type="string" table:style-name="ce2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249.2800827026367" table:style-name="ce12">
            <text:p>4.249</text:p>
          </table:table-cell>
          <table:table-cell office:value-type="float" office:value="2595.0400505065918" table:style-name="ce12">
            <text:p>2.595</text:p>
          </table:table-cell>
          <table:table-cell office:value-type="float" office:value="1536.6400299072266" table:style-name="ce12">
            <text:p>1.537</text:p>
          </table:table-cell>
          <table:table-cell office:value-type="float" office:value="192.08000373840332" table:style-name="ce12">
            <text:p>192</text:p>
          </table:table-cell>
          <table:table-cell office:value-type="float" office:value="6032.8801174163818" table:style-name="ce12">
            <text:p>6.033</text:p>
          </table:table-cell>
          <table:table-cell office:value-type="float" office:value="4082.680079460144" table:style-name="ce12">
            <text:p>4.083</text:p>
          </table:table-cell>
          <table:table-cell office:value-type="float" office:value="2742.0400533676147" table:style-name="ce12">
            <text:p>2.742</text:p>
          </table:table-cell>
          <table:table-cell office:value-type="float" office:value="558.60001087188721" table:style-name="ce12">
            <text:p>559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5983.8801164627075" table:style-name="ce12">
            <text:p>5.984</text:p>
          </table:table-cell>
          <table:table-cell office:value-type="float" office:value="1775.7600345611572" table:style-name="ce12">
            <text:p>1.776</text:p>
          </table:table-cell>
          <table:table-cell office:value-type="float" office:value="264.60000514984131" table:style-name="ce12">
            <text:p>265</text:p>
          </table:table-cell>
          <table:table-cell office:value-type="float" office:value="297.92000579833984" table:style-name="ce12">
            <text:p>298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4643.2400903701782" table:style-name="ce12">
            <text:p>4.643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29.12001419067383" table:style-name="ce12">
            <text:p>729</text:p>
          </table:table-cell>
          <table:table-cell office:value-type="float" office:value="936.88001823425293" table:style-name="ce12">
            <text:p>937</text:p>
          </table:table-cell>
          <table:table-cell office:value-type="float" office:value="595.84001159667969" table:style-name="ce12">
            <text:p>596</text:p>
          </table:table-cell>
          <table:table-cell office:value-type="float" office:value="0" table:style-name="ce12">
            <text:p>0</text:p>
          </table:table-cell>
          <table:table-cell office:value-type="float" office:value="2093.2800407409668" table:style-name="ce12">
            <text:p>2.093</text:p>
          </table:table-cell>
          <table:table-cell office:value-type="float" office:value="1107.4000215530396" table:style-name="ce12">
            <text:p>1.107</text:p>
          </table:table-cell>
          <table:table-cell office:value-type="float" office:value="991.76001930236816" table:style-name="ce12">
            <text:p>99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14.8800392150879" table:style-name="ce12">
            <text:p>2.015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225.40000438690186" table:style-name="ce12">
            <text:p>225</text:p>
          </table:table-cell>
          <table:table-cell office:value-type="float" office:value="0" table:style-name="ce12">
            <text:p>0</text:p>
          </table:table-cell>
          <table:table-cell office:value-type="float" office:value="1544.4800300598145" table:style-name="ce12">
            <text:p>1.54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0" table:style-name="ce12">
            <text:p>0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80.360001564025879" table:style-name="ce12">
            <text:p>8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145.4000806808472" table:style-name="ce12">
            <text:p>4.145</text:p>
          </table:table-cell>
          <table:table-cell office:value-type="float" office:value="2344.1600456237793" table:style-name="ce12">
            <text:p>2.344</text:p>
          </table:table-cell>
          <table:table-cell office:value-type="float" office:value="1324.9600257873535" table:style-name="ce12">
            <text:p>1.325</text:p>
          </table:table-cell>
          <table:table-cell office:value-type="float" office:value="0" table:style-name="ce12">
            <text:p>0</text:p>
          </table:table-cell>
          <table:table-cell office:value-type="float" office:value="5605.6001091003418" table:style-name="ce12">
            <text:p>5.606</text:p>
          </table:table-cell>
          <table:table-cell office:value-type="float" office:value="3884.7200756072998" table:style-name="ce12">
            <text:p>3.885</text:p>
          </table:table-cell>
          <table:table-cell office:value-type="float" office:value="2510.760048866272" table:style-name="ce12">
            <text:p>2.511</text:p>
          </table:table-cell>
          <table:table-cell office:value-type="float" office:value="519.40001010894775" table:style-name="ce12">
            <text:p>519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5578.1601085662842" table:style-name="ce12">
            <text:p>5.578</text:p>
          </table:table-cell>
          <table:table-cell office:value-type="float" office:value="1767.9200344085693" table:style-name="ce12">
            <text:p>1.768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4351.2000846862793" table:style-name="ce12">
            <text:p>4.35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90.00000953674316" table:style-name="ce12">
            <text:p>490</text:p>
          </table:table-cell>
          <table:table-cell office:value-type="float" office:value="486.08000946044922" table:style-name="ce12">
            <text:p>486</text:p>
          </table:table-cell>
          <table:table-cell office:value-type="float" office:value="411.60000801086426" table:style-name="ce12">
            <text:p>412</text:p>
          </table:table-cell>
          <table:table-cell office:value-type="float" office:value="148.96000289916992" table:style-name="ce12">
            <text:p>149</text:p>
          </table:table-cell>
          <table:table-cell office:value-type="float" office:value="705.60001373291016" table:style-name="ce12">
            <text:p>706</text:p>
          </table:table-cell>
          <table:table-cell office:value-type="float" office:value="499.80000972747803" table:style-name="ce12">
            <text:p>500</text:p>
          </table:table-cell>
          <table:table-cell office:value-type="float" office:value="380.2400074005127" table:style-name="ce12">
            <text:p>380</text:p>
          </table:table-cell>
          <table:table-cell office:value-type="float" office:value="160.72000312805176" table:style-name="ce12">
            <text:p>161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78.16001319885254" table:style-name="ce12">
            <text:p>678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76.40000343322754" table:style-name="ce12">
            <text:p>176</text:p>
          </table:table-cell>
          <table:table-cell office:value-type="float" office:value="129.3600025177002" table:style-name="ce12">
            <text:p>129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411.60000801086426" table:style-name="ce12">
            <text:p>41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337.1200065612793" table:style-name="ce12">
            <text:p>337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313.60000610351563" table:style-name="ce12">
            <text:p>314</text:p>
          </table:table-cell>
          <table:table-cell office:value-type="float" office:value="294.0000057220459" table:style-name="ce12">
            <text:p>294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125.44000244140625" table:style-name="ce12">
            <text:p>125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393.9600076675415" table:style-name="ce12">
            <text:p>394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178.36000347137451" table:style-name="ce12">
            <text:p>178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268.52000522613525" table:style-name="ce12">
            <text:p>269</text:p>
          </table:table-cell>
          <table:table-cell table:number-columns-repeated="1636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06.1600818634033" table:style-name="ce12">
            <text:p>4.206</text:p>
          </table:table-cell>
          <table:table-cell office:value-type="float" office:value="2206.9600429534912" table:style-name="ce12">
            <text:p>2.207</text:p>
          </table:table-cell>
          <table:table-cell office:value-type="float" office:value="1450.4000282287598" table:style-name="ce12">
            <text:p>1.450</text:p>
          </table:table-cell>
          <table:table-cell office:value-type="float" office:value="180.32000350952148" table:style-name="ce12">
            <text:p>180</text:p>
          </table:table-cell>
          <table:table-cell office:value-type="float" office:value="6066.2001180648804" table:style-name="ce12">
            <text:p>6.066</text:p>
          </table:table-cell>
          <table:table-cell office:value-type="float" office:value="3751.4400730133057" table:style-name="ce12">
            <text:p>3.751</text:p>
          </table:table-cell>
          <table:table-cell office:value-type="float" office:value="2710.6800527572632" table:style-name="ce12">
            <text:p>2.711</text:p>
          </table:table-cell>
          <table:table-cell office:value-type="float" office:value="550.76001071929932" table:style-name="ce12">
            <text:p>551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6081.8801183700562" table:style-name="ce12">
            <text:p>6.082</text:p>
          </table:table-cell>
          <table:table-cell office:value-type="float" office:value="1119.1600217819214" table:style-name="ce12">
            <text:p>1.119</text:p>
          </table:table-cell>
          <table:table-cell office:value-type="float" office:value="211.68000411987305" table:style-name="ce12">
            <text:p>212</text:p>
          </table:table-cell>
          <table:table-cell office:value-type="float" office:value="192.08000373840332" table:style-name="ce12">
            <text:p>192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5013.6800975799561" table:style-name="ce12">
            <text:p>5.01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52.56001853942871" table:style-name="ce12">
            <text:p>953</text:p>
          </table:table-cell>
          <table:table-cell office:value-type="float" office:value="444.92000865936279" table:style-name="ce12">
            <text:p>445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1481.7600288391113" table:style-name="ce12">
            <text:p>1.482</text:p>
          </table:table-cell>
          <table:table-cell office:value-type="float" office:value="1479.8000288009644" table:style-name="ce12">
            <text:p>1.480</text:p>
          </table:table-cell>
          <table:table-cell office:value-type="float" office:value="456.68000888824463" table:style-name="ce12">
            <text:p>457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079.9600210189819" table:style-name="ce12">
            <text:p>1.080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227.36000442504883" table:style-name="ce12">
            <text:p>227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842.4000358581543" table:style-name="ce12">
            <text:p>1.84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249.2800827026367" table:style-name="ce12">
            <text:p>4.249</text:p>
          </table:table-cell>
          <table:table-cell office:value-type="float" office:value="2236.3600435256958" table:style-name="ce12">
            <text:p>2.236</text:p>
          </table:table-cell>
          <table:table-cell office:value-type="float" office:value="1536.6400299072266" table:style-name="ce12">
            <text:p>1.537</text:p>
          </table:table-cell>
          <table:table-cell office:value-type="float" office:value="192.08000373840332" table:style-name="ce12">
            <text:p>192</text:p>
          </table:table-cell>
          <table:table-cell office:value-type="float" office:value="6032.8801174163818" table:style-name="ce12">
            <text:p>6.033</text:p>
          </table:table-cell>
          <table:table-cell office:value-type="float" office:value="3935.6800765991211" table:style-name="ce12">
            <text:p>3.936</text:p>
          </table:table-cell>
          <table:table-cell office:value-type="float" office:value="2742.0400533676147" table:style-name="ce12">
            <text:p>2.742</text:p>
          </table:table-cell>
          <table:table-cell office:value-type="float" office:value="558.60001087188721" table:style-name="ce12">
            <text:p>559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5983.8801164627075" table:style-name="ce12">
            <text:p>5.984</text:p>
          </table:table-cell>
          <table:table-cell office:value-type="float" office:value="1128.9600219726563" table:style-name="ce12">
            <text:p>1.129</text:p>
          </table:table-cell>
          <table:table-cell office:value-type="float" office:value="264.60000514984131" table:style-name="ce12">
            <text:p>265</text:p>
          </table:table-cell>
          <table:table-cell office:value-type="float" office:value="297.92000579833984" table:style-name="ce12">
            <text:p>298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4645.2000904083252" table:style-name="ce12">
            <text:p>4.64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1393.5600271224976" table:style-name="ce12">
            <text:p>1.394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115.64000225067139" table:style-name="ce12">
            <text:p>11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13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9">
            <text:p>PROPORÇÃO PARA 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20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840.4400358200073" table:style-name="ce12">
            <text:p>1.840</text:p>
          </table:table-cell>
          <table:table-cell office:value-type="float" office:value="1456.2800283432007" table:style-name="ce12">
            <text:p>1.456</text:p>
          </table:table-cell>
          <table:table-cell office:value-type="float" office:value="488.04000949859619" table:style-name="ce12">
            <text:p>488</text:p>
          </table:table-cell>
          <table:table-cell office:value-type="float" office:value="107.8000020980835" table:style-name="ce12">
            <text:p>108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2479.4000482559204" table:style-name="ce12">
            <text:p>2.479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5633.0401096343994" table:style-name="ce12">
            <text:p>5.63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54.64001274108887" table:style-name="ce12">
            <text:p>655</text:p>
          </table:table-cell>
          <table:table-cell office:value-type="float" office:value="429.24000835418701" table:style-name="ce12">
            <text:p>429</text:p>
          </table:table-cell>
          <table:table-cell office:value-type="float" office:value="421.40000820159912" table:style-name="ce12">
            <text:p>42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001.560019493103" table:style-name="ce12">
            <text:p>1.00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860.0400362014771" table:style-name="ce12">
            <text:p>1.86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56.840001106262207" table:style-name="ce12">
            <text:p>57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19.56000232696533" table:style-name="ce12">
            <text:p>12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667.9600324630737" table:style-name="ce12">
            <text:p>1.668</text:p>
          </table:table-cell>
          <table:table-cell office:value-type="float" office:value="1323.0000257492065" table:style-name="ce12">
            <text:p>1.323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250.0800437927246" table:style-name="ce12">
            <text:p>2.250</text:p>
          </table:table-cell>
          <table:table-cell office:value-type="float" office:value="0" table:style-name="ce12">
            <text:p>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264.5601024627686" table:style-name="ce12">
            <text:p>5.26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35.16000652313232" table:style-name="ce12">
            <text:p>335</text:p>
          </table:table-cell>
          <table:table-cell office:value-type="float" office:value="337.1200065612793" table:style-name="ce12">
            <text:p>337</text:p>
          </table:table-cell>
          <table:table-cell office:value-type="float" office:value="245.00000476837158" table:style-name="ce12">
            <text:p>245</text:p>
          </table:table-cell>
          <table:table-cell office:value-type="float" office:value="13.720000267028809" table:style-name="ce12">
            <text:p>1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62.64000511169434" table:style-name="ce12">
            <text:p>263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635.04001235961914" table:style-name="ce12">
            <text:p>63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52.84000492095947" table:style-name="ce12">
            <text:p>253</text:p>
          </table:table-cell>
          <table:table-cell office:value-type="float" office:value="258.72000503540039" table:style-name="ce12">
            <text:p>259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05.84000205993652" table:style-name="ce12">
            <text:p>10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382.20000743865967" table:style-name="ce12">
            <text:p>382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03.2000350952148" table:style-name="ce12">
            <text:p>1.803</text:p>
          </table:table-cell>
          <table:table-cell office:value-type="float" office:value="1428.8400278091431" table:style-name="ce12">
            <text:p>1.429</text:p>
          </table:table-cell>
          <table:table-cell office:value-type="float" office:value="229.3200044631958" table:style-name="ce12">
            <text:p>229</text:p>
          </table:table-cell>
          <table:table-cell office:value-type="float" office:value="84.280001640319824" table:style-name="ce12">
            <text:p>8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352.0000457763672" table:style-name="ce12">
            <text:p>2.352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5852.5601139068604" table:style-name="ce12">
            <text:p>5.85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303.80000591278076" table:style-name="ce12">
            <text:p>304</text:p>
          </table:table-cell>
          <table:table-cell office:value-type="float" office:value="433.16000843048096" table:style-name="ce12">
            <text:p>433</text:p>
          </table:table-cell>
          <table:table-cell office:value-type="float" office:value="66.64000129699707" table:style-name="ce12">
            <text:p>6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874.1600170135498" table:style-name="ce12">
            <text:p>874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1544.4800300598145" table:style-name="ce12">
            <text:p>1.54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840.4400358200073" table:style-name="ce12">
            <text:p>1.840</text:p>
          </table:table-cell>
          <table:table-cell office:value-type="float" office:value="1456.2800283432007" table:style-name="ce12">
            <text:p>1.456</text:p>
          </table:table-cell>
          <table:table-cell office:value-type="float" office:value="488.04000949859619" table:style-name="ce12">
            <text:p>488</text:p>
          </table:table-cell>
          <table:table-cell office:value-type="float" office:value="107.8000020980835" table:style-name="ce12">
            <text:p>10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479.4000482559204" table:style-name="ce12">
            <text:p>2.479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5717.3201112747192" table:style-name="ce12">
            <text:p>5.7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3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B1F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8" table:number-rows-spanned="1" table:style-name="ce19">
            <text:p>PROPORÇÃO PARA O INDICADOR B1F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20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7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21">
            <text:p>Restrição ao número de horas em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21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21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21">
            <text:p>Proibição de acesso a sites com conteúdo adulto</text:p>
          </table:table-cell>
          <table:covered-table-cell table:number-columns-repeated="4"/>
          <table:table-cell office:value-type="string" table:number-columns-spanned="5" table:number-rows-spanned="1" table:style-name="ce21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21">
            <text:p>Restrição de acesso a sites de jogos eletrônicos</text:p>
          </table:table-cell>
          <table:covered-table-cell table:number-columns-repeated="4"/>
          <table:table-cell office:value-type="string" table:number-columns-spanned="5" table:number-rows-spanned="1" table:style-name="ce21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21">
            <text:p>Proibição de acesso às redes sociais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694.6000719070435" table:style-name="ce12">
            <text:p>3.695</text:p>
          </table:table-cell>
          <table:table-cell office:value-type="float" office:value="5048.9600982666016" table:style-name="ce12">
            <text:p>5.049</text:p>
          </table:table-cell>
          <table:table-cell office:value-type="float" office:value="619.36001205444336" table:style-name="ce12">
            <text:p>619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3696.5600719451904" table:style-name="ce12">
            <text:p>3.697</text:p>
          </table:table-cell>
          <table:table-cell office:value-type="float" office:value="5080.3200988769531" table:style-name="ce12">
            <text:p>5.080</text:p>
          </table:table-cell>
          <table:table-cell office:value-type="float" office:value="625.24001216888428" table:style-name="ce12">
            <text:p>625</text:p>
          </table:table-cell>
          <table:table-cell office:value-type="float" office:value="129.3600025177002" table:style-name="ce12">
            <text:p>129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3551.5200691223145" table:style-name="ce12">
            <text:p>3.552</text:p>
          </table:table-cell>
          <table:table-cell office:value-type="float" office:value="5048.9600982666016" table:style-name="ce12">
            <text:p>5.049</text:p>
          </table:table-cell>
          <table:table-cell office:value-type="float" office:value="623.2800121307373" table:style-name="ce12">
            <text:p>623</text:p>
          </table:table-cell>
          <table:table-cell office:value-type="float" office:value="1232.8400239944458" table:style-name="ce12">
            <text:p>1.233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2745.9600534439087" table:style-name="ce12">
            <text:p>2.746</text:p>
          </table:table-cell>
          <table:table-cell office:value-type="float" office:value="5184.2001008987427" table:style-name="ce12">
            <text:p>5.184</text:p>
          </table:table-cell>
          <table:table-cell office:value-type="float" office:value="613.48001194000244" table:style-name="ce12">
            <text:p>613</text:p>
          </table:table-cell>
          <table:table-cell office:value-type="float" office:value="125.44000244140625" table:style-name="ce12">
            <text:p>125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5235.160101890564" table:style-name="ce12">
            <text:p>5.235</text:p>
          </table:table-cell>
          <table:table-cell office:value-type="float" office:value="2853.7600555419922" table:style-name="ce12">
            <text:p>2.854</text:p>
          </table:table-cell>
          <table:table-cell office:value-type="float" office:value="343.00000667572021" table:style-name="ce12">
            <text:p>343</text:p>
          </table:table-cell>
          <table:table-cell office:value-type="float" office:value="1003.52001953125" table:style-name="ce12">
            <text:p>1.004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3739.6800727844238" table:style-name="ce12">
            <text:p>3.740</text:p>
          </table:table-cell>
          <table:table-cell office:value-type="float" office:value="4996.0400972366333" table:style-name="ce12">
            <text:p>4.996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1248.5200242996216" table:style-name="ce12">
            <text:p>1.249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4580.5200891494751" table:style-name="ce12">
            <text:p>4.581</text:p>
          </table:table-cell>
          <table:table-cell office:value-type="float" office:value="4157.160080909729" table:style-name="ce12">
            <text:p>4.157</text:p>
          </table:table-cell>
          <table:table-cell office:value-type="float" office:value="344.96000671386719" table:style-name="ce12">
            <text:p>345</text:p>
          </table:table-cell>
          <table:table-cell office:value-type="float" office:value="454.72000885009766" table:style-name="ce12">
            <text:p>455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3631.8800706863403" table:style-name="ce12">
            <text:p>3.632</text:p>
          </table:table-cell>
          <table:table-cell office:value-type="float" office:value="5131.2800998687744" table:style-name="ce12">
            <text:p>5.131</text:p>
          </table:table-cell>
          <table:table-cell office:value-type="float" office:value="544.8800106048584" table:style-name="ce12">
            <text:p>545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4468.8000869750977" table:style-name="ce12">
            <text:p>4.469</text:p>
          </table:table-cell>
          <table:table-cell office:value-type="float" office:value="4417.8400859832764" table:style-name="ce12">
            <text:p>4.418</text:p>
          </table:table-cell>
          <table:table-cell office:value-type="float" office:value="354.76000690460205" table:style-name="ce12">
            <text:p>355</text:p>
          </table:table-cell>
          <table:table-cell office:value-type="float" office:value="174.44000339508057" table:style-name="ce12">
            <text:p>174</text:p>
          </table:table-cell>
          <table:table-cell office:value-type="float" office:value="5811.4001131057739" table:style-name="ce12">
            <text:p>5.811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99.4800252914429" table:style-name="ce12">
            <text:p>1.299</text:p>
          </table:table-cell>
          <table:table-cell office:value-type="float" office:value="1358.2800264358521" table:style-name="ce12">
            <text:p>1.358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138.7600221633911" table:style-name="ce12">
            <text:p>1.139</text:p>
          </table:table-cell>
          <table:table-cell office:value-type="float" office:value="1477.8400287628174" table:style-name="ce12">
            <text:p>1.478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948.64001846313477" table:style-name="ce12">
            <text:p>949</text:p>
          </table:table-cell>
          <table:table-cell office:value-type="float" office:value="1575.840030670166" table:style-name="ce12">
            <text:p>1.576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648.76001262664795" table:style-name="ce12">
            <text:p>649</text:p>
          </table:table-cell>
          <table:table-cell office:value-type="float" office:value="1609.1600313186646" table:style-name="ce12">
            <text:p>1.609</text:p>
          </table:table-cell>
          <table:table-cell office:value-type="float" office:value="0" table:style-name="ce12">
            <text:p>0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456.2800283432007" table:style-name="ce12">
            <text:p>1.456</text:p>
          </table:table-cell>
          <table:table-cell office:value-type="float" office:value="1091.7200212478638" table:style-name="ce12">
            <text:p>1.092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450.80000877380371" table:style-name="ce12">
            <text:p>451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421.0000276565552" table:style-name="ce12">
            <text:p>1.421</text:p>
          </table:table-cell>
          <table:table-cell office:value-type="float" office:value="0" table:style-name="ce12">
            <text:p>0</text:p>
          </table:table-cell>
          <table:table-cell office:value-type="float" office:value="225.40000438690186" table:style-name="ce12">
            <text:p>225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093.6800212860107" table:style-name="ce12">
            <text:p>1.094</text:p>
          </table:table-cell>
          <table:table-cell office:value-type="float" office:value="1485.6800289154053" table:style-name="ce12">
            <text:p>1.486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421.40000820159912" table:style-name="ce12">
            <text:p>421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230.8800239562988" table:style-name="ce12">
            <text:p>1.231</text:p>
          </table:table-cell>
          <table:table-cell office:value-type="float" office:value="1421.0000276565552" table:style-name="ce12">
            <text:p>1.421</text:p>
          </table:table-cell>
          <table:table-cell office:value-type="float" office:value="0" table:style-name="ce12">
            <text:p>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323.0000257492065" table:style-name="ce12">
            <text:p>1.323</text:p>
          </table:table-cell>
          <table:table-cell office:value-type="float" office:value="1330.8400259017944" table:style-name="ce12">
            <text:p>1.331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2075.640040397644" table:style-name="ce12">
            <text:p>2.07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88.20000171661377" table:style-name="ce12">
            <text:p>8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392.7600660324097" table:style-name="ce12">
            <text:p>3.393</text:p>
          </table:table-cell>
          <table:table-cell office:value-type="float" office:value="4821.6000938415527" table:style-name="ce12">
            <text:p>4.822</text:p>
          </table:table-cell>
          <table:table-cell office:value-type="float" office:value="611.52001190185547" table:style-name="ce12">
            <text:p>612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5376.280104637146" table:style-name="ce12">
            <text:p>5.376</text:p>
          </table:table-cell>
          <table:table-cell office:value-type="float" office:value="3453.5200672149658" table:style-name="ce12">
            <text:p>3.454</text:p>
          </table:table-cell>
          <table:table-cell office:value-type="float" office:value="4819.6400938034058" table:style-name="ce12">
            <text:p>4.820</text:p>
          </table:table-cell>
          <table:table-cell office:value-type="float" office:value="609.5600118637085" table:style-name="ce12">
            <text:p>610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5376.280104637146" table:style-name="ce12">
            <text:p>5.376</text:p>
          </table:table-cell>
          <table:table-cell office:value-type="float" office:value="3365.3200654983521" table:style-name="ce12">
            <text:p>3.365</text:p>
          </table:table-cell>
          <table:table-cell office:value-type="float" office:value="4749.0800924301147" table:style-name="ce12">
            <text:p>4.749</text:p>
          </table:table-cell>
          <table:table-cell office:value-type="float" office:value="609.5600118637085" table:style-name="ce12">
            <text:p>610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5376.280104637146" table:style-name="ce12">
            <text:p>5.376</text:p>
          </table:table-cell>
          <table:table-cell office:value-type="float" office:value="2634.2400512695313" table:style-name="ce12">
            <text:p>2.634</text:p>
          </table:table-cell>
          <table:table-cell office:value-type="float" office:value="4888.2400951385498" table:style-name="ce12">
            <text:p>4.888</text:p>
          </table:table-cell>
          <table:table-cell office:value-type="float" office:value="611.52001190185547" table:style-name="ce12">
            <text:p>612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5376.280104637146" table:style-name="ce12">
            <text:p>5.376</text:p>
          </table:table-cell>
          <table:table-cell office:value-type="float" office:value="4990.1600971221924" table:style-name="ce12">
            <text:p>4.990</text:p>
          </table:table-cell>
          <table:table-cell office:value-type="float" office:value="2606.8000507354736" table:style-name="ce12">
            <text:p>2.607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893.76001739501953" table:style-name="ce12">
            <text:p>894</text:p>
          </table:table-cell>
          <table:table-cell office:value-type="float" office:value="5376.280104637146" table:style-name="ce12">
            <text:p>5.376</text:p>
          </table:table-cell>
          <table:table-cell office:value-type="float" office:value="3471.1600675582886" table:style-name="ce12">
            <text:p>3.471</text:p>
          </table:table-cell>
          <table:table-cell office:value-type="float" office:value="4760.8400926589966" table:style-name="ce12">
            <text:p>4.761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5376.280104637146" table:style-name="ce12">
            <text:p>5.376</text:p>
          </table:table-cell>
          <table:table-cell office:value-type="float" office:value="4398.2400856018066" table:style-name="ce12">
            <text:p>4.398</text:p>
          </table:table-cell>
          <table:table-cell office:value-type="float" office:value="3843.5600748062134" table:style-name="ce12">
            <text:p>3.844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5376.280104637146" table:style-name="ce12">
            <text:p>5.376</text:p>
          </table:table-cell>
          <table:table-cell office:value-type="float" office:value="3357.4800653457642" table:style-name="ce12">
            <text:p>3.357</text:p>
          </table:table-cell>
          <table:table-cell office:value-type="float" office:value="4886.2800951004028" table:style-name="ce12">
            <text:p>4.886</text:p>
          </table:table-cell>
          <table:table-cell office:value-type="float" office:value="519.40001010894775" table:style-name="ce12">
            <text:p>519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376.280104637146" table:style-name="ce12">
            <text:p>5.376</text:p>
          </table:table-cell>
          <table:table-cell office:value-type="float" office:value="4215.9600820541382" table:style-name="ce12">
            <text:p>4.216</text:p>
          </table:table-cell>
          <table:table-cell office:value-type="float" office:value="4178.7200813293457" table:style-name="ce12">
            <text:p>4.179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5376.280104637146" table:style-name="ce12">
            <text:p>5.37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62.52001094818115" table:style-name="ce12">
            <text:p>563</text:p>
          </table:table-cell>
          <table:table-cell office:value-type="float" office:value="529.20001029968262" table:style-name="ce12">
            <text:p>529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552.72001075744629" table:style-name="ce12">
            <text:p>553</text:p>
          </table:table-cell>
          <table:table-cell office:value-type="float" office:value="531.16001033782959" table:style-name="ce12">
            <text:p>531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515.48001003265381" table:style-name="ce12">
            <text:p>515</text:p>
          </table:table-cell>
          <table:table-cell office:value-type="float" office:value="560.56001091003418" table:style-name="ce12">
            <text:p>561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366.52000713348389" table:style-name="ce12">
            <text:p>367</text:p>
          </table:table-cell>
          <table:table-cell office:value-type="float" office:value="552.72001075744629" table:style-name="ce12">
            <text:p>553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533.12001037597656" table:style-name="ce12">
            <text:p>533</text:p>
          </table:table-cell>
          <table:table-cell office:value-type="float" office:value="325.36000633239746" table:style-name="ce12">
            <text:p>325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560.56001091003418" table:style-name="ce12">
            <text:p>561</text:p>
          </table:table-cell>
          <table:table-cell office:value-type="float" office:value="435.12000846862793" table:style-name="ce12">
            <text:p>435</text:p>
          </table:table-cell>
          <table:table-cell office:value-type="float" office:value="0" table:style-name="ce12">
            <text:p>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566.4400110244751" table:style-name="ce12">
            <text:p>566</text:p>
          </table:table-cell>
          <table:table-cell office:value-type="float" office:value="464.52000904083252" table:style-name="ce12">
            <text:p>465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537.04001045227051" table:style-name="ce12">
            <text:p>537</text:p>
          </table:table-cell>
          <table:table-cell office:value-type="float" office:value="544.8800106048584" table:style-name="ce12">
            <text:p>545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0" table:style-name="ce12">
            <text:p>0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568.40001106262207" table:style-name="ce12">
            <text:p>568</text:p>
          </table:table-cell>
          <table:table-cell office:value-type="float" office:value="442.96000862121582" table:style-name="ce12">
            <text:p>443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689.92001342773438" table:style-name="ce12">
            <text:p>69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9.08000659942627" table:style-name="ce12">
            <text:p>339</text:p>
          </table:table-cell>
          <table:table-cell office:value-type="float" office:value="341.04000663757324" table:style-name="ce12">
            <text:p>341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48.88000679016113" table:style-name="ce12">
            <text:p>349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21.44000625610352" table:style-name="ce12">
            <text:p>321</text:p>
          </table:table-cell>
          <table:table-cell office:value-type="float" office:value="341.04000663757324" table:style-name="ce12">
            <text:p>341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203.84000396728516" table:style-name="ce12">
            <text:p>204</text:p>
          </table:table-cell>
          <table:table-cell office:value-type="float" office:value="278.32000541687012" table:style-name="ce12">
            <text:p>278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286.16000556945801" table:style-name="ce12">
            <text:p>286</text:p>
          </table:table-cell>
          <table:table-cell office:value-type="float" office:value="197.96000385284424" table:style-name="ce12">
            <text:p>198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290.08000564575195" table:style-name="ce12">
            <text:p>290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27.32000637054443" table:style-name="ce12">
            <text:p>327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35.16000652313232" table:style-name="ce12">
            <text:p>335</text:p>
          </table:table-cell>
          <table:table-cell office:value-type="float" office:value="346.92000675201416" table:style-name="ce12">
            <text:p>347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29.28000640869141" table:style-name="ce12">
            <text:p>329</text:p>
          </table:table-cell>
          <table:table-cell office:value-type="float" office:value="301.84000587463379" table:style-name="ce12">
            <text:p>302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268.52000522613525" table:style-name="ce12">
            <text:p>269</text:p>
          </table:table-cell>
          <table:table-cell table:number-columns-repeated="1633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245.7600631713867" table:style-name="ce12">
            <text:p>3.246</text:p>
          </table:table-cell>
          <table:table-cell office:value-type="float" office:value="5031.3200979232788" table:style-name="ce12">
            <text:p>5.031</text:p>
          </table:table-cell>
          <table:table-cell office:value-type="float" office:value="617.40001201629639" table:style-name="ce12">
            <text:p>617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5823.1601133346558" table:style-name="ce12">
            <text:p>5.823</text:p>
          </table:table-cell>
          <table:table-cell office:value-type="float" office:value="3288.8800640106201" table:style-name="ce12">
            <text:p>3.289</text:p>
          </table:table-cell>
          <table:table-cell office:value-type="float" office:value="5068.5600986480713" table:style-name="ce12">
            <text:p>5.069</text:p>
          </table:table-cell>
          <table:table-cell office:value-type="float" office:value="623.2800121307373" table:style-name="ce12">
            <text:p>623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5823.1601133346558" table:style-name="ce12">
            <text:p>5.823</text:p>
          </table:table-cell>
          <table:table-cell office:value-type="float" office:value="3055.6400594711304" table:style-name="ce12">
            <text:p>3.056</text:p>
          </table:table-cell>
          <table:table-cell office:value-type="float" office:value="5035.2400979995728" table:style-name="ce12">
            <text:p>5.035</text:p>
          </table:table-cell>
          <table:table-cell office:value-type="float" office:value="621.32001209259033" table:style-name="ce12">
            <text:p>621</text:p>
          </table:table-cell>
          <table:table-cell office:value-type="float" office:value="1232.8400239944458" table:style-name="ce12">
            <text:p>1.233</text:p>
          </table:table-cell>
          <table:table-cell office:value-type="float" office:value="5823.1601133346558" table:style-name="ce12">
            <text:p>5.823</text:p>
          </table:table-cell>
          <table:table-cell office:value-type="float" office:value="2740.0800533294678" table:style-name="ce12">
            <text:p>2.740</text:p>
          </table:table-cell>
          <table:table-cell office:value-type="float" office:value="5103.8400993347168" table:style-name="ce12">
            <text:p>5.104</text:p>
          </table:table-cell>
          <table:table-cell office:value-type="float" office:value="613.48001194000244" table:style-name="ce12">
            <text:p>613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5823.1601133346558" table:style-name="ce12">
            <text:p>5.823</text:p>
          </table:table-cell>
          <table:table-cell office:value-type="float" office:value="5131.2800998687744" table:style-name="ce12">
            <text:p>5.131</text:p>
          </table:table-cell>
          <table:table-cell office:value-type="float" office:value="2842.0000553131104" table:style-name="ce12">
            <text:p>2.842</text:p>
          </table:table-cell>
          <table:table-cell office:value-type="float" office:value="343.00000667572021" table:style-name="ce12">
            <text:p>343</text:p>
          </table:table-cell>
          <table:table-cell office:value-type="float" office:value="911.40001773834229" table:style-name="ce12">
            <text:p>911</text:p>
          </table:table-cell>
          <table:table-cell office:value-type="float" office:value="5823.1601133346558" table:style-name="ce12">
            <text:p>5.823</text:p>
          </table:table-cell>
          <table:table-cell office:value-type="float" office:value="3381.0000658035278" table:style-name="ce12">
            <text:p>3.381</text:p>
          </table:table-cell>
          <table:table-cell office:value-type="float" office:value="4964.6800966262817" table:style-name="ce12">
            <text:p>4.965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5823.1601133346558" table:style-name="ce12">
            <text:p>5.823</text:p>
          </table:table-cell>
          <table:table-cell office:value-type="float" office:value="4410.0000858306885" table:style-name="ce12">
            <text:p>4.410</text:p>
          </table:table-cell>
          <table:table-cell office:value-type="float" office:value="4139.5200805664063" table:style-name="ce12">
            <text:p>4.140</text:p>
          </table:table-cell>
          <table:table-cell office:value-type="float" office:value="344.96000671386719" table:style-name="ce12">
            <text:p>345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5823.1601133346558" table:style-name="ce12">
            <text:p>5.823</text:p>
          </table:table-cell>
          <table:table-cell office:value-type="float" office:value="3382.9600658416748" table:style-name="ce12">
            <text:p>3.383</text:p>
          </table:table-cell>
          <table:table-cell office:value-type="float" office:value="5039.1600980758667" table:style-name="ce12">
            <text:p>5.039</text:p>
          </table:table-cell>
          <table:table-cell office:value-type="float" office:value="544.8800106048584" table:style-name="ce12">
            <text:p>545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5823.1601133346558" table:style-name="ce12">
            <text:p>5.823</text:p>
          </table:table-cell>
          <table:table-cell office:value-type="float" office:value="4251.2400827407837" table:style-name="ce12">
            <text:p>4.251</text:p>
          </table:table-cell>
          <table:table-cell office:value-type="float" office:value="4374.720085144043" table:style-name="ce12">
            <text:p>4.375</text:p>
          </table:table-cell>
          <table:table-cell office:value-type="float" office:value="352.80000686645508" table:style-name="ce12">
            <text:p>353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5823.1601133346558" table:style-name="ce12">
            <text:p>5.823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09.1200332641602" table:style-name="ce12">
            <text:p>1.709</text:p>
          </table:table-cell>
          <table:table-cell office:value-type="float" office:value="619.36001205444336" table:style-name="ce12">
            <text:p>619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716.960033416748" table:style-name="ce12">
            <text:p>1.717</text:p>
          </table:table-cell>
          <table:table-cell office:value-type="float" office:value="605.64001178741455" table:style-name="ce12">
            <text:p>606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685.6000328063965" table:style-name="ce12">
            <text:p>1.686</text:p>
          </table:table-cell>
          <table:table-cell office:value-type="float" office:value="684.04001331329346" table:style-name="ce12">
            <text:p>684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205.80000400543213" table:style-name="ce12">
            <text:p>206</text:p>
          </table:table-cell>
          <table:table-cell office:value-type="float" office:value="1801.2400350570679" table:style-name="ce12">
            <text:p>1.801</text:p>
          </table:table-cell>
          <table:table-cell office:value-type="float" office:value="0" table:style-name="ce12">
            <text:p>0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742.4400339126587" table:style-name="ce12">
            <text:p>1.742</text:p>
          </table:table-cell>
          <table:table-cell office:value-type="float" office:value="297.92000579833984" table:style-name="ce12">
            <text:p>298</text:p>
          </table:table-cell>
          <table:table-cell office:value-type="float" office:value="0" table:style-name="ce12">
            <text:p>0</text:p>
          </table:table-cell>
          <table:table-cell office:value-type="float" office:value="423.36000823974609" table:style-name="ce12">
            <text:p>423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519.0000295639038" table:style-name="ce12">
            <text:p>1.519</text:p>
          </table:table-cell>
          <table:table-cell office:value-type="float" office:value="999.60001945495605" table:style-name="ce12">
            <text:p>1.000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235.20000457763672" table:style-name="ce12">
            <text:p>235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679.7200326919556" table:style-name="ce12">
            <text:p>1.680</text:p>
          </table:table-cell>
          <table:table-cell office:value-type="float" office:value="556.64001083374023" table:style-name="ce12">
            <text:p>557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427.28000831604004" table:style-name="ce12">
            <text:p>427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111.3200216293335" table:style-name="ce12">
            <text:p>1.111</text:p>
          </table:table-cell>
          <table:table-cell office:value-type="float" office:value="1458.2400283813477" table:style-name="ce12">
            <text:p>1.458</text:p>
          </table:table-cell>
          <table:table-cell office:value-type="float" office:value="0" table:style-name="ce12">
            <text:p>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650.320032119751" table:style-name="ce12">
            <text:p>1.650</text:p>
          </table:table-cell>
          <table:table-cell office:value-type="float" office:value="762.44001483917236" table:style-name="ce12">
            <text:p>762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472.36000919342041" table:style-name="ce12">
            <text:p>472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522.1200685501099" table:style-name="ce12">
            <text:p>3.522</text:p>
          </table:table-cell>
          <table:table-cell office:value-type="float" office:value="5048.9600982666016" table:style-name="ce12">
            <text:p>5.049</text:p>
          </table:table-cell>
          <table:table-cell office:value-type="float" office:value="619.36001205444336" table:style-name="ce12">
            <text:p>619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3539.7600688934326" table:style-name="ce12">
            <text:p>3.540</text:p>
          </table:table-cell>
          <table:table-cell office:value-type="float" office:value="5080.3200988769531" table:style-name="ce12">
            <text:p>5.080</text:p>
          </table:table-cell>
          <table:table-cell office:value-type="float" office:value="625.24001216888428" table:style-name="ce12">
            <text:p>625</text:p>
          </table:table-cell>
          <table:table-cell office:value-type="float" office:value="129.3600025177002" table:style-name="ce12">
            <text:p>129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3361.4000654220581" table:style-name="ce12">
            <text:p>3.361</text:p>
          </table:table-cell>
          <table:table-cell office:value-type="float" office:value="5048.9600982666016" table:style-name="ce12">
            <text:p>5.049</text:p>
          </table:table-cell>
          <table:table-cell office:value-type="float" office:value="623.2800121307373" table:style-name="ce12">
            <text:p>623</text:p>
          </table:table-cell>
          <table:table-cell office:value-type="float" office:value="1232.8400239944458" table:style-name="ce12">
            <text:p>1.233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2745.9600534439087" table:style-name="ce12">
            <text:p>2.746</text:p>
          </table:table-cell>
          <table:table-cell office:value-type="float" office:value="5145.0001001358032" table:style-name="ce12">
            <text:p>5.145</text:p>
          </table:table-cell>
          <table:table-cell office:value-type="float" office:value="613.48001194000244" table:style-name="ce12">
            <text:p>613</text:p>
          </table:table-cell>
          <table:table-cell office:value-type="float" office:value="125.44000244140625" table:style-name="ce12">
            <text:p>125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5186.1601009368896" table:style-name="ce12">
            <text:p>5.186</text:p>
          </table:table-cell>
          <table:table-cell office:value-type="float" office:value="2851.8000555038452" table:style-name="ce12">
            <text:p>2.852</text:p>
          </table:table-cell>
          <table:table-cell office:value-type="float" office:value="343.00000667572021" table:style-name="ce12">
            <text:p>343</text:p>
          </table:table-cell>
          <table:table-cell office:value-type="float" office:value="1003.52001953125" table:style-name="ce12">
            <text:p>1.004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3578.9600696563721" table:style-name="ce12">
            <text:p>3.579</text:p>
          </table:table-cell>
          <table:table-cell office:value-type="float" office:value="4996.0400972366333" table:style-name="ce12">
            <text:p>4.996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1248.5200242996216" table:style-name="ce12">
            <text:p>1.249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4506.0400876998901" table:style-name="ce12">
            <text:p>4.506</text:p>
          </table:table-cell>
          <table:table-cell office:value-type="float" office:value="4157.160080909729" table:style-name="ce12">
            <text:p>4.157</text:p>
          </table:table-cell>
          <table:table-cell office:value-type="float" office:value="344.96000671386719" table:style-name="ce12">
            <text:p>345</text:p>
          </table:table-cell>
          <table:table-cell office:value-type="float" office:value="454.72000885009766" table:style-name="ce12">
            <text:p>455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3469.2000675201416" table:style-name="ce12">
            <text:p>3.469</text:p>
          </table:table-cell>
          <table:table-cell office:value-type="float" office:value="5131.2800998687744" table:style-name="ce12">
            <text:p>5.131</text:p>
          </table:table-cell>
          <table:table-cell office:value-type="float" office:value="544.8800106048584" table:style-name="ce12">
            <text:p>545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5811.4001131057739" table:style-name="ce12">
            <text:p>5.811</text:p>
          </table:table-cell>
          <table:table-cell office:value-type="float" office:value="4370.800085067749" table:style-name="ce12">
            <text:p>4.371</text:p>
          </table:table-cell>
          <table:table-cell office:value-type="float" office:value="4417.8400859832764" table:style-name="ce12">
            <text:p>4.418</text:p>
          </table:table-cell>
          <table:table-cell office:value-type="float" office:value="354.76000690460205" table:style-name="ce12">
            <text:p>355</text:p>
          </table:table-cell>
          <table:table-cell office:value-type="float" office:value="174.44000339508057" table:style-name="ce12">
            <text:p>174</text:p>
          </table:table-cell>
          <table:table-cell office:value-type="float" office:value="5811.4001131057739" table:style-name="ce12">
            <text:p>5.811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49.000000953674316" table:style-name="ce12">
            <text:p>49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13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3">
        <table:table-column table:style-name="co3" table:default-cell-style-name="ce9"/>
        <table:table-column table:style-name="co2" table:default-cell-style-name="ce9"/>
        <table:table-column table:style-name="co3" table:number-columns-repeated="16382" table:default-cell-style-name="ce9"/>
        <table:table-row table:style-name="ro1">
          <table:table-cell office:value-type="string" table:number-columns-spanned="9" table:number-rows-spanned="1" table:style-name="ce25">
            <text:p>MARGEM DE ERRO PARA O TOTAL DO INDICADOR B2A – ESCOL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9" table:number-rows-spanned="1" table:style-name="ce20">
            <text:p>Total de escolas localizadas em áreas rurais<text:s/></text:p>
          </table:table-cell>
          <table:covered-table-cell table:number-columns-repeated="8"/>
          <table:table-cell table:number-columns-repeated="16375"/>
        </table:table-row>
        <table:table-row table:style-name="ro8">
          <table:table-cell office:value-type="string" table:number-columns-spanned="2" table:number-rows-spanned="1" table:style-name="ce15">
            <text:p>Números absolutos</text:p>
          </table:table-cell>
          <table:covered-table-cell/>
          <table:table-cell office:value-type="string" table:style-name="ce10">
            <text:p>Possui computador com acesso à Internet</text:p>
          </table:table-cell>
          <table:table-cell office:value-type="string" table:style-name="ce10">
            <text:p>Não possui computador</text:p>
          </table:table-cell>
          <table:table-cell office:value-type="string" table:style-name="ce10">
            <text:p>Não possui computador em funcionamento</text:p>
          </table:table-cell>
          <table:table-cell office:value-type="string" table:style-name="ce10">
            <text:p>Não possui computador com acesso à Internet</text:p>
          </table:table-cell>
          <table:table-cell office:value-type="string" table:style-name="ce10">
            <text:p>Não sabe ou não respondeu se possui computador</text:p>
          </table:table-cell>
          <table:table-cell office:value-type="string" table:style-name="ce10">
            <text:p>Não possui computador, <text:s/>não possui computador em funcionamento ou não possui computador com acesso à Internet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898.4400758743286" table:style-name="ce12">
            <text:p>3.898</text:p>
          </table:table-cell>
          <table:table-cell office:value-type="float" office:value="6154.4001197814941" table:style-name="ce12">
            <text:p>6.154</text:p>
          </table:table-cell>
          <table:table-cell office:value-type="string" table:style-name="ce12">
            <text:p>-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4357.0800848007202" table:style-name="ce12">
            <text:p>4.357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17.16002368927" table:style-name="ce12">
            <text:p>1.217</text:p>
          </table:table-cell>
          <table:table-cell office:value-type="float" office:value="2075.640040397644" table:style-name="ce12">
            <text:p>2.076</text:p>
          </table:table-cell>
          <table:table-cell office:value-type="string" table:style-name="ce12">
            <text:p>-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1424.9200277328491" table:style-name="ce12">
            <text:p>1.425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Centro-Oeste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92.120001792907715" table:style-name="ce12">
            <text:p>92</text:p>
          </table:table-cell>
          <table:table-cell office:value-type="string" table:style-name="ce12">
            <text:p>-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66.64000129699707" table:style-name="ce12">
            <text:p>67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Nordeste</text:p>
          </table:table-cell>
          <table:table-cell office:value-type="float" office:value="3651.4800710678101" table:style-name="ce12">
            <text:p>3.651</text:p>
          </table:table-cell>
          <table:table-cell office:value-type="float" office:value="5746.7201118469238" table:style-name="ce12">
            <text:p>5.74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090.5200796127319" table:style-name="ce12">
            <text:p>4.091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Sudeste</text:p>
          </table:table-cell>
          <table:table-cell office:value-type="float" office:value="542.92001056671143" table:style-name="ce12">
            <text:p>543</text:p>
          </table:table-cell>
          <table:table-cell office:value-type="float" office:value="680.12001323699951" table:style-name="ce12">
            <text:p>68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407.68000793457031" table:style-name="ce12">
            <text:p>408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Sul</text:p>
          </table:table-cell>
          <table:table-cell office:value-type="float" office:value="258.72000503540039" table:style-name="ce12">
            <text:p>259</text:p>
          </table:table-cell>
          <table:table-cell office:value-type="float" office:value="268.52000522613525" table:style-name="ce12">
            <text:p>269</text:p>
          </table:table-cell>
          <table:table-cell office:value-type="string" table:style-name="ce12">
            <text:p>-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0" table:style-name="ce12">
            <text:p>0</text:p>
          </table:table-cell>
          <table:table-cell office:value-type="float" office:value="186.2000036239624" table:style-name="ce12">
            <text:p>186</text:p>
          </table:table-cell>
          <table:table-cell table:number-columns-repeated="16376" table:style-name="ce9"/>
        </table:table-row>
        <table:table-row table:style-name="ro6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567.2000694274902" table:style-name="ce12">
            <text:p>3.567</text:p>
          </table:table-cell>
          <table:table-cell office:value-type="float" office:value="6166.160120010376" table:style-name="ce12">
            <text:p>6.166</text:p>
          </table:table-cell>
          <table:table-cell office:value-type="string" table:style-name="ce12">
            <text:p>-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4353.1600847244263" table:style-name="ce12">
            <text:p>4.353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Pública Estadual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472.36000919342041" table:style-name="ce12">
            <text:p>472</text:p>
          </table:table-cell>
          <table:table-cell office:value-type="string" table:style-name="ce12">
            <text:p>-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0" table:style-name="ce12">
            <text:p>0</text:p>
          </table:table-cell>
          <table:table-cell office:value-type="float" office:value="325.36000633239746" table:style-name="ce12">
            <text:p>325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5">
            <text:p>Total – Públicas</text:p>
          </table:table-cell>
          <table:table-cell office:value-type="float" office:value="3769.0800733566284" table:style-name="ce12">
            <text:p>3.769</text:p>
          </table:table-cell>
          <table:table-cell office:value-type="float" office:value="6154.4001197814941" table:style-name="ce12">
            <text:p>6.154</text:p>
          </table:table-cell>
          <table:table-cell office:value-type="string" table:style-name="ce12">
            <text:p>-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4355.1200847625732" table:style-name="ce12">
            <text:p>4.355</text:p>
          </table:table-cell>
          <table:table-cell table:number-columns-repeated="16376" table:style-name="ce9"/>
        </table:table-row>
        <table:table-row table:style-name="ro5">
          <table:covered-table-cell/>
          <table:table-cell office:value-type="string" table:style-name="ce3">
            <text:p>Particular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52.920001029968262" table:style-name="ce12">
            <text:p>53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8.80000114440918" table:style-name="ce12">
            <text:p>59</text:p>
          </table:table-cell>
          <table:table-cell table:number-columns-repeated="16376" table:style-name="ce9"/>
        </table:table-row>
        <table:table-row table:style-name="ro4">
          <table:table-cell office:value-type="string" table:style-name="ce11">
            <text:p>Fonte: CGI.br/NIC.br, Centro Regional de Estudos para Desenvolvimento da Sociedade da Informação (Cetic.br), Pesquisa sobre o uso das Tecnologias de Informação e Comunicação nas escolas brasileiras - TIC Educação 2017</text:p>
          </table:table-cell>
          <table:table-cell table:number-columns-repeated="16383" table:style-name="ce9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2A2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MARGEM DE ERRO PARA O TOTAL DO INDICADOR B2A2 – ESCOLAS RURAIS COM ACESSO À INTERNET – ESCOLAS QUE POSSUEM COMPUTADOR E ESCOLAS QUE ACESSAM A REDE POR MEIO DE OUTROS DISPOSITIVOS</text:p>
          </table:table-cell>
          <table:table-cell table:number-columns-repeated="4" table:style-name="ce7"/>
          <table:table-cell table:number-columns-repeated="16379" table:style-name="ce9"/>
        </table:table-row>
        <table:table-row table:style-name="ro1">
          <table:table-cell office:value-type="string" table:number-columns-spanned="5" table:number-rows-spanned="1" table:style-name="ce20">
            <text:p>Total de escolas localizadas em áreas rurais</text:p>
          </table:table-cell>
          <table:covered-table-cell table:number-columns-repeated="4"/>
          <table:table-cell table:number-columns-repeated="16379" table:style-name="ce1"/>
        </table:table-row>
        <table:table-row table:style-name="ro9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6">
            <text:p>Sim<text:span text:style-name="T3">2</text:span></text:p>
          </table:table-cell>
          <table:table-cell office:value-type="string" table:style-name="ce6">
            <text:p>A escola não possui computador, computador em funcionamento, computador com acesso à Internet ou conexão à rede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492.3200874328613" table:style-name="ce12">
            <text:p>4.492</text:p>
          </table:table-cell>
          <table:table-cell office:value-type="float" office:value="6001.5201168060303" table:style-name="ce12">
            <text:p>6.00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930.6000375747681" table:style-name="ce12">
            <text:p>1.93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03.88000202178955" table:style-name="ce12">
            <text:p>10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5627.1601095199585" table:style-name="ce12">
            <text:p>5.62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719.32001399993896" table:style-name="ce12">
            <text:p>719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317.52000617980957" table:style-name="ce12">
            <text:p>318</text:p>
          </table:table-cell>
          <table:table-cell table:number-columns-repeated="16380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6040.7201175689697" table:style-name="ce12">
            <text:p>6.04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562.52001094818115" table:style-name="ce12">
            <text:p>56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6001.5201168060303" table:style-name="ce12">
            <text:p>6.00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76.440001487731934" table:style-name="ce12">
            <text:p>7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7">
            <text:p><text:span text:style-name="T4">2<text:s text:c="2"/></text:span>Na pesquisa TIC Educação, considera-se que a escola possui acesso à Internet quando há algum tipo de computador (de mesa, portátil ou tablet) com acesso à Internet. No entanto, para o indicador B2A, foram considerados também os dados de escolas que não possuem computador ou computador em funcionamento, mas declararam possuir acesso à rede.<text:s/></text:p>
          </table:table-cell>
          <table:table-cell table:number-columns-repeated="8" table:style-name="ce7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2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2B – ESCOLAS RURAIS QUE NÃO POSSUEM COMPUTADOR OU COMPUTADOR EM FUNCIONAMENTO, MAS POSSUEM ACESSO À INTERNET</text:p>
          </table:table-cell>
          <table:table-cell table:number-columns-repeated="7" table:style-name="ce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6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747.9200534820557" table:style-name="ce12">
            <text:p>2.748</text:p>
          </table:table-cell>
          <table:table-cell office:value-type="float" office:value="5840.8001136779785" table:style-name="ce12">
            <text:p>5.84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02.000093460083" table:style-name="ce12">
            <text:p>4.80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0.92000293731689" table:style-name="ce12">
            <text:p>151</text:p>
          </table:table-cell>
          <table:table-cell office:value-type="float" office:value="2148.160041809082" table:style-name="ce12">
            <text:p>2.14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21.0000276565552" table:style-name="ce12">
            <text:p>1.42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92.120001792907715" table:style-name="ce12">
            <text:p>9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6.240001678466797" table:style-name="ce12">
            <text:p>8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40.0800533294678" table:style-name="ce12">
            <text:p>2.740</text:p>
          </table:table-cell>
          <table:table-cell office:value-type="float" office:value="5378.240104675293" table:style-name="ce12">
            <text:p>5.37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51.1200885772705" table:style-name="ce12">
            <text:p>4.55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693.84001350402832" table:style-name="ce12">
            <text:p>69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1.56000995635986" table:style-name="ce12">
            <text:p>5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282.24000549316406" table:style-name="ce12">
            <text:p>28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25.40000438690186" table:style-name="ce12">
            <text:p>225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47.9200534820557" table:style-name="ce12">
            <text:p>2.748</text:p>
          </table:table-cell>
          <table:table-cell office:value-type="float" office:value="5854.5201139450073" table:style-name="ce12">
            <text:p>5.85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47.1200923919678" table:style-name="ce12">
            <text:p>4.74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474.32000923156738" table:style-name="ce12">
            <text:p>47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07.1200351715088" table:style-name="ce12">
            <text:p>1.80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747.9200534820557" table:style-name="ce12">
            <text:p>2.748</text:p>
          </table:table-cell>
          <table:table-cell office:value-type="float" office:value="5840.8001136779785" table:style-name="ce12">
            <text:p>5.84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70.6400928497314" table:style-name="ce12">
            <text:p>4.77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49.000000953674316" table:style-name="ce12">
            <text:p>4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7.4800271987915" table:style-name="ce12">
            <text:p>1.39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2C – ESCOLAS RURAIS QUE NÃO POSSUEM COMPUTADOR OU COMPUTADOR EM FUNCIONAMENTO, POR EQUIPAMENTOS UTILIZADOS PARA ACESSO À INTERNET</text:p>
          </table:table-cell>
          <table:table-cell table:number-columns-repeated="9" table:style-name="ce7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20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11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Computador pessoal do responsável pelo escola ou de outros funcionários da escola</text:p>
          </table:table-cell>
          <table:table-cell office:value-type="string" table:style-name="ce2">
            <text:p>Celular</text:p>
          </table:table-cell>
          <table:table-cell office:value-type="string" table:style-name="ce2">
            <text:p>Televisão</text:p>
          </table:table-cell>
          <table:table-cell office:value-type="string" table:style-name="ce2">
            <text:p>Lousa digital</text:p>
          </table:table-cell>
          <table:table-cell office:value-type="string" table:style-name="ce2">
            <text:p>Projetor acoplado a computador</text:p>
          </table:table-cell>
          <table:table-cell office:value-type="string" table:style-name="ce2">
            <text:p>Computador da escola, que não está funcionando no momento</text:p>
          </table:table-cell>
          <table:table-cell office:value-type="string" table:style-name="ce2">
            <text:p>Outro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80.32000350952148" table:style-name="ce12">
            <text:p>180</text:p>
          </table:table-cell>
          <table:table-cell office:value-type="float" office:value="2745.9600534439087" table:style-name="ce12">
            <text:p>2.746</text:p>
          </table:table-cell>
          <table:table-cell office:value-type="float" office:value="43.120000839233398" table:style-name="ce12">
            <text:p>43</text:p>
          </table:table-cell>
          <table:table-cell office:value-type="string" table:style-name="ce12">
            <text:p>-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54.880001068115234" table:style-name="ce12">
            <text:p>55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54.880001068115234" table:style-name="ce12">
            <text:p>5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5.880000114440918" table:style-name="ce12">
            <text:p>6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2740.0800533294678" table:style-name="ce12">
            <text:p>2.740</text:p>
          </table:table-cell>
          <table:table-cell office:value-type="float" office:value="17.640000343322754" table:style-name="ce12">
            <text:p>1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4.44000339508057" table:style-name="ce12">
            <text:p>174</text:p>
          </table:table-cell>
          <table:table-cell office:value-type="float" office:value="2745.9600534439087" table:style-name="ce12">
            <text:p>2.746</text:p>
          </table:table-cell>
          <table:table-cell office:value-type="float" office:value="39.200000762939453" table:style-name="ce12">
            <text:p>39</text:p>
          </table:table-cell>
          <table:table-cell office:value-type="string" table:style-name="ce12">
            <text:p>-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54.880001068115234" table:style-name="ce12">
            <text:p>5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80.32000350952148" table:style-name="ce12">
            <text:p>180</text:p>
          </table:table-cell>
          <table:table-cell office:value-type="float" office:value="2745.9600534439087" table:style-name="ce12">
            <text:p>2.746</text:p>
          </table:table-cell>
          <table:table-cell office:value-type="float" office:value="39.200000762939453" table:style-name="ce12">
            <text:p>39</text:p>
          </table:table-cell>
          <table:table-cell office:value-type="string" table:style-name="ce12">
            <text:p>-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54.880001068115234" table:style-name="ce12">
            <text:p>5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7.640000343322754" table:style-name="ce12">
            <text:p>1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0" table:style-name="ce12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13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B2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53" table:number-rows-spanned="1" table:style-name="ce19">
            <text:p>PROPORÇÃO PARA O INDICADOR B2D – ESCOLAS RURAIS, POR MOTIVOS PARA NÃO UTILIZAR INTERNET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53" table:number-rows-spanned="1" table:style-name="ce20">
            <text:p>Total de escolas localizadas em áreas rurais</text:p>
          </table:table-cell>
          <table:covered-table-cell table:number-columns-repeated="52"/>
          <table:table-cell table:number-columns-repeated="16331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21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21">
            <text:p>Alto custo de conexão à Internet</text:p>
          </table:table-cell>
          <table:covered-table-cell table:number-columns-repeated="4"/>
          <table:table-cell office:value-type="string" table:number-columns-spanned="5" table:number-rows-spanned="1" table:style-name="ce21">
            <text:p>Falta de infraestrutura de acesso à Internet na região</text:p>
          </table:table-cell>
          <table:covered-table-cell table:number-columns-repeated="4"/>
          <table:table-cell office:value-type="string" table:number-columns-spanned="5" table:number-rows-spanned="1" table:style-name="ce21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21">
            <text:p>Pouca habilidade dos funcionários da escola com o uso da Internet</text:p>
          </table:table-cell>
          <table:covered-table-cell table:number-columns-repeated="4"/>
          <table:table-cell office:value-type="string" table:number-columns-spanned="5" table:number-rows-spanned="1" table:style-name="ce21">
            <text:p>A escola não tem interesse em usar a Internet</text:p>
          </table:table-cell>
          <table:covered-table-cell table:number-columns-repeated="4"/>
          <table:table-cell office:value-type="string" table:number-columns-spanned="5" table:number-rows-spanned="1" table:style-name="ce21">
            <text:p>Preocupação com segurança ou privacidade</text:p>
          </table:table-cell>
          <table:covered-table-cell table:number-columns-repeated="4"/>
          <table:table-cell office:value-type="string" table:number-columns-spanned="5" table:number-rows-spanned="1" table:style-name="ce21">
            <text:p>Falta de energia elétrica</text:p>
          </table:table-cell>
          <table:covered-table-cell table:number-columns-repeated="4"/>
          <table:table-cell office:value-type="string" table:number-columns-spanned="5" table:number-rows-spanned="1" table:style-name="ce21">
            <text:p>A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5">
            <text:p>Outros</text:p>
          </table:table-cell>
          <table:covered-table-cell table:number-columns-repeated="4"/>
          <table:table-cell table:number-columns-repeated="1633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711.8400917053223" table:style-name="ce12">
            <text:p>4.712</text:p>
          </table:table-cell>
          <table:table-cell office:value-type="float" office:value="5448.800106048584" table:style-name="ce12">
            <text:p>5.449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505.68000984191895" table:style-name="ce12">
            <text:p>506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5199.8801012039185" table:style-name="ce12">
            <text:p>5.200</text:p>
          </table:table-cell>
          <table:table-cell office:value-type="float" office:value="5097.9600992202759" table:style-name="ce12">
            <text:p>5.098</text:p>
          </table:table-cell>
          <table:table-cell office:value-type="float" office:value="1771.8400344848633" table:style-name="ce12">
            <text:p>1.772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5734.960111618042" table:style-name="ce12">
            <text:p>5.735</text:p>
          </table:table-cell>
          <table:table-cell office:value-type="float" office:value="3739.6800727844238" table:style-name="ce12">
            <text:p>3.740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4143.4400806427002" table:style-name="ce12">
            <text:p>4.143</text:p>
          </table:table-cell>
          <table:table-cell office:value-type="float" office:value="5605.6001091003418" table:style-name="ce12">
            <text:p>5.606</text:p>
          </table:table-cell>
          <table:table-cell office:value-type="float" office:value="1662.0800323486328" table:style-name="ce12">
            <text:p>1.662</text:p>
          </table:table-cell>
          <table:table-cell office:value-type="float" office:value="1307.3200254440308" table:style-name="ce12">
            <text:p>1.307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3655.400071144104" table:style-name="ce12">
            <text:p>3.655</text:p>
          </table:table-cell>
          <table:table-cell office:value-type="float" office:value="6019.160117149353" table:style-name="ce12">
            <text:p>6.019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4943.120096206665" table:style-name="ce12">
            <text:p>4.943</text:p>
          </table:table-cell>
          <table:table-cell office:value-type="float" office:value="5197.9201011657715" table:style-name="ce12">
            <text:p>5.198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2089.3600406646729" table:style-name="ce12">
            <text:p>2.089</text:p>
          </table:table-cell>
          <table:table-cell office:value-type="float" office:value="6058.3601179122925" table:style-name="ce12">
            <text:p>6.058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2426.4800472259521" table:style-name="ce12">
            <text:p>2.426</text:p>
          </table:table-cell>
          <table:table-cell office:value-type="float" office:value="5997.6001167297363" table:style-name="ce12">
            <text:p>5.998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4188.5200815200806" table:style-name="ce12">
            <text:p>4.189</text:p>
          </table:table-cell>
          <table:table-cell office:value-type="float" office:value="5721.2401113510132" table:style-name="ce12">
            <text:p>5.721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4492.3200874328613" table:style-name="ce12">
            <text:p>4.492</text:p>
          </table:table-cell>
          <table:table-cell office:value-type="float" office:value="4433.5200862884521" table:style-name="ce12">
            <text:p>4.434</text:p>
          </table:table-cell>
          <table:table-cell office:value-type="float" office:value="5519.360107421875" table:style-name="ce12">
            <text:p>5.5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92.3200874328613" table:style-name="ce12">
            <text:p>4.492</text:p>
          </table:table-cell>
          <table:table-cell table:number-columns-repeated="16332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87.7600231170654" table:style-name="ce12">
            <text:p>1.188</text:p>
          </table:table-cell>
          <table:table-cell office:value-type="float" office:value="2081.520040512085" table:style-name="ce12">
            <text:p>2.082</text:p>
          </table:table-cell>
          <table:table-cell office:value-type="float" office:value="0" table:style-name="ce12">
            <text:p>0</text:p>
          </table:table-cell>
          <table:table-cell office:value-type="float" office:value="478.24000930786133" table:style-name="ce12">
            <text:p>478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652.2800321578979" table:style-name="ce12">
            <text:p>1.652</text:p>
          </table:table-cell>
          <table:table-cell office:value-type="float" office:value="2007.0400390625" table:style-name="ce12">
            <text:p>2.007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954.1200380325317" table:style-name="ce12">
            <text:p>1.954</text:p>
          </table:table-cell>
          <table:table-cell office:value-type="float" office:value="1526.8400297164917" table:style-name="ce12">
            <text:p>1.527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264.2000246047974" table:style-name="ce12">
            <text:p>1.264</text:p>
          </table:table-cell>
          <table:table-cell office:value-type="float" office:value="2016.8400392532349" table:style-name="ce12">
            <text:p>2.017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235.20000457763672" table:style-name="ce12">
            <text:p>235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005.480019569397" table:style-name="ce12">
            <text:p>1.005</text:p>
          </table:table-cell>
          <table:table-cell office:value-type="float" office:value="2007.0400390625" table:style-name="ce12">
            <text:p>2.007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256.3600244522095" table:style-name="ce12">
            <text:p>1.256</text:p>
          </table:table-cell>
          <table:table-cell office:value-type="float" office:value="2018.8000392913818" table:style-name="ce12">
            <text:p>2.019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342.6000261306763" table:style-name="ce12">
            <text:p>1.343</text:p>
          </table:table-cell>
          <table:table-cell office:value-type="float" office:value="1950.2000379562378" table:style-name="ce12">
            <text:p>1.950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613.0800313949585" table:style-name="ce12">
            <text:p>1.613</text:p>
          </table:table-cell>
          <table:table-cell office:value-type="float" office:value="2030.5600395202637" table:style-name="ce12">
            <text:p>2.031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615.0400314331055" table:style-name="ce12">
            <text:p>1.615</text:p>
          </table:table-cell>
          <table:table-cell office:value-type="float" office:value="1987.4400386810303" table:style-name="ce12">
            <text:p>1.987</text:p>
          </table:table-cell>
          <table:table-cell office:value-type="float" office:value="0" table:style-name="ce12">
            <text:p>0</text:p>
          </table:table-cell>
          <table:table-cell office:value-type="float" office:value="262.64000511169434" table:style-name="ce12">
            <text:p>263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1417.0800275802612" table:style-name="ce12">
            <text:p>1.417</text:p>
          </table:table-cell>
          <table:table-cell office:value-type="float" office:value="1975.6800384521484" table:style-name="ce12">
            <text:p>1.97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25.0000238418579" table:style-name="ce12">
            <text:p>1.225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98.000001907348633" table:style-name="ce12">
            <text:p>9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541.3200883865356" table:style-name="ce12">
            <text:p>4.541</text:p>
          </table:table-cell>
          <table:table-cell office:value-type="float" office:value="4980.3600969314575" table:style-name="ce12">
            <text:p>4.980</text:p>
          </table:table-cell>
          <table:table-cell office:value-type="float" office:value="0" table:style-name="ce12">
            <text:p>0</text:p>
          </table:table-cell>
          <table:table-cell office:value-type="float" office:value="129.3600025177002" table:style-name="ce12">
            <text:p>129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4886.2800951004028" table:style-name="ce12">
            <text:p>4.886</text:p>
          </table:table-cell>
          <table:table-cell office:value-type="float" office:value="4649.1200904846191" table:style-name="ce12">
            <text:p>4.649</text:p>
          </table:table-cell>
          <table:table-cell office:value-type="float" office:value="1765.9600343704224" table:style-name="ce12">
            <text:p>1.766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5341.0001039505005" table:style-name="ce12">
            <text:p>5.341</text:p>
          </table:table-cell>
          <table:table-cell office:value-type="float" office:value="3386.8800659179688" table:style-name="ce12">
            <text:p>3.387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3918.0400762557983" table:style-name="ce12">
            <text:p>3.918</text:p>
          </table:table-cell>
          <table:table-cell office:value-type="float" office:value="5180.2801008224487" table:style-name="ce12">
            <text:p>5.180</text:p>
          </table:table-cell>
          <table:table-cell office:value-type="float" office:value="1658.1600322723389" table:style-name="ce12">
            <text:p>1.658</text:p>
          </table:table-cell>
          <table:table-cell office:value-type="float" office:value="1285.7600250244141" table:style-name="ce12">
            <text:p>1.286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3492.7200679779053" table:style-name="ce12">
            <text:p>3.493</text:p>
          </table:table-cell>
          <table:table-cell office:value-type="float" office:value="5625.2001094818115" table:style-name="ce12">
            <text:p>5.625</text:p>
          </table:table-cell>
          <table:table-cell office:value-type="float" office:value="0" table:style-name="ce12">
            <text:p>0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4751.0400924682617" table:style-name="ce12">
            <text:p>4.751</text:p>
          </table:table-cell>
          <table:table-cell office:value-type="float" office:value="4741.2400922775269" table:style-name="ce12">
            <text:p>4.741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1513.1200294494629" table:style-name="ce12">
            <text:p>1.513</text:p>
          </table:table-cell>
          <table:table-cell office:value-type="float" office:value="5693.8001108169556" table:style-name="ce12">
            <text:p>5.694</text:p>
          </table:table-cell>
          <table:table-cell office:value-type="float" office:value="0" table:style-name="ce12">
            <text:p>0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1795.360034942627" table:style-name="ce12">
            <text:p>1.795</text:p>
          </table:table-cell>
          <table:table-cell office:value-type="float" office:value="5589.920108795166" table:style-name="ce12">
            <text:p>5.59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3847.4800748825073" table:style-name="ce12">
            <text:p>3.847</text:p>
          </table:table-cell>
          <table:table-cell office:value-type="float" office:value="5313.5601034164429" table:style-name="ce12">
            <text:p>5.314</text:p>
          </table:table-cell>
          <table:table-cell office:value-type="float" office:value="0" table:style-name="ce12">
            <text:p>0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4280.6400833129883" table:style-name="ce12">
            <text:p>4.281</text:p>
          </table:table-cell>
          <table:table-cell office:value-type="float" office:value="4184.6000814437866" table:style-name="ce12">
            <text:p>4.185</text:p>
          </table:table-cell>
          <table:table-cell office:value-type="float" office:value="5096.0000991821289" table:style-name="ce12">
            <text:p>5.09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80.6400833129883" table:style-name="ce12">
            <text:p>4.281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74.36000728607178" table:style-name="ce12">
            <text:p>374</text:p>
          </table:table-cell>
          <table:table-cell office:value-type="float" office:value="680.12001323699951" table:style-name="ce12">
            <text:p>680</text:p>
          </table:table-cell>
          <table:table-cell office:value-type="float" office:value="0" table:style-name="ce12">
            <text:p>0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597.80001163482666" table:style-name="ce12">
            <text:p>598</text:p>
          </table:table-cell>
          <table:table-cell office:value-type="float" office:value="544.8800106048584" table:style-name="ce12">
            <text:p>545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662.48001289367676" table:style-name="ce12">
            <text:p>662</text:p>
          </table:table-cell>
          <table:table-cell office:value-type="float" office:value="417.48000812530518" table:style-name="ce12">
            <text:p>417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0" table:style-name="ce12">
            <text:p>0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458.6400089263916" table:style-name="ce12">
            <text:p>459</text:p>
          </table:table-cell>
          <table:table-cell office:value-type="float" office:value="650.72001266479492" table:style-name="ce12">
            <text:p>651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346.92000675201416" table:style-name="ce12">
            <text:p>347</text:p>
          </table:table-cell>
          <table:table-cell office:value-type="float" office:value="682.08001327514648" table:style-name="ce12">
            <text:p>682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515.48001003265381" table:style-name="ce12">
            <text:p>515</text:p>
          </table:table-cell>
          <table:table-cell office:value-type="float" office:value="607.60001182556152" table:style-name="ce12">
            <text:p>608</text:p>
          </table:table-cell>
          <table:table-cell office:value-type="float" office:value="0" table:style-name="ce12">
            <text:p>0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503.72000980377197" table:style-name="ce12">
            <text:p>504</text:p>
          </table:table-cell>
          <table:table-cell office:value-type="float" office:value="627.20001220703125" table:style-name="ce12">
            <text:p>627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231.28000450134277" table:style-name="ce12">
            <text:p>231</text:p>
          </table:table-cell>
          <table:table-cell office:value-type="float" office:value="703.64001369476318" table:style-name="ce12">
            <text:p>704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346.92000675201416" table:style-name="ce12">
            <text:p>347</text:p>
          </table:table-cell>
          <table:table-cell office:value-type="float" office:value="674.24001312255859" table:style-name="ce12">
            <text:p>674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196.00000381469727" table:style-name="ce12">
            <text:p>196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348.88000679016113" table:style-name="ce12">
            <text:p>349</text:p>
          </table:table-cell>
          <table:table-cell office:value-type="float" office:value="697.76001358032227" table:style-name="ce12">
            <text:p>69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40.96001052856445" table:style-name="ce12">
            <text:p>541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35.24000263214111" table:style-name="ce12">
            <text:p>135</text:p>
          </table:table-cell>
          <table:table-cell office:value-type="float" office:value="294.0000057220459" table:style-name="ce12">
            <text:p>29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243.04000473022461" table:style-name="ce12">
            <text:p>243</text:p>
          </table:table-cell>
          <table:table-cell office:value-type="float" office:value="221.48000431060791" table:style-name="ce12">
            <text:p>221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309.68000602722168" table:style-name="ce12">
            <text:p>310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141.12000274658203" table:style-name="ce12">
            <text:p>141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301.84000587463379" table:style-name="ce12">
            <text:p>30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50.8800048828125" table:style-name="ce12">
            <text:p>251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305.76000595092773" table:style-name="ce12">
            <text:p>30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0.8800048828125" table:style-name="ce12">
            <text:p>251</text:p>
          </table:table-cell>
          <table:table-cell table:number-columns-repeated="16332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705.9600915908813" table:style-name="ce12">
            <text:p>4.706</text:p>
          </table:table-cell>
          <table:table-cell office:value-type="float" office:value="5470.3601064682007" table:style-name="ce12">
            <text:p>5.470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505.68000984191895" table:style-name="ce12">
            <text:p>506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5199.8801012039185" table:style-name="ce12">
            <text:p>5.200</text:p>
          </table:table-cell>
          <table:table-cell office:value-type="float" office:value="5105.8000993728638" table:style-name="ce12">
            <text:p>5.106</text:p>
          </table:table-cell>
          <table:table-cell office:value-type="float" office:value="1769.8800344467163" table:style-name="ce12">
            <text:p>1.770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5752.6001119613647" table:style-name="ce12">
            <text:p>5.753</text:p>
          </table:table-cell>
          <table:table-cell office:value-type="float" office:value="3735.7600727081299" table:style-name="ce12">
            <text:p>3.736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4143.4400806427002" table:style-name="ce12">
            <text:p>4.143</text:p>
          </table:table-cell>
          <table:table-cell office:value-type="float" office:value="5635.0001096725464" table:style-name="ce12">
            <text:p>5.635</text:p>
          </table:table-cell>
          <table:table-cell office:value-type="float" office:value="1660.1200323104858" table:style-name="ce12">
            <text:p>1.660</text:p>
          </table:table-cell>
          <table:table-cell office:value-type="float" office:value="1307.3200254440308" table:style-name="ce12">
            <text:p>1.307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3639.7200708389282" table:style-name="ce12">
            <text:p>3.640</text:p>
          </table:table-cell>
          <table:table-cell office:value-type="float" office:value="6042.6801176071167" table:style-name="ce12">
            <text:p>6.043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4939.2000961303711" table:style-name="ce12">
            <text:p>4.939</text:p>
          </table:table-cell>
          <table:table-cell office:value-type="float" office:value="5221.4401016235352" table:style-name="ce12">
            <text:p>5.221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2087.4000406265259" table:style-name="ce12">
            <text:p>2.087</text:p>
          </table:table-cell>
          <table:table-cell office:value-type="float" office:value="6085.8001184463501" table:style-name="ce12">
            <text:p>6.086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2418.6400470733643" table:style-name="ce12">
            <text:p>2.419</text:p>
          </table:table-cell>
          <table:table-cell office:value-type="float" office:value="6009.3601169586182" table:style-name="ce12">
            <text:p>6.009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4180.6800813674927" table:style-name="ce12">
            <text:p>4.181</text:p>
          </table:table-cell>
          <table:table-cell office:value-type="float" office:value="5731.040111541748" table:style-name="ce12">
            <text:p>5.731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4433.5200862884521" table:style-name="ce12">
            <text:p>4.434</text:p>
          </table:table-cell>
          <table:table-cell office:value-type="float" office:value="5546.8001079559326" table:style-name="ce12">
            <text:p>5.54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72.8000831604004" table:style-name="ce12">
            <text:p>4.273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86.16000556945801" table:style-name="ce12">
            <text:p>286</text:p>
          </table:table-cell>
          <table:table-cell office:value-type="float" office:value="495.88000965118408" table:style-name="ce12">
            <text:p>49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339.08000659942627" table:style-name="ce12">
            <text:p>339</text:p>
          </table:table-cell>
          <table:table-cell office:value-type="float" office:value="462.56000900268555" table:style-name="ce12">
            <text:p>463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501.760009765625" table:style-name="ce12">
            <text:p>502</text:p>
          </table:table-cell>
          <table:table-cell office:value-type="float" office:value="274.40000534057617" table:style-name="ce12">
            <text:p>274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560.56001091003418" table:style-name="ce12">
            <text:p>561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0" table:style-name="ce12">
            <text:p>0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376.32000732421875" table:style-name="ce12">
            <text:p>376</text:p>
          </table:table-cell>
          <table:table-cell office:value-type="float" office:value="435.12000846862793" table:style-name="ce12">
            <text:p>435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241.08000469207764" table:style-name="ce12">
            <text:p>241</text:p>
          </table:table-cell>
          <table:table-cell office:value-type="float" office:value="519.40001010894775" table:style-name="ce12">
            <text:p>51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558.60001087188721" table:style-name="ce12">
            <text:p>559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429.24000835418701" table:style-name="ce12">
            <text:p>429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0" table:style-name="ce12">
            <text:p>0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433.16000843048096" table:style-name="ce12">
            <text:p>433</text:p>
          </table:table-cell>
          <table:table-cell office:value-type="float" office:value="372.4000072479248" table:style-name="ce12">
            <text:p>372</text:p>
          </table:table-cell>
          <table:table-cell office:value-type="float" office:value="0" table:style-name="ce12">
            <text:p>0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1783.6000347137451" table:style-name="ce12">
            <text:p>1.784</text:p>
          </table:table-cell>
          <table:table-cell office:value-type="float" office:value="56.840001106262207" table:style-name="ce12">
            <text:p>57</text:p>
          </table:table-cell>
          <table:table-cell office:value-type="float" office:value="560.56001091003418" table:style-name="ce12">
            <text:p>56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83.6000347137451" table:style-name="ce12">
            <text:p>1.784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711.8400917053223" table:style-name="ce12">
            <text:p>4.712</text:p>
          </table:table-cell>
          <table:table-cell office:value-type="float" office:value="5448.800106048584" table:style-name="ce12">
            <text:p>5.449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505.68000984191895" table:style-name="ce12">
            <text:p>506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5199.8801012039185" table:style-name="ce12">
            <text:p>5.200</text:p>
          </table:table-cell>
          <table:table-cell office:value-type="float" office:value="5097.9600992202759" table:style-name="ce12">
            <text:p>5.098</text:p>
          </table:table-cell>
          <table:table-cell office:value-type="float" office:value="1771.8400344848633" table:style-name="ce12">
            <text:p>1.772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5734.960111618042" table:style-name="ce12">
            <text:p>5.735</text:p>
          </table:table-cell>
          <table:table-cell office:value-type="float" office:value="3739.6800727844238" table:style-name="ce12">
            <text:p>3.740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4143.4400806427002" table:style-name="ce12">
            <text:p>4.143</text:p>
          </table:table-cell>
          <table:table-cell office:value-type="float" office:value="5605.6001091003418" table:style-name="ce12">
            <text:p>5.606</text:p>
          </table:table-cell>
          <table:table-cell office:value-type="float" office:value="1662.0800323486328" table:style-name="ce12">
            <text:p>1.662</text:p>
          </table:table-cell>
          <table:table-cell office:value-type="float" office:value="1307.3200254440308" table:style-name="ce12">
            <text:p>1.307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3655.400071144104" table:style-name="ce12">
            <text:p>3.655</text:p>
          </table:table-cell>
          <table:table-cell office:value-type="float" office:value="6019.160117149353" table:style-name="ce12">
            <text:p>6.019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4943.120096206665" table:style-name="ce12">
            <text:p>4.943</text:p>
          </table:table-cell>
          <table:table-cell office:value-type="float" office:value="5197.9201011657715" table:style-name="ce12">
            <text:p>5.198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2089.3600406646729" table:style-name="ce12">
            <text:p>2.089</text:p>
          </table:table-cell>
          <table:table-cell office:value-type="float" office:value="6058.3601179122925" table:style-name="ce12">
            <text:p>6.058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2426.4800472259521" table:style-name="ce12">
            <text:p>2.426</text:p>
          </table:table-cell>
          <table:table-cell office:value-type="float" office:value="5997.6001167297363" table:style-name="ce12">
            <text:p>5.998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4188.5200815200806" table:style-name="ce12">
            <text:p>4.189</text:p>
          </table:table-cell>
          <table:table-cell office:value-type="float" office:value="5721.2401113510132" table:style-name="ce12">
            <text:p>5.721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4406.0800857543945" table:style-name="ce12">
            <text:p>4.406</text:p>
          </table:table-cell>
          <table:table-cell office:value-type="float" office:value="4433.5200862884521" table:style-name="ce12">
            <text:p>4.434</text:p>
          </table:table-cell>
          <table:table-cell office:value-type="float" office:value="5519.360107421875" table:style-name="ce12">
            <text:p>5.51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06.0800857543945" table:style-name="ce12">
            <text:p>4.406</text:p>
          </table:table-cell>
          <table:table-cell table:number-columns-repeated="1633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35.280000686645508" table:style-name="ce12">
            <text:p>35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0" table:style-name="ce12">
            <text:p>0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74.480001449584961" table:style-name="ce12">
            <text:p>7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7.4800271987915" table:style-name="ce12">
            <text:p>1.397</text:p>
          </table:table-cell>
          <table:table-cell table:number-columns-repeated="1633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3" table:number-rows-spanned="1" table:style-name="ce13"/>
          <table:covered-table-cell table:number-columns-repeated="52"/>
          <table:table-cell table:number-columns-repeated="1633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3" table:number-rows-spanned="1" table:style-name="ce19">
            <text:p>PROPORÇÃO PARA 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20">
            <text:p>Total de escolas localizadas em áreas rurais com acesso à Internet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1" table:number-rows-spanned="2" table:style-name="ce15">
            <text:p>Conexão discada</text:p>
          </table:table-cell>
          <table:table-cell office:value-type="string" table:number-columns-spanned="1" table:number-rows-spanned="2" table:style-name="ce15">
            <text:p>Banda larga fixa</text:p>
          </table:table-cell>
          <table:table-cell office:value-type="string" table:number-columns-spanned="5" table:number-rows-spanned="1" table:style-name="ce21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5">
            <text:p>Modem 3G ou 4G</text:p>
          </table:table-cell>
          <table:table-cell office:value-type="string" table:number-columns-spanned="1" table:number-rows-spanned="2" table:style-name="ce15">
            <text:p>Não sabe</text:p>
          </table:table-cell>
          <table:table-cell office:value-type="string" table:number-columns-spanned="1" table:number-rows-spanned="2" table:style-name="ce15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2">
            <text:p>Conexão via linha telefônica ou DSL</text:p>
          </table:table-cell>
          <table:table-cell office:value-type="string" table:style-name="ce2">
            <text:p>Conexão via cabo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table-cell office:value-type="string" table:style-name="ce2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5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7.040000915527344" table:style-name="ce12">
            <text:p>47</text:p>
          </table:table-cell>
          <table:table-cell office:value-type="float" office:value="3408.4400663375854" table:style-name="ce12">
            <text:p>3.408</text:p>
          </table:table-cell>
          <table:table-cell office:value-type="float" office:value="550.76001071929932" table:style-name="ce12">
            <text:p>551</text:p>
          </table:table-cell>
          <table:table-cell office:value-type="float" office:value="2234.4000434875488" table:style-name="ce12">
            <text:p>2.234</text:p>
          </table:table-cell>
          <table:table-cell office:value-type="float" office:value="1891.4000368118286" table:style-name="ce12">
            <text:p>1.891</text:p>
          </table:table-cell>
          <table:table-cell office:value-type="float" office:value="2161.8800420761108" table:style-name="ce12">
            <text:p>2.162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2201.0800428390503" table:style-name="ce12">
            <text:p>2.201</text:p>
          </table:table-cell>
          <table:table-cell office:value-type="float" office:value="1515.0800294876099" table:style-name="ce12">
            <text:p>1.515</text:p>
          </table:table-cell>
          <table:table-cell office:value-type="float" office:value="687.9600133895874" table:style-name="ce12">
            <text:p>68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972.16001892089844" table:style-name="ce12">
            <text:p>972</text:p>
          </table:table-cell>
          <table:table-cell office:value-type="float" office:value="476.28000926971436" table:style-name="ce12">
            <text:p>476</text:p>
          </table:table-cell>
          <table:table-cell office:value-type="float" office:value="660.52001285552979" table:style-name="ce12">
            <text:p>661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601.72001171112061" table:style-name="ce12">
            <text:p>602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486.08000946044922" table:style-name="ce12">
            <text:p>486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674.24001312255859" table:style-name="ce12">
            <text:p>67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12">
            <text:p>0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25.480000495910645" table:style-name="ce12">
            <text:p>2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12">
            <text:p>0</text:p>
          </table:table-cell>
          <table:table-cell office:value-type="float" office:value="3202.6400623321533" table:style-name="ce12">
            <text:p>3.203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2089.3600406646729" table:style-name="ce12">
            <text:p>2.089</text:p>
          </table:table-cell>
          <table:table-cell office:value-type="float" office:value="1832.6000356674194" table:style-name="ce12">
            <text:p>1.833</text:p>
          </table:table-cell>
          <table:table-cell office:value-type="float" office:value="2020.7600393295288" table:style-name="ce12">
            <text:p>2.021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2122.6800413131714" table:style-name="ce12">
            <text:p>2.123</text:p>
          </table:table-cell>
          <table:table-cell office:value-type="float" office:value="1458.2400283813477" table:style-name="ce12">
            <text:p>1.458</text:p>
          </table:table-cell>
          <table:table-cell office:value-type="float" office:value="9.8000001907348633" table:style-name="ce12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48.80001068115234" table:style-name="ce12">
            <text:p>549</text:p>
          </table:table-cell>
          <table:table-cell office:value-type="float" office:value="196.00000381469727" table:style-name="ce12">
            <text:p>196</text:p>
          </table:table-cell>
          <table:table-cell office:value-type="float" office:value="368.48000717163086" table:style-name="ce12">
            <text:p>368</text:p>
          </table:table-cell>
          <table:table-cell office:value-type="float" office:value="327.32000637054443" table:style-name="ce12">
            <text:p>327</text:p>
          </table:table-cell>
          <table:table-cell office:value-type="float" office:value="384.16000747680664" table:style-name="ce12">
            <text:p>384</text:p>
          </table:table-cell>
          <table:table-cell office:value-type="float" office:value="205.80000400543213" table:style-name="ce12">
            <text:p>206</text:p>
          </table:table-cell>
          <table:table-cell office:value-type="float" office:value="274.40000534057617" table:style-name="ce12">
            <text:p>274</text:p>
          </table:table-cell>
          <table:table-cell office:value-type="float" office:value="344.96000671386719" table:style-name="ce12">
            <text:p>345</text:p>
          </table:table-cell>
          <table:table-cell office:value-type="float" office:value="98.000001907348633" table:style-name="ce12">
            <text:p>9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317.52000617980957" table:style-name="ce12">
            <text:p>318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211.68000411987305" table:style-name="ce12">
            <text:p>212</text:p>
          </table:table-cell>
          <table:table-cell office:value-type="float" office:value="278.32000541687012" table:style-name="ce12">
            <text:p>278</text:p>
          </table:table-cell>
          <table:table-cell office:value-type="float" office:value="270.48000526428223" table:style-name="ce12">
            <text:p>270</text:p>
          </table:table-cell>
          <table:table-cell office:value-type="float" office:value="172.48000335693359" table:style-name="ce12">
            <text:p>172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205.80000400543213" table:style-name="ce12">
            <text:p>206</text:p>
          </table:table-cell>
          <table:table-cell office:value-type="float" office:value="86.240001678466797" table:style-name="ce12">
            <text:p>86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3137.9600610733032" table:style-name="ce12">
            <text:p>3.138</text:p>
          </table:table-cell>
          <table:table-cell office:value-type="float" office:value="523.3200101852417" table:style-name="ce12">
            <text:p>523</text:p>
          </table:table-cell>
          <table:table-cell office:value-type="float" office:value="1779.6800346374512" table:style-name="ce12">
            <text:p>1.780</text:p>
          </table:table-cell>
          <table:table-cell office:value-type="float" office:value="1840.4400358200073" table:style-name="ce12">
            <text:p>1.840</text:p>
          </table:table-cell>
          <table:table-cell office:value-type="float" office:value="2089.3600406646729" table:style-name="ce12">
            <text:p>2.089</text:p>
          </table:table-cell>
          <table:table-cell office:value-type="float" office:value="223.44000434875488" table:style-name="ce12">
            <text:p>223</text:p>
          </table:table-cell>
          <table:table-cell office:value-type="float" office:value="1742.4400339126587" table:style-name="ce12">
            <text:p>1.742</text:p>
          </table:table-cell>
          <table:table-cell office:value-type="float" office:value="1307.3200254440308" table:style-name="ce12">
            <text:p>1.307</text:p>
          </table:table-cell>
          <table:table-cell office:value-type="float" office:value="686.00001335144043" table:style-name="ce12">
            <text:p>68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12">
            <text:p>0</text:p>
          </table:table-cell>
          <table:table-cell office:value-type="float" office:value="778.12001514434814" table:style-name="ce12">
            <text:p>778</text:p>
          </table:table-cell>
          <table:table-cell office:value-type="float" office:value="168.56000328063965" table:style-name="ce12">
            <text:p>169</text:p>
          </table:table-cell>
          <table:table-cell office:value-type="float" office:value="233.24000453948975" table:style-name="ce12">
            <text:p>233</text:p>
          </table:table-cell>
          <table:table-cell office:value-type="float" office:value="450.80000877380371" table:style-name="ce12">
            <text:p>451</text:p>
          </table:table-cell>
          <table:table-cell office:value-type="float" office:value="580.16001129150391" table:style-name="ce12">
            <text:p>580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1407.2800273895264" table:style-name="ce12">
            <text:p>1.407</text:p>
          </table:table-cell>
          <table:table-cell office:value-type="float" office:value="809.48001575469971" table:style-name="ce12">
            <text:p>809</text:p>
          </table:table-cell>
          <table:table-cell office:value-type="float" office:value="50.960000991821289" table:style-name="ce12">
            <text:p>5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3196.7600622177124" table:style-name="ce12">
            <text:p>3.197</text:p>
          </table:table-cell>
          <table:table-cell office:value-type="float" office:value="548.80001068115234" table:style-name="ce12">
            <text:p>549</text:p>
          </table:table-cell>
          <table:table-cell office:value-type="float" office:value="1791.440034866333" table:style-name="ce12">
            <text:p>1.791</text:p>
          </table:table-cell>
          <table:table-cell office:value-type="float" office:value="1891.4000368118286" table:style-name="ce12">
            <text:p>1.891</text:p>
          </table:table-cell>
          <table:table-cell office:value-type="float" office:value="2161.8800420761108" table:style-name="ce12">
            <text:p>2.162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2201.0800428390503" table:style-name="ce12">
            <text:p>2.201</text:p>
          </table:table-cell>
          <table:table-cell office:value-type="float" office:value="1515.0800294876099" table:style-name="ce12">
            <text:p>1.515</text:p>
          </table:table-cell>
          <table:table-cell office:value-type="float" office:value="687.9600133895874" table:style-name="ce12">
            <text:p>68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3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16" table:number-rows-spanned="1" table:style-name="ce19">
            <text:p>PROPORÇÃO PARA 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20">
            <text:p>Total de escolas localizadas em áreas rurai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Até 256 Kbps</text:p>
          </table:table-cell>
          <table:table-cell office:value-type="string" table:style-name="ce2">
            <text:p>De 257 Kbps até 999 Kbps</text:p>
          </table:table-cell>
          <table:table-cell office:value-type="string" table:style-name="ce2">
            <text:p>1 Mbps</text:p>
          </table:table-cell>
          <table:table-cell office:value-type="string" table:style-name="ce2">
            <text:p>2 Mbps</text:p>
          </table:table-cell>
          <table:table-cell office:value-type="string" table:style-name="ce2">
            <text:p>De 3 Mbps até 4 Mbps</text:p>
          </table:table-cell>
          <table:table-cell office:value-type="string" table:style-name="ce2">
            <text:p>De 5 Mbps até 8 Mbps</text:p>
          </table:table-cell>
          <table:table-cell office:value-type="string" table:style-name="ce2">
            <text:p>De 9 Mbps até 10 Mbps</text:p>
          </table:table-cell>
          <table:table-cell office:value-type="string" table:style-name="ce2">
            <text:p>De 11 Mbps até 20 Mbps</text:p>
          </table:table-cell>
          <table:table-cell office:value-type="string" table:style-name="ce2">
            <text:p>De 21 Mbps até 50 Mbps</text:p>
          </table:table-cell>
          <table:table-cell office:value-type="string" table:style-name="ce2">
            <text:p>51 Mbps ou mai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026.6400394439697" table:style-name="ce12">
            <text:p>2.027</text:p>
          </table:table-cell>
          <table:table-cell office:value-type="float" office:value="429.24000835418701" table:style-name="ce12">
            <text:p>429</text:p>
          </table:table-cell>
          <table:table-cell office:value-type="float" office:value="2257.9200439453125" table:style-name="ce12">
            <text:p>2.258</text:p>
          </table:table-cell>
          <table:table-cell office:value-type="float" office:value="2763.6000537872314" table:style-name="ce12">
            <text:p>2.764</text:p>
          </table:table-cell>
          <table:table-cell office:value-type="float" office:value="795.7600154876709" table:style-name="ce12">
            <text:p>796</text:p>
          </table:table-cell>
          <table:table-cell office:value-type="float" office:value="901.60001754760742" table:style-name="ce12">
            <text:p>902</text:p>
          </table:table-cell>
          <table:table-cell office:value-type="float" office:value="186.2000036239624" table:style-name="ce12">
            <text:p>186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799.68001556396484" table:style-name="ce12">
            <text:p>800</text:p>
          </table:table-cell>
          <table:table-cell office:value-type="float" office:value="1093.6800212860107" table:style-name="ce12">
            <text:p>1.094</text:p>
          </table:table-cell>
          <table:table-cell office:value-type="float" office:value="764.40001487731934" table:style-name="ce12">
            <text:p>764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23.36000823974609" table:style-name="ce12">
            <text:p>423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670.32001304626465" table:style-name="ce12">
            <text:p>670</text:p>
          </table:table-cell>
          <table:table-cell office:value-type="float" office:value="648.76001262664795" table:style-name="ce12">
            <text:p>649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170.52000331878662" table:style-name="ce12">
            <text:p>171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54.72000885009766" table:style-name="ce12">
            <text:p>455</text:p>
          </table:table-cell>
          <table:table-cell office:value-type="float" office:value="680.12001323699951" table:style-name="ce12">
            <text:p>68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56.840001106262207" table:style-name="ce12">
            <text:p>57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954.1200380325317" table:style-name="ce12">
            <text:p>1.954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2120.7200412750244" table:style-name="ce12">
            <text:p>2.121</text:p>
          </table:table-cell>
          <table:table-cell office:value-type="float" office:value="2661.6800518035889" table:style-name="ce12">
            <text:p>2.662</text:p>
          </table:table-cell>
          <table:table-cell office:value-type="float" office:value="731.0800142288208" table:style-name="ce12">
            <text:p>731</text:p>
          </table:table-cell>
          <table:table-cell office:value-type="float" office:value="854.56001663208008" table:style-name="ce12">
            <text:p>855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789.88001537322998" table:style-name="ce12">
            <text:p>790</text:p>
          </table:table-cell>
          <table:table-cell office:value-type="float" office:value="815.36001586914063" table:style-name="ce12">
            <text:p>815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66.56000518798828" table:style-name="ce12">
            <text:p>267</text:p>
          </table:table-cell>
          <table:table-cell office:value-type="float" office:value="229.3200044631958" table:style-name="ce12">
            <text:p>229</text:p>
          </table:table-cell>
          <table:table-cell office:value-type="float" office:value="309.68000602722168" table:style-name="ce12">
            <text:p>310</text:p>
          </table:table-cell>
          <table:table-cell office:value-type="float" office:value="262.64000511169434" table:style-name="ce12">
            <text:p>263</text:p>
          </table:table-cell>
          <table:table-cell office:value-type="float" office:value="248.92000484466553" table:style-name="ce12">
            <text:p>249</text:p>
          </table:table-cell>
          <table:table-cell office:value-type="float" office:value="199.92000389099121" table:style-name="ce12">
            <text:p>200</text:p>
          </table:table-cell>
          <table:table-cell office:value-type="float" office:value="117.60000228881836" table:style-name="ce12">
            <text:p>118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478.24000930786133" table:style-name="ce12">
            <text:p>478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90.12000370025635" table:style-name="ce12">
            <text:p>190</text:p>
          </table:table-cell>
          <table:table-cell office:value-type="float" office:value="127.40000247955322" table:style-name="ce12">
            <text:p>127</text:p>
          </table:table-cell>
          <table:table-cell office:value-type="float" office:value="231.28000450134277" table:style-name="ce12">
            <text:p>231</text:p>
          </table:table-cell>
          <table:table-cell office:value-type="float" office:value="245.00000476837158" table:style-name="ce12">
            <text:p>245</text:p>
          </table:table-cell>
          <table:table-cell office:value-type="float" office:value="172.48000335693359" table:style-name="ce12">
            <text:p>172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301.84000587463379" table:style-name="ce12">
            <text:p>302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44.5200281143188" table:style-name="ce12">
            <text:p>1.445</text:p>
          </table:table-cell>
          <table:table-cell office:value-type="float" office:value="405.72000789642334" table:style-name="ce12">
            <text:p>406</text:p>
          </table:table-cell>
          <table:table-cell office:value-type="float" office:value="1813.0000352859497" table:style-name="ce12">
            <text:p>1.813</text:p>
          </table:table-cell>
          <table:table-cell office:value-type="float" office:value="2753.8000535964966" table:style-name="ce12">
            <text:p>2.754</text:p>
          </table:table-cell>
          <table:table-cell office:value-type="float" office:value="768.32001495361328" table:style-name="ce12">
            <text:p>768</text:p>
          </table:table-cell>
          <table:table-cell office:value-type="float" office:value="891.80001735687256" table:style-name="ce12">
            <text:p>892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1013.3200197219849" table:style-name="ce12">
            <text:p>1.013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462.1600284576416" table:style-name="ce12">
            <text:p>1.462</text:p>
          </table:table-cell>
          <table:table-cell office:value-type="float" office:value="143.080002784729" table:style-name="ce12">
            <text:p>143</text:p>
          </table:table-cell>
          <table:table-cell office:value-type="float" office:value="213.64000415802002" table:style-name="ce12">
            <text:p>214</text:p>
          </table:table-cell>
          <table:table-cell office:value-type="float" office:value="274.40000534057617" table:style-name="ce12">
            <text:p>274</text:p>
          </table:table-cell>
          <table:table-cell office:value-type="float" office:value="213.64000415802002" table:style-name="ce12">
            <text:p>214</text:p>
          </table:table-cell>
          <table:table-cell office:value-type="float" office:value="123.48000240325928" table:style-name="ce12">
            <text:p>123</text:p>
          </table:table-cell>
          <table:table-cell office:value-type="float" office:value="127.40000247955322" table:style-name="ce12">
            <text:p>127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789.88001537322998" table:style-name="ce12">
            <text:p>790</text:p>
          </table:table-cell>
          <table:table-cell office:value-type="float" office:value="444.92000865936279" table:style-name="ce12">
            <text:p>445</text:p>
          </table:table-cell>
          <table:table-cell office:value-type="float" office:value="325.36000633239746" table:style-name="ce12">
            <text:p>325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026.6400394439697" table:style-name="ce12">
            <text:p>2.027</text:p>
          </table:table-cell>
          <table:table-cell office:value-type="float" office:value="427.28000831604004" table:style-name="ce12">
            <text:p>427</text:p>
          </table:table-cell>
          <table:table-cell office:value-type="float" office:value="1822.8000354766846" table:style-name="ce12">
            <text:p>1.823</text:p>
          </table:table-cell>
          <table:table-cell office:value-type="float" office:value="2763.6000537872314" table:style-name="ce12">
            <text:p>2.764</text:p>
          </table:table-cell>
          <table:table-cell office:value-type="float" office:value="795.7600154876709" table:style-name="ce12">
            <text:p>796</text:p>
          </table:table-cell>
          <table:table-cell office:value-type="float" office:value="901.60001754760742" table:style-name="ce12">
            <text:p>902</text:p>
          </table:table-cell>
          <table:table-cell office:value-type="float" office:value="184.24000358581543" table:style-name="ce12">
            <text:p>184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799.68001556396484" table:style-name="ce12">
            <text:p>800</text:p>
          </table:table-cell>
          <table:table-cell office:value-type="float" office:value="1093.6800212860107" table:style-name="ce12">
            <text:p>1.094</text:p>
          </table:table-cell>
          <table:table-cell office:value-type="float" office:value="764.40001487731934" table:style-name="ce12">
            <text:p>764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1393.5600271224976" table:style-name="ce12">
            <text:p>1.394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13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PROPORÇÃO PARA 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0">
            <text:p>Total de escolas localizadas em áreas rurais com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406.4800662994385" table:style-name="ce12">
            <text:p>3.406</text:p>
          </table:table-cell>
          <table:table-cell office:value-type="float" office:value="2646.0000514984131" table:style-name="ce12">
            <text:p>2.646</text:p>
          </table:table-cell>
          <table:table-cell office:value-type="float" office:value="137.20000267028809" table:style-name="ce12">
            <text:p>137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97.68001747131348" table:style-name="ce12">
            <text:p>898</text:p>
          </table:table-cell>
          <table:table-cell office:value-type="float" office:value="919.24001789093018" table:style-name="ce12">
            <text:p>91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220.2800626754761" table:style-name="ce12">
            <text:p>3.220</text:p>
          </table:table-cell>
          <table:table-cell office:value-type="float" office:value="2430.4000473022461" table:style-name="ce12">
            <text:p>2.43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56.64001083374023" table:style-name="ce12">
            <text:p>557</text:p>
          </table:table-cell>
          <table:table-cell office:value-type="float" office:value="393.9600076675415" table:style-name="ce12">
            <text:p>394</text:p>
          </table:table-cell>
          <table:table-cell office:value-type="float" office:value="137.20000267028809" table:style-name="ce12">
            <text:p>1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9.28000640869141" table:style-name="ce12">
            <text:p>329</text:p>
          </table:table-cell>
          <table:table-cell office:value-type="float" office:value="284.20000553131104" table:style-name="ce12">
            <text:p>284</text:p>
          </table:table-cell>
          <table:table-cell office:value-type="float" office:value="0" table:style-name="ce12">
            <text:p>0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26.2800569534302" table:style-name="ce12">
            <text:p>2.926</text:p>
          </table:table-cell>
          <table:table-cell office:value-type="float" office:value="2520.5600490570068" table:style-name="ce12">
            <text:p>2.521</text:p>
          </table:table-cell>
          <table:table-cell office:value-type="float" office:value="137.20000267028809" table:style-name="ce12">
            <text:p>137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540.5600299835205" table:style-name="ce12">
            <text:p>1.541</text:p>
          </table:table-cell>
          <table:table-cell office:value-type="float" office:value="936.88001823425293" table:style-name="ce12">
            <text:p>93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202.6400623321533" table:style-name="ce12">
            <text:p>3.203</text:p>
          </table:table-cell>
          <table:table-cell office:value-type="float" office:value="2646.0000514984131" table:style-name="ce12">
            <text:p>2.646</text:p>
          </table:table-cell>
          <table:table-cell office:value-type="float" office:value="137.20000267028809" table:style-name="ce12">
            <text:p>137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9" table:number-rows-spanned="1" table:style-name="ce19">
            <text:p>PROPORÇÃO PARA 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20">
            <text:p>Total de escolas localizadas em áre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De uso livre para todos, inclusive para os alunos</text:p>
          </table:table-cell>
          <table:table-cell office:value-type="string" table:style-name="ce2">
            <text:p>De uso restrito ou com senha e os alunos não podem acessá-la</text:p>
          </table:table-cell>
          <table:table-cell office:value-type="string" table:style-name="ce6">
            <text:p>De uso restrito ou com senha, mas os alunos podem acessá-l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39.00001049041748" table:style-name="ce12">
            <text:p>539</text:p>
          </table:table-cell>
          <table:table-cell office:value-type="float" office:value="2691.0800523757935" table:style-name="ce12">
            <text:p>2.691</text:p>
          </table:table-cell>
          <table:table-cell office:value-type="float" office:value="2361.8000459671021" table:style-name="ce12">
            <text:p>2.362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2649.920051574707" table:style-name="ce12">
            <text:p>2.65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21.40000820159912" table:style-name="ce12">
            <text:p>421</text:p>
          </table:table-cell>
          <table:table-cell office:value-type="float" office:value="797.72001552581787" table:style-name="ce12">
            <text:p>798</text:p>
          </table:table-cell>
          <table:table-cell office:value-type="float" office:value="190.12000370025635" table:style-name="ce12">
            <text:p>190</text:p>
          </table:table-cell>
          <table:table-cell office:value-type="float" office:value="0" table:style-name="ce12">
            <text:p>0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919.24001789093018" table:style-name="ce12">
            <text:p>91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0" table:style-name="ce12">
            <text:p>0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92.120001792907715" table:style-name="ce12">
            <text:p>9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2502.9200487136841" table:style-name="ce12">
            <text:p>2.503</text:p>
          </table:table-cell>
          <table:table-cell office:value-type="float" office:value="2306.9200448989868" table:style-name="ce12">
            <text:p>2.307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2430.4000473022461" table:style-name="ce12">
            <text:p>2.43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78.32000541687012" table:style-name="ce12">
            <text:p>278</text:p>
          </table:table-cell>
          <table:table-cell office:value-type="float" office:value="491.96000957489014" table:style-name="ce12">
            <text:p>492</text:p>
          </table:table-cell>
          <table:table-cell office:value-type="float" office:value="352.80000686645508" table:style-name="ce12">
            <text:p>353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409.64000797271729" table:style-name="ce12">
            <text:p>4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43.080002784729" table:style-name="ce12">
            <text:p>143</text:p>
          </table:table-cell>
          <table:table-cell office:value-type="float" office:value="309.68000602722168" table:style-name="ce12">
            <text:p>310</text:p>
          </table:table-cell>
          <table:table-cell office:value-type="float" office:value="294.0000057220459" table:style-name="ce12">
            <text:p>294</text:p>
          </table:table-cell>
          <table:table-cell office:value-type="float" office:value="0" table:style-name="ce12">
            <text:p>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292.04000568389893" table:style-name="ce12">
            <text:p>292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97.84000968933105" table:style-name="ce12">
            <text:p>498</text:p>
          </table:table-cell>
          <table:table-cell office:value-type="float" office:value="2342.2000455856323" table:style-name="ce12">
            <text:p>2.342</text:p>
          </table:table-cell>
          <table:table-cell office:value-type="float" office:value="1899.2400369644165" table:style-name="ce12">
            <text:p>1.899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2524.4800491333008" table:style-name="ce12">
            <text:p>2.52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211.68000411987305" table:style-name="ce12">
            <text:p>212</text:p>
          </table:table-cell>
          <table:table-cell office:value-type="float" office:value="1468.0400285720825" table:style-name="ce12">
            <text:p>1.468</text:p>
          </table:table-cell>
          <table:table-cell office:value-type="float" office:value="442.96000862121582" table:style-name="ce12">
            <text:p>443</text:p>
          </table:table-cell>
          <table:table-cell office:value-type="float" office:value="0" table:style-name="ce12">
            <text:p>0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936.88001823425293" table:style-name="ce12">
            <text:p>93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39.00001049041748" table:style-name="ce12">
            <text:p>539</text:p>
          </table:table-cell>
          <table:table-cell office:value-type="float" office:value="2691.0800523757935" table:style-name="ce12">
            <text:p>2.691</text:p>
          </table:table-cell>
          <table:table-cell office:value-type="float" office:value="1944.3200378417969" table:style-name="ce12">
            <text:p>1.944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2647.9600515365601" table:style-name="ce12">
            <text:p>2.64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5.080000877380371" table:style-name="ce12">
            <text:p>4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13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4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7" table:number-rows-spanned="1" table:style-name="ce19">
            <text:p>PROPORÇÃO PARA 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0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276.3201026916504" table:style-name="ce12">
            <text:p>5.276</text:p>
          </table:table-cell>
          <table:table-cell office:value-type="float" office:value="5752.6001119613647" table:style-name="ce12">
            <text:p>5.753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3.720000267028809" table:style-name="ce12">
            <text:p>1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546.4400300979614" table:style-name="ce12">
            <text:p>1.546</text:p>
          </table:table-cell>
          <table:table-cell office:value-type="float" office:value="2069.7600402832031" table:style-name="ce12">
            <text:p>2.07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990.1600971221924" table:style-name="ce12">
            <text:p>4.990</text:p>
          </table:table-cell>
          <table:table-cell office:value-type="float" office:value="5313.5601034164429" table:style-name="ce12">
            <text:p>5.314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27.20001220703125" table:style-name="ce12">
            <text:p>627</text:p>
          </table:table-cell>
          <table:table-cell office:value-type="float" office:value="646.80001258850098" table:style-name="ce12">
            <text:p>647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13.720000267028809" table:style-name="ce12">
            <text:p>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48.88000679016113" table:style-name="ce12">
            <text:p>349</text:p>
          </table:table-cell>
          <table:table-cell office:value-type="float" office:value="370.44000720977783" table:style-name="ce12">
            <text:p>370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74.3601026535034" table:style-name="ce12">
            <text:p>5.274</text:p>
          </table:table-cell>
          <table:table-cell office:value-type="float" office:value="5744.7601118087769" table:style-name="ce12">
            <text:p>5.745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3.720000267028809" table:style-name="ce12">
            <text:p>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779.6800346374512" table:style-name="ce12">
            <text:p>1.780</text:p>
          </table:table-cell>
          <table:table-cell office:value-type="float" office:value="599.76001167297363" table:style-name="ce12">
            <text:p>60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276.3201026916504" table:style-name="ce12">
            <text:p>5.276</text:p>
          </table:table-cell>
          <table:table-cell office:value-type="float" office:value="5723.2001113891602" table:style-name="ce12">
            <text:p>5.723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3.720000267028809" table:style-name="ce12">
            <text:p>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11.72000217437744" table:style-name="ce12">
            <text:p>112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4B – ESCOLAS RURAIS, POR ORIGEM DO CELULAR UTILIZADO NAS ATIVIDADES ADMINISTRATIVAS</text:p>
          </table:table-cell>
          <table:table-cell table:number-columns-repeated="10" table:style-name="ce8"/>
          <table:table-cell table:number-columns-repeated="16373"/>
        </table:table-row>
        <table:table-row table:style-name="ro1">
          <table:table-cell office:value-type="string" table:number-columns-spanned="7" table:number-rows-spanned="1" table:style-name="ce20">
            <text:p>Total de escolas localizadas em áreas rurais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De propriedade da escola</text:p>
          </table:table-cell>
          <table:table-cell office:value-type="string" table:style-name="ce2">
            <text:p>Pessoais, mas cujos créditos ou planos foram custeados pela escola</text:p>
          </table:table-cell>
          <table:table-cell office:value-type="string" table:style-name="ce2">
            <text:p>Pessoais, não custeados pela escola</text:p>
          </table:table-cell>
          <table:table-cell office:value-type="string" table:style-name="ce2">
            <text:p>Não se aplica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1042.7200202941895" table:style-name="ce12">
            <text:p>1.043</text:p>
          </table:table-cell>
          <table:table-cell office:value-type="float" office:value="2789.0800542831421" table:style-name="ce12">
            <text:p>2.789</text:p>
          </table:table-cell>
          <table:table-cell office:value-type="float" office:value="4831.4000940322876" table:style-name="ce12">
            <text:p>4.831</text:p>
          </table:table-cell>
          <table:table-cell office:value-type="float" office:value="5752.6001119613647" table:style-name="ce12">
            <text:p>5.75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93.72001934051514" table:style-name="ce12">
            <text:p>994</text:p>
          </table:table-cell>
          <table:table-cell office:value-type="float" office:value="789.88001537322998" table:style-name="ce12">
            <text:p>790</text:p>
          </table:table-cell>
          <table:table-cell office:value-type="float" office:value="1313.2000255584717" table:style-name="ce12">
            <text:p>1.313</text:p>
          </table:table-cell>
          <table:table-cell office:value-type="float" office:value="2069.7600402832031" table:style-name="ce12">
            <text:p>2.07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113.68000221252441" table:style-name="ce12">
            <text:p>1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2657.7600517272949" table:style-name="ce12">
            <text:p>2.658</text:p>
          </table:table-cell>
          <table:table-cell office:value-type="float" office:value="4594.2400894165039" table:style-name="ce12">
            <text:p>4.594</text:p>
          </table:table-cell>
          <table:table-cell office:value-type="float" office:value="5313.5601034164429" table:style-name="ce12">
            <text:p>5.31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278.32000541687012" table:style-name="ce12">
            <text:p>278</text:p>
          </table:table-cell>
          <table:table-cell office:value-type="float" office:value="617.40001201629639" table:style-name="ce12">
            <text:p>617</text:p>
          </table:table-cell>
          <table:table-cell office:value-type="float" office:value="646.80001258850098" table:style-name="ce12">
            <text:p>64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350.84000682830811" table:style-name="ce12">
            <text:p>351</text:p>
          </table:table-cell>
          <table:table-cell office:value-type="float" office:value="376.32000732421875" table:style-name="ce12">
            <text:p>376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64.32001876831055" table:style-name="ce12">
            <text:p>964</text:p>
          </table:table-cell>
          <table:table-cell office:value-type="float" office:value="2753.8000535964966" table:style-name="ce12">
            <text:p>2.754</text:p>
          </table:table-cell>
          <table:table-cell office:value-type="float" office:value="4803.96009349823" table:style-name="ce12">
            <text:p>4.804</text:p>
          </table:table-cell>
          <table:table-cell office:value-type="float" office:value="5744.7601118087769" table:style-name="ce12">
            <text:p>5.74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27.28000831604004" table:style-name="ce12">
            <text:p>427</text:p>
          </table:table-cell>
          <table:table-cell office:value-type="float" office:value="468.44000911712646" table:style-name="ce12">
            <text:p>468</text:p>
          </table:table-cell>
          <table:table-cell office:value-type="float" office:value="1724.8000335693359" table:style-name="ce12">
            <text:p>1.725</text:p>
          </table:table-cell>
          <table:table-cell office:value-type="float" office:value="599.76001167297363" table:style-name="ce12">
            <text:p>60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1040.7600202560425" table:style-name="ce12">
            <text:p>1.041</text:p>
          </table:table-cell>
          <table:table-cell office:value-type="float" office:value="2787.1200542449951" table:style-name="ce12">
            <text:p>2.787</text:p>
          </table:table-cell>
          <table:table-cell office:value-type="float" office:value="4831.4000940322876" table:style-name="ce12">
            <text:p>4.831</text:p>
          </table:table-cell>
          <table:table-cell office:value-type="float" office:value="5723.2001113891602" table:style-name="ce12">
            <text:p>5.7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1395.5200271606445" table:style-name="ce12">
            <text:p>1.39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3"/>
          <table:covered-table-cell table:number-columns-repeated="6"/>
          <table:table-cell table:number-columns-repeated="16377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B4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5" table:number-rows-spanned="1" table:style-name="ce19">
            <text:p>PROPORÇÃO PARA O INDICADOR B4C – ESCOLAS RURAIS, POR ATIVIDADES ADMINISTRATIVAS REALIZADAS COM O CELULAR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20">
            <text:p>Total de escolas localizadas em áreas rurai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Enviar mensagens de texto SMS</text:p>
          </table:table-cell>
          <table:covered-table-cell table:number-columns-repeated="3"/>
          <table:table-cell office:value-type="string" table:number-columns-spanned="4" table:number-rows-spanned="1" table:style-name="ce15">
            <text:p>Enviar mensagem por aplicativos</text:p>
          </table:table-cell>
          <table:covered-table-cell table:number-columns-repeated="3"/>
          <table:table-cell office:value-type="string" table:number-columns-spanned="4" table:number-rows-spanned="1" table:style-name="ce21">
            <text:p>Acessar páginas ou sites da Internet</text:p>
          </table:table-cell>
          <table:covered-table-cell table:number-columns-repeated="3"/>
          <table:table-cell office:value-type="string" table:number-columns-spanned="4" table:number-rows-spanned="1" table:style-name="ce15">
            <text:p>Enviar e-mails</text:p>
          </table:table-cell>
          <table:covered-table-cell table:number-columns-repeated="3"/>
          <table:table-cell office:value-type="string" table:number-columns-spanned="4" table:number-rows-spanned="1" table:style-name="ce15">
            <text:p>Comunicar-se com os pais dos alunos</text:p>
          </table:table-cell>
          <table:covered-table-cell table:number-columns-repeated="3"/>
          <table:table-cell office:value-type="string" table:number-columns-spanned="4" table:number-rows-spanned="1" table:style-name="ce21">
            <text:p>Comunicar-se com a Secretaria de Educação</text:p>
          </table:table-cell>
          <table:covered-table-cell table:number-columns-repeated="3"/>
          <table:table-cell office:value-type="string" table:number-columns-spanned="4" table:number-rows-spanned="1" table:style-name="ce15">
            <text:p>Acessar redes sociais</text:p>
          </table:table-cell>
          <table:covered-table-cell table:number-columns-repeated="3"/>
          <table:table-cell office:value-type="string" table:number-columns-spanned="4" table:number-rows-spanned="1" table:style-name="ce21">
            <text:p>Acessar programas de gestão escolar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5162.640100479126" table:style-name="ce12">
            <text:p>5.163</text:p>
          </table:table-cell>
          <table:table-cell office:value-type="float" office:value="3126.2000608444214" table:style-name="ce12">
            <text:p>3.126</text:p>
          </table:table-cell>
          <table:table-cell office:value-type="float" office:value="231.28000450134277" table:style-name="ce12">
            <text:p>231</text:p>
          </table:table-cell>
          <table:table-cell office:value-type="string" table:style-name="ce12">
            <text:p>-</text:p>
          </table:table-cell>
          <table:table-cell office:value-type="float" office:value="4968.6000967025757" table:style-name="ce12">
            <text:p>4.969</text:p>
          </table:table-cell>
          <table:table-cell office:value-type="float" office:value="3416.2800664901733" table:style-name="ce12">
            <text:p>3.416</text:p>
          </table:table-cell>
          <table:table-cell office:value-type="float" office:value="209.72000408172607" table:style-name="ce12">
            <text:p>210</text:p>
          </table:table-cell>
          <table:table-cell office:value-type="string" table:style-name="ce12">
            <text:p>-</text:p>
          </table:table-cell>
          <table:table-cell office:value-type="float" office:value="4502.1200876235962" table:style-name="ce12">
            <text:p>4.502</text:p>
          </table:table-cell>
          <table:table-cell office:value-type="float" office:value="4178.7200813293457" table:style-name="ce12">
            <text:p>4.179</text:p>
          </table:table-cell>
          <table:table-cell office:value-type="float" office:value="243.04000473022461" table:style-name="ce12">
            <text:p>243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4521.7200880050659" table:style-name="ce12">
            <text:p>4.522</text:p>
          </table:table-cell>
          <table:table-cell office:value-type="float" office:value="4229.680082321167" table:style-name="ce12">
            <text:p>4.230</text:p>
          </table:table-cell>
          <table:table-cell office:value-type="float" office:value="235.20000457763672" table:style-name="ce12">
            <text:p>235</text:p>
          </table:table-cell>
          <table:table-cell office:value-type="string" table:style-name="ce12">
            <text:p>-</text:p>
          </table:table-cell>
          <table:table-cell office:value-type="float" office:value="4831.4000940322876" table:style-name="ce12">
            <text:p>4.831</text:p>
          </table:table-cell>
          <table:table-cell office:value-type="float" office:value="3382.9600658416748" table:style-name="ce12">
            <text:p>3.383</text:p>
          </table:table-cell>
          <table:table-cell office:value-type="float" office:value="172.48000335693359" table:style-name="ce12">
            <text:p>172</text:p>
          </table:table-cell>
          <table:table-cell office:value-type="string" table:style-name="ce12">
            <text:p>-</text:p>
          </table:table-cell>
          <table:table-cell office:value-type="float" office:value="5325.3201036453247" table:style-name="ce12">
            <text:p>5.325</text:p>
          </table:table-cell>
          <table:table-cell office:value-type="float" office:value="1830.6400356292725" table:style-name="ce12">
            <text:p>1.831</text:p>
          </table:table-cell>
          <table:table-cell office:value-type="float" office:value="9.8000001907348633" table:style-name="ce12">
            <text:p>10</text:p>
          </table:table-cell>
          <table:table-cell office:value-type="string" table:style-name="ce12">
            <text:p>-</text:p>
          </table:table-cell>
          <table:table-cell office:value-type="float" office:value="4572.6800889968872" table:style-name="ce12">
            <text:p>4.573</text:p>
          </table:table-cell>
          <table:table-cell office:value-type="float" office:value="4027.8000783920288" table:style-name="ce12">
            <text:p>4.028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101.8800992965698" table:style-name="ce12">
            <text:p>5.102</text:p>
          </table:table-cell>
          <table:table-cell office:value-type="float" office:value="2998.8000583648682" table:style-name="ce12">
            <text:p>2.999</text:p>
          </table:table-cell>
          <table:table-cell office:value-type="float" office:value="276.36000537872314" table:style-name="ce12">
            <text:p>276</text:p>
          </table:table-cell>
          <table:table-cell office:value-type="float" office:value="58.80000114440918" table:style-name="ce12">
            <text:p>59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50.4000282287598" table:style-name="ce12">
            <text:p>1.450</text:p>
          </table:table-cell>
          <table:table-cell office:value-type="float" office:value="868.28001689910889" table:style-name="ce12">
            <text:p>86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295.5600252151489" table:style-name="ce12">
            <text:p>1.296</text:p>
          </table:table-cell>
          <table:table-cell office:value-type="float" office:value="1128.9600219726563" table:style-name="ce12">
            <text:p>1.12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07.3200254440308" table:style-name="ce12">
            <text:p>1.307</text:p>
          </table:table-cell>
          <table:table-cell office:value-type="float" office:value="1107.4000215530396" table:style-name="ce12">
            <text:p>1.107</text:p>
          </table:table-cell>
          <table:table-cell office:value-type="float" office:value="0" table:style-name="ce12">
            <text:p>0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040.7600202560425" table:style-name="ce12">
            <text:p>1.041</text:p>
          </table:table-cell>
          <table:table-cell office:value-type="float" office:value="1375.9200267791748" table:style-name="ce12">
            <text:p>1.37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493.5200290679932" table:style-name="ce12">
            <text:p>1.494</text:p>
          </table:table-cell>
          <table:table-cell office:value-type="float" office:value="754.60001468658447" table:style-name="ce12">
            <text:p>75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519.0000295639038" table:style-name="ce12">
            <text:p>1.519</text:p>
          </table:table-cell>
          <table:table-cell office:value-type="float" office:value="488.04000949859619" table:style-name="ce12">
            <text:p>48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421.0000276565552" table:style-name="ce12">
            <text:p>1.421</text:p>
          </table:table-cell>
          <table:table-cell office:value-type="float" office:value="952.56001853942871" table:style-name="ce12">
            <text:p>95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417.0800275802612" table:style-name="ce12">
            <text:p>1.417</text:p>
          </table:table-cell>
          <table:table-cell office:value-type="float" office:value="960.4000186920166" table:style-name="ce12">
            <text:p>96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21.560000419616699" table:style-name="ce12">
            <text:p>22</text:p>
          </table:table-cell>
          <table:table-cell office:value-type="string" table:style-name="ce12">
            <text:p>-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21.560000419616699" table:style-name="ce12">
            <text:p>22</text:p>
          </table:table-cell>
          <table:table-cell office:value-type="string" table:style-name="ce12">
            <text:p>-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56.840001106262207" table:style-name="ce12">
            <text:p>57</text:p>
          </table:table-cell>
          <table:table-cell office:value-type="float" office:value="29.40000057220459" table:style-name="ce12">
            <text:p>29</text:p>
          </table:table-cell>
          <table:table-cell office:value-type="string" table:style-name="ce12">
            <text:p>-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911.7600955963135" table:style-name="ce12">
            <text:p>4.912</text:p>
          </table:table-cell>
          <table:table-cell office:value-type="float" office:value="2963.5200576782227" table:style-name="ce12">
            <text:p>2.964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4751.0400924682617" table:style-name="ce12">
            <text:p>4.751</text:p>
          </table:table-cell>
          <table:table-cell office:value-type="float" office:value="3186.9600620269775" table:style-name="ce12">
            <text:p>3.18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261.0400829315186" table:style-name="ce12">
            <text:p>4.261</text:p>
          </table:table-cell>
          <table:table-cell office:value-type="float" office:value="3992.5200777053833" table:style-name="ce12">
            <text:p>3.993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4355.1200847625732" table:style-name="ce12">
            <text:p>4.355</text:p>
          </table:table-cell>
          <table:table-cell office:value-type="float" office:value="3961.1600770950317" table:style-name="ce12">
            <text:p>3.961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4541.3200883865356" table:style-name="ce12">
            <text:p>4.541</text:p>
          </table:table-cell>
          <table:table-cell office:value-type="float" office:value="3275.1600637435913" table:style-name="ce12">
            <text:p>3.275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5052.8800983428955" table:style-name="ce12">
            <text:p>5.053</text:p>
          </table:table-cell>
          <table:table-cell office:value-type="float" office:value="1738.5200338363647" table:style-name="ce12">
            <text:p>1.73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308.0800838470459" table:style-name="ce12">
            <text:p>4.308</text:p>
          </table:table-cell>
          <table:table-cell office:value-type="float" office:value="3865.1200752258301" table:style-name="ce12">
            <text:p>3.86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872.560094833374" table:style-name="ce12">
            <text:p>4.873</text:p>
          </table:table-cell>
          <table:table-cell office:value-type="float" office:value="2767.5200538635254" table:style-name="ce12">
            <text:p>2.76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56.64001083374023" table:style-name="ce12">
            <text:p>557</text:p>
          </table:table-cell>
          <table:table-cell office:value-type="float" office:value="405.72000789642334" table:style-name="ce12">
            <text:p>406</text:p>
          </table:table-cell>
          <table:table-cell office:value-type="float" office:value="229.3200044631958" table:style-name="ce12">
            <text:p>229</text:p>
          </table:table-cell>
          <table:table-cell office:value-type="string" table:style-name="ce12">
            <text:p>-</text:p>
          </table:table-cell>
          <table:table-cell office:value-type="float" office:value="554.68001079559326" table:style-name="ce12">
            <text:p>555</text:p>
          </table:table-cell>
          <table:table-cell office:value-type="float" office:value="421.40000820159912" table:style-name="ce12">
            <text:p>421</text:p>
          </table:table-cell>
          <table:table-cell office:value-type="float" office:value="205.80000400543213" table:style-name="ce12">
            <text:p>206</text:p>
          </table:table-cell>
          <table:table-cell office:value-type="string" table:style-name="ce12">
            <text:p>-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458.6400089263916" table:style-name="ce12">
            <text:p>459</text:p>
          </table:table-cell>
          <table:table-cell office:value-type="float" office:value="239.12000465393066" table:style-name="ce12">
            <text:p>239</text:p>
          </table:table-cell>
          <table:table-cell office:value-type="float" office:value="0" table:style-name="ce12">
            <text:p>0</text:p>
          </table:table-cell>
          <table:table-cell office:value-type="float" office:value="529.20001029968262" table:style-name="ce12">
            <text:p>529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229.3200044631958" table:style-name="ce12">
            <text:p>229</text:p>
          </table:table-cell>
          <table:table-cell office:value-type="string" table:style-name="ce12">
            <text:p>-</text:p>
          </table:table-cell>
          <table:table-cell office:value-type="float" office:value="593.88001155853271" table:style-name="ce12">
            <text:p>594</text:p>
          </table:table-cell>
          <table:table-cell office:value-type="float" office:value="327.32000637054443" table:style-name="ce12">
            <text:p>327</text:p>
          </table:table-cell>
          <table:table-cell office:value-type="float" office:value="170.52000331878662" table:style-name="ce12">
            <text:p>171</text:p>
          </table:table-cell>
          <table:table-cell office:value-type="string" table:style-name="ce12">
            <text:p>-</text:p>
          </table:table-cell>
          <table:table-cell office:value-type="float" office:value="617.40001201629639" table:style-name="ce12">
            <text:p>617</text:p>
          </table:table-cell>
          <table:table-cell office:value-type="float" office:value="233.24000453948975" table:style-name="ce12">
            <text:p>233</text:p>
          </table:table-cell>
          <table:table-cell office:value-type="float" office:value="9.8000001907348633" table:style-name="ce12">
            <text:p>10</text:p>
          </table:table-cell>
          <table:table-cell office:value-type="string" table:style-name="ce12">
            <text:p>-</text:p>
          </table:table-cell>
          <table:table-cell office:value-type="float" office:value="464.52000904083252" table:style-name="ce12">
            <text:p>465</text:p>
          </table:table-cell>
          <table:table-cell office:value-type="float" office:value="523.3200101852417" table:style-name="ce12">
            <text:p>523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409.64000797271729" table:style-name="ce12">
            <text:p>410</text:p>
          </table:table-cell>
          <table:table-cell office:value-type="float" office:value="558.60001087188721" table:style-name="ce12">
            <text:p>559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39.08000659942627" table:style-name="ce12">
            <text:p>339</text:p>
          </table:table-cell>
          <table:table-cell office:value-type="float" office:value="260.68000507354736" table:style-name="ce12">
            <text:p>261</text:p>
          </table:table-cell>
          <table:table-cell office:value-type="float" office:value="3.9200000762939453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248.92000484466553" table:style-name="ce12">
            <text:p>249</text:p>
          </table:table-cell>
          <table:table-cell office:value-type="float" office:value="43.120000839233398" table:style-name="ce12">
            <text:p>43</text:p>
          </table:table-cell>
          <table:table-cell office:value-type="string" table:style-name="ce12">
            <text:p>-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0" table:style-name="ce12">
            <text:p>0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266.56000518798828" table:style-name="ce12">
            <text:p>267</text:p>
          </table:table-cell>
          <table:table-cell office:value-type="float" office:value="43.120000839233398" table:style-name="ce12">
            <text:p>43</text:p>
          </table:table-cell>
          <table:table-cell office:value-type="string" table:style-name="ce12">
            <text:p>-</text:p>
          </table:table-cell>
          <table:table-cell office:value-type="float" office:value="341.04000663757324" table:style-name="ce12">
            <text:p>341</text:p>
          </table:table-cell>
          <table:table-cell office:value-type="float" office:value="213.64000415802002" table:style-name="ce12">
            <text:p>21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46.92000675201416" table:style-name="ce12">
            <text:p>347</text:p>
          </table:table-cell>
          <table:table-cell office:value-type="float" office:value="176.40000343322754" table:style-name="ce12">
            <text:p>17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13.60000610351563" table:style-name="ce12">
            <text:p>314</text:p>
          </table:table-cell>
          <table:table-cell office:value-type="float" office:value="303.80000591278076" table:style-name="ce12">
            <text:p>30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13.60000610351563" table:style-name="ce12">
            <text:p>314</text:p>
          </table:table-cell>
          <table:table-cell office:value-type="float" office:value="297.92000579833984" table:style-name="ce12">
            <text:p>298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58.80000114440918" table:style-name="ce12">
            <text:p>59</text:p>
          </table:table-cell>
          <table:table-cell table:number-columns-repeated="16350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152.8401002883911" table:style-name="ce12">
            <text:p>5.153</text:p>
          </table:table-cell>
          <table:table-cell office:value-type="float" office:value="2843.9600553512573" table:style-name="ce12">
            <text:p>2.844</text:p>
          </table:table-cell>
          <table:table-cell office:value-type="float" office:value="231.28000450134277" table:style-name="ce12">
            <text:p>231</text:p>
          </table:table-cell>
          <table:table-cell office:value-type="string" table:style-name="ce12">
            <text:p>-</text:p>
          </table:table-cell>
          <table:table-cell office:value-type="float" office:value="4886.2800951004028" table:style-name="ce12">
            <text:p>4.886</text:p>
          </table:table-cell>
          <table:table-cell office:value-type="float" office:value="3394.7200660705566" table:style-name="ce12">
            <text:p>3.395</text:p>
          </table:table-cell>
          <table:table-cell office:value-type="float" office:value="176.40000343322754" table:style-name="ce12">
            <text:p>176</text:p>
          </table:table-cell>
          <table:table-cell office:value-type="string" table:style-name="ce12">
            <text:p>-</text:p>
          </table:table-cell>
          <table:table-cell office:value-type="float" office:value="4386.4800853729248" table:style-name="ce12">
            <text:p>4.386</text:p>
          </table:table-cell>
          <table:table-cell office:value-type="float" office:value="4155.200080871582" table:style-name="ce12">
            <text:p>4.155</text:p>
          </table:table-cell>
          <table:table-cell office:value-type="float" office:value="243.04000473022461" table:style-name="ce12">
            <text:p>243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4392.3600854873657" table:style-name="ce12">
            <text:p>4.392</text:p>
          </table:table-cell>
          <table:table-cell office:value-type="float" office:value="4180.6800813674927" table:style-name="ce12">
            <text:p>4.181</text:p>
          </table:table-cell>
          <table:table-cell office:value-type="float" office:value="235.20000457763672" table:style-name="ce12">
            <text:p>235</text:p>
          </table:table-cell>
          <table:table-cell office:value-type="string" table:style-name="ce12">
            <text:p>-</text:p>
          </table:table-cell>
          <table:table-cell office:value-type="float" office:value="4770.6400928497314" table:style-name="ce12">
            <text:p>4.771</text:p>
          </table:table-cell>
          <table:table-cell office:value-type="float" office:value="3361.4000654220581" table:style-name="ce12">
            <text:p>3.361</text:p>
          </table:table-cell>
          <table:table-cell office:value-type="float" office:value="172.48000335693359" table:style-name="ce12">
            <text:p>172</text:p>
          </table:table-cell>
          <table:table-cell office:value-type="string" table:style-name="ce12">
            <text:p>-</text:p>
          </table:table-cell>
          <table:table-cell office:value-type="float" office:value="5293.9601030349731" table:style-name="ce12">
            <text:p>5.294</text:p>
          </table:table-cell>
          <table:table-cell office:value-type="float" office:value="1820.8400354385376" table:style-name="ce12">
            <text:p>1.821</text:p>
          </table:table-cell>
          <table:table-cell office:value-type="float" office:value="9.8000001907348633" table:style-name="ce12">
            <text:p>10</text:p>
          </table:table-cell>
          <table:table-cell office:value-type="string" table:style-name="ce12">
            <text:p>-</text:p>
          </table:table-cell>
          <table:table-cell office:value-type="float" office:value="4470.7600870132446" table:style-name="ce12">
            <text:p>4.471</text:p>
          </table:table-cell>
          <table:table-cell office:value-type="float" office:value="4004.2800779342651" table:style-name="ce12">
            <text:p>4.004</text:p>
          </table:table-cell>
          <table:table-cell office:value-type="float" office:value="248.92000484466553" table:style-name="ce12">
            <text:p>249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097.9600992202759" table:style-name="ce12">
            <text:p>5.098</text:p>
          </table:table-cell>
          <table:table-cell office:value-type="float" office:value="2669.5200519561768" table:style-name="ce12">
            <text:p>2.670</text:p>
          </table:table-cell>
          <table:table-cell office:value-type="float" office:value="252.84000492095947" table:style-name="ce12">
            <text:p>253</text:p>
          </table:table-cell>
          <table:table-cell office:value-type="float" office:value="58.80000114440918" table:style-name="ce12">
            <text:p>59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064.2800207138062" table:style-name="ce12">
            <text:p>1.064</text:p>
          </table:table-cell>
          <table:table-cell office:value-type="float" office:value="1446.4800281524658" table:style-name="ce12">
            <text:p>1.446</text:p>
          </table:table-cell>
          <table:table-cell office:value-type="float" office:value="3.9200000762939453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1732.6400337219238" table:style-name="ce12">
            <text:p>1.733</text:p>
          </table:table-cell>
          <table:table-cell office:value-type="float" office:value="401.80000782012939" table:style-name="ce12">
            <text:p>402</text:p>
          </table:table-cell>
          <table:table-cell office:value-type="float" office:value="115.64000225067139" table:style-name="ce12">
            <text:p>116</text:p>
          </table:table-cell>
          <table:table-cell office:value-type="string" table:style-name="ce12">
            <text:p>-</text:p>
          </table:table-cell>
          <table:table-cell office:value-type="float" office:value="1709.1200332641602" table:style-name="ce12">
            <text:p>1.709</text:p>
          </table:table-cell>
          <table:table-cell office:value-type="float" office:value="513.52000999450684" table:style-name="ce12">
            <text:p>51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538.6000299453735" table:style-name="ce12">
            <text:p>1.539</text:p>
          </table:table-cell>
          <table:table-cell office:value-type="float" office:value="931.00001811981201" table:style-name="ce12">
            <text:p>931</text:p>
          </table:table-cell>
          <table:table-cell office:value-type="float" office:value="3.9200000762939453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1734.6000337600708" table:style-name="ce12">
            <text:p>1.735</text:p>
          </table:table-cell>
          <table:table-cell office:value-type="float" office:value="413.56000804901123" table:style-name="ce12">
            <text:p>41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773.8000345230103" table:style-name="ce12">
            <text:p>1.774</text:p>
          </table:table-cell>
          <table:table-cell office:value-type="float" office:value="172.48000335693359" table:style-name="ce12">
            <text:p>17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709.1200332641602" table:style-name="ce12">
            <text:p>1.709</text:p>
          </table:table-cell>
          <table:table-cell office:value-type="float" office:value="505.68000984191895" table:style-name="ce12">
            <text:p>506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0" table:style-name="ce12">
            <text:p>0</text:p>
          </table:table-cell>
          <table:table-cell office:value-type="float" office:value="999.60001945495605" table:style-name="ce12">
            <text:p>1.000</text:p>
          </table:table-cell>
          <table:table-cell office:value-type="float" office:value="1491.5600290298462" table:style-name="ce12">
            <text:p>1.492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5162.640100479126" table:style-name="ce12">
            <text:p>5.163</text:p>
          </table:table-cell>
          <table:table-cell office:value-type="float" office:value="3126.2000608444214" table:style-name="ce12">
            <text:p>3.126</text:p>
          </table:table-cell>
          <table:table-cell office:value-type="float" office:value="231.28000450134277" table:style-name="ce12">
            <text:p>231</text:p>
          </table:table-cell>
          <table:table-cell office:value-type="string" table:style-name="ce12">
            <text:p>-</text:p>
          </table:table-cell>
          <table:table-cell office:value-type="float" office:value="4968.6000967025757" table:style-name="ce12">
            <text:p>4.969</text:p>
          </table:table-cell>
          <table:table-cell office:value-type="float" office:value="3414.3200664520264" table:style-name="ce12">
            <text:p>3.414</text:p>
          </table:table-cell>
          <table:table-cell office:value-type="float" office:value="209.72000408172607" table:style-name="ce12">
            <text:p>210</text:p>
          </table:table-cell>
          <table:table-cell office:value-type="string" table:style-name="ce12">
            <text:p>-</text:p>
          </table:table-cell>
          <table:table-cell office:value-type="float" office:value="4502.1200876235962" table:style-name="ce12">
            <text:p>4.502</text:p>
          </table:table-cell>
          <table:table-cell office:value-type="float" office:value="4178.7200813293457" table:style-name="ce12">
            <text:p>4.179</text:p>
          </table:table-cell>
          <table:table-cell office:value-type="float" office:value="243.04000473022461" table:style-name="ce12">
            <text:p>243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4521.7200880050659" table:style-name="ce12">
            <text:p>4.522</text:p>
          </table:table-cell>
          <table:table-cell office:value-type="float" office:value="4227.72008228302" table:style-name="ce12">
            <text:p>4.228</text:p>
          </table:table-cell>
          <table:table-cell office:value-type="float" office:value="235.20000457763672" table:style-name="ce12">
            <text:p>235</text:p>
          </table:table-cell>
          <table:table-cell office:value-type="string" table:style-name="ce12">
            <text:p>-</text:p>
          </table:table-cell>
          <table:table-cell office:value-type="float" office:value="4831.4000940322876" table:style-name="ce12">
            <text:p>4.831</text:p>
          </table:table-cell>
          <table:table-cell office:value-type="float" office:value="3382.9600658416748" table:style-name="ce12">
            <text:p>3.383</text:p>
          </table:table-cell>
          <table:table-cell office:value-type="float" office:value="172.48000335693359" table:style-name="ce12">
            <text:p>172</text:p>
          </table:table-cell>
          <table:table-cell office:value-type="string" table:style-name="ce12">
            <text:p>-</text:p>
          </table:table-cell>
          <table:table-cell office:value-type="float" office:value="5325.3201036453247" table:style-name="ce12">
            <text:p>5.325</text:p>
          </table:table-cell>
          <table:table-cell office:value-type="float" office:value="1828.6800355911255" table:style-name="ce12">
            <text:p>1.829</text:p>
          </table:table-cell>
          <table:table-cell office:value-type="float" office:value="9.8000001907348633" table:style-name="ce12">
            <text:p>10</text:p>
          </table:table-cell>
          <table:table-cell office:value-type="string" table:style-name="ce12">
            <text:p>-</text:p>
          </table:table-cell>
          <table:table-cell office:value-type="float" office:value="4572.6800889968872" table:style-name="ce12">
            <text:p>4.573</text:p>
          </table:table-cell>
          <table:table-cell office:value-type="float" office:value="4027.8000783920288" table:style-name="ce12">
            <text:p>4.028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101.8800992965698" table:style-name="ce12">
            <text:p>5.102</text:p>
          </table:table-cell>
          <table:table-cell office:value-type="float" office:value="2996.8400583267212" table:style-name="ce12">
            <text:p>2.997</text:p>
          </table:table-cell>
          <table:table-cell office:value-type="float" office:value="276.36000537872314" table:style-name="ce12">
            <text:p>276</text:p>
          </table:table-cell>
          <table:table-cell office:value-type="float" office:value="58.80000114440918" table:style-name="ce12">
            <text:p>59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11.72000217437744" table:style-name="ce12">
            <text:p>112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13"/>
          <table:covered-table-cell table:number-columns-repeated="34"/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  <table:table table:name="B5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9" table:number-rows-spanned="1" table:style-name="ce19">
            <text:p>PROPORÇÃO PARA O INDICADOR B5A – ESCOLAS RURAIS, POR PROGRAMA DE IMPLEMENTAÇÃO DE INFRAESTRUTURA TECNOLÓGICA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20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2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4" table:number-rows-spanned="1" table:style-name="ce15">
            <text:p>PRONACAMPO</text:p>
          </table:table-cell>
          <table:covered-table-cell table:number-columns-repeated="3"/>
          <table:table-cell office:value-type="string" table:number-columns-spanned="4" table:number-rows-spanned="1" table:style-name="ce21">
            <text:p>Programa Dinheiro Direto na Escola – Campo</text:p>
          </table:table-cell>
          <table:covered-table-cell table:number-columns-repeated="3"/>
          <table:table-cell office:value-type="string" table:number-columns-spanned="4" table:number-rows-spanned="1" table:style-name="ce21">
            <text:p>Mais Educação Campo</text:p>
          </table:table-cell>
          <table:covered-table-cell table:number-columns-repeated="3"/>
          <table:table-cell office:value-type="string" table:number-columns-spanned="4" table:number-rows-spanned="1" table:style-name="ce15">
            <text:p>Caminho da Escola</text:p>
          </table:table-cell>
          <table:covered-table-cell table:number-columns-repeated="3"/>
          <table:table-cell office:value-type="string" table:number-columns-spanned="4" table:number-rows-spanned="1" table:style-name="ce21">
            <text:p>Programa Nacional do Livro Didático Campo</text:p>
          </table:table-cell>
          <table:covered-table-cell table:number-columns-repeated="3"/>
          <table:table-cell office:value-type="string" table:number-columns-spanned="4" table:number-rows-spanned="1" table:style-name="ce21">
            <text:p>Programa de Ações Articuladas</text:p>
          </table:table-cell>
          <table:covered-table-cell table:number-columns-repeated="3"/>
          <table:table-cell office:value-type="string" table:number-columns-spanned="4" table:number-rows-spanned="1" table:style-name="ce15">
            <text:p>PROINFO</text:p>
          </table:table-cell>
          <table:covered-table-cell table:number-columns-repeated="3"/>
          <table:table-cell office:value-type="string" table:number-columns-spanned="4" table:number-rows-spanned="1" table:style-name="ce15">
            <text:p>GESAC</text:p>
          </table:table-cell>
          <table:covered-table-cell table:number-columns-repeated="3"/>
          <table:table-cell office:value-type="string" table:number-columns-spanned="4" table:number-rows-spanned="1" table:style-name="ce15">
            <text:p>Programa Banda Larga nas Escolas</text:p>
          </table:table-cell>
          <table:covered-table-cell table:number-columns-repeated="3"/>
          <table:table-cell office:value-type="string" table:number-columns-spanned="4" table:number-rows-spanned="1" table:style-name="ce21">
            <text:p>Algum programa de empresas que disponibiliza computadores ou acesso à  Internet</text:p>
          </table:table-cell>
          <table:covered-table-cell table:number-columns-repeated="3"/>
          <table:table-cell office:value-type="string" table:number-columns-spanned="4" table:number-rows-spanned="1" table:style-name="ce21">
            <text:p>Algum programa de ONG que disponibiliza computadores ou acesso à  Internet</text:p>
          </table:table-cell>
          <table:covered-table-cell table:number-columns-repeated="3"/>
          <table:table-cell office:value-type="string" table:number-columns-spanned="2" table:number-rows-spanned="1" table:style-name="ce21">
            <text:p>Algum outro programa que disponibiliza computadores ou acesso à  Internet</text:p>
          </table:table-cell>
          <table:covered-table-cell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252.0400438308716" table:style-name="ce12">
            <text:p>2.252</text:p>
          </table:table-cell>
          <table:table-cell office:value-type="float" office:value="5137.1600999832153" table:style-name="ce12">
            <text:p>5.137</text:p>
          </table:table-cell>
          <table:table-cell office:value-type="float" office:value="3396.6800661087036" table:style-name="ce12">
            <text:p>3.397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5231.24010181427" table:style-name="ce12">
            <text:p>5.231</text:p>
          </table:table-cell>
          <table:table-cell office:value-type="float" office:value="5117.5600996017456" table:style-name="ce12">
            <text:p>5.118</text:p>
          </table:table-cell>
          <table:table-cell office:value-type="float" office:value="276.36000537872314" table:style-name="ce12">
            <text:p>276</text:p>
          </table:table-cell>
          <table:table-cell office:value-type="float" office:value="147.00000286102295" table:style-name="ce12">
            <text:p>147</text:p>
          </table:table-cell>
          <table:table-cell office:value-type="float" office:value="4854.9200944900513" table:style-name="ce12">
            <text:p>4.855</text:p>
          </table:table-cell>
          <table:table-cell office:value-type="float" office:value="5870.2001142501831" table:style-name="ce12">
            <text:p>5.870</text:p>
          </table:table-cell>
          <table:table-cell office:value-type="float" office:value="217.56000423431396" table:style-name="ce12">
            <text:p>218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467.2400674819946" table:style-name="ce12">
            <text:p>3.467</text:p>
          </table:table-cell>
          <table:table-cell office:value-type="float" office:value="5531.1201076507568" table:style-name="ce12">
            <text:p>5.531</text:p>
          </table:table-cell>
          <table:table-cell office:value-type="float" office:value="2712.6400527954102" table:style-name="ce12">
            <text:p>2.713</text:p>
          </table:table-cell>
          <table:table-cell office:value-type="float" office:value="143.080002784729" table:style-name="ce12">
            <text:p>143</text:p>
          </table:table-cell>
          <table:table-cell office:value-type="float" office:value="5384.1201047897339" table:style-name="ce12">
            <text:p>5.384</text:p>
          </table:table-cell>
          <table:table-cell office:value-type="float" office:value="4200.2800817489624" table:style-name="ce12">
            <text:p>4.200</text:p>
          </table:table-cell>
          <table:table-cell office:value-type="float" office:value="1464.1200284957886" table:style-name="ce12">
            <text:p>1.464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4880.4000949859619" table:style-name="ce12">
            <text:p>4.880</text:p>
          </table:table-cell>
          <table:table-cell office:value-type="float" office:value="5785.9201126098633" table:style-name="ce12">
            <text:p>5.786</text:p>
          </table:table-cell>
          <table:table-cell office:value-type="float" office:value="2242.2400436401367" table:style-name="ce12">
            <text:p>2.242</text:p>
          </table:table-cell>
          <table:table-cell office:value-type="float" office:value="223.44000434875488" table:style-name="ce12">
            <text:p>223</text:p>
          </table:table-cell>
          <table:table-cell office:value-type="float" office:value="3518.2000684738159" table:style-name="ce12">
            <text:p>3.518</text:p>
          </table:table-cell>
          <table:table-cell office:value-type="float" office:value="5325.3201036453247" table:style-name="ce12">
            <text:p>5.325</text:p>
          </table:table-cell>
          <table:table-cell office:value-type="float" office:value="1848.2800359725952" table:style-name="ce12">
            <text:p>1.848</text:p>
          </table:table-cell>
          <table:table-cell office:value-type="float" office:value="1187.7600231170654" table:style-name="ce12">
            <text:p>1.188</text:p>
          </table:table-cell>
          <table:table-cell office:value-type="float" office:value="1803.2000350952148" table:style-name="ce12">
            <text:p>1.803</text:p>
          </table:table-cell>
          <table:table-cell office:value-type="float" office:value="4937.2400960922241" table:style-name="ce12">
            <text:p>4.937</text:p>
          </table:table-cell>
          <table:table-cell office:value-type="float" office:value="3412.3600664138794" table:style-name="ce12">
            <text:p>3.412</text:p>
          </table:table-cell>
          <table:table-cell office:value-type="float" office:value="752.6400146484375" table:style-name="ce12">
            <text:p>753</text:p>
          </table:table-cell>
          <table:table-cell office:value-type="float" office:value="2389.2400465011597" table:style-name="ce12">
            <text:p>2.389</text:p>
          </table:table-cell>
          <table:table-cell office:value-type="float" office:value="5309.6401033401489" table:style-name="ce12">
            <text:p>5.310</text:p>
          </table:table-cell>
          <table:table-cell office:value-type="float" office:value="3335.9200649261475" table:style-name="ce12">
            <text:p>3.336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1591.5200309753418" table:style-name="ce12">
            <text:p>1.592</text:p>
          </table:table-cell>
          <table:table-cell office:value-type="float" office:value="4780.4400930404663" table:style-name="ce12">
            <text:p>4.780</text:p>
          </table:table-cell>
          <table:table-cell office:value-type="float" office:value="1805.1600351333618" table:style-name="ce12">
            <text:p>1.805</text:p>
          </table:table-cell>
          <table:table-cell office:value-type="float" office:value="266.56000518798828" table:style-name="ce12">
            <text:p>267</text:p>
          </table:table-cell>
          <table:table-cell office:value-type="float" office:value="1983.5200386047363" table:style-name="ce12">
            <text:p>1.984</text:p>
          </table:table-cell>
          <table:table-cell office:value-type="float" office:value="4566.8000888824463" table:style-name="ce12">
            <text:p>4.567</text:p>
          </table:table-cell>
          <table:table-cell office:value-type="float" office:value="164.6400032043457" table:style-name="ce12">
            <text:p>165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4294.3600835800171" table:style-name="ce12">
            <text:p>4.294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76.20001316070557" table:style-name="ce12">
            <text:p>676</text:p>
          </table:table-cell>
          <table:table-cell office:value-type="float" office:value="1669.9200325012207" table:style-name="ce12">
            <text:p>1.670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0" table:style-name="ce12">
            <text:p>0</text:p>
          </table:table-cell>
          <table:table-cell office:value-type="float" office:value="1934.520037651062" table:style-name="ce12">
            <text:p>1.935</text:p>
          </table:table-cell>
          <table:table-cell office:value-type="float" office:value="1667.9600324630737" table:style-name="ce12">
            <text:p>1.668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1824.7600355148315" table:style-name="ce12">
            <text:p>1.825</text:p>
          </table:table-cell>
          <table:table-cell office:value-type="float" office:value="1897.2800369262695" table:style-name="ce12">
            <text:p>1.897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748.72001457214355" table:style-name="ce12">
            <text:p>749</text:p>
          </table:table-cell>
          <table:table-cell office:value-type="float" office:value="1756.1600341796875" table:style-name="ce12">
            <text:p>1.756</text:p>
          </table:table-cell>
          <table:table-cell office:value-type="float" office:value="237.16000461578369" table:style-name="ce12">
            <text:p>237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791.440034866333" table:style-name="ce12">
            <text:p>1.791</text:p>
          </table:table-cell>
          <table:table-cell office:value-type="float" office:value="1726.7600336074829" table:style-name="ce12">
            <text:p>1.727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1538.6000299453735" table:style-name="ce12">
            <text:p>1.539</text:p>
          </table:table-cell>
          <table:table-cell office:value-type="float" office:value="1934.520037651062" table:style-name="ce12">
            <text:p>1.935</text:p>
          </table:table-cell>
          <table:table-cell office:value-type="float" office:value="168.56000328063965" table:style-name="ce12">
            <text:p>169</text:p>
          </table:table-cell>
          <table:table-cell office:value-type="float" office:value="56.840001106262207" table:style-name="ce12">
            <text:p>57</text:p>
          </table:table-cell>
          <table:table-cell office:value-type="float" office:value="1019.2000198364258" table:style-name="ce12">
            <text:p>1.019</text:p>
          </table:table-cell>
          <table:table-cell office:value-type="float" office:value="1715.0000333786011" table:style-name="ce12">
            <text:p>1.715</text:p>
          </table:table-cell>
          <table:table-cell office:value-type="float" office:value="172.48000335693359" table:style-name="ce12">
            <text:p>172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1027.0400199890137" table:style-name="ce12">
            <text:p>1.027</text:p>
          </table:table-cell>
          <table:table-cell office:value-type="float" office:value="1760.0800342559814" table:style-name="ce12">
            <text:p>1.760</text:p>
          </table:table-cell>
          <table:table-cell office:value-type="float" office:value="260.68000507354736" table:style-name="ce12">
            <text:p>261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697.76001358032227" table:style-name="ce12">
            <text:p>698</text:p>
          </table:table-cell>
          <table:table-cell office:value-type="float" office:value="1709.1200332641602" table:style-name="ce12">
            <text:p>1.709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689.92001342773438" table:style-name="ce12">
            <text:p>690</text:p>
          </table:table-cell>
          <table:table-cell office:value-type="float" office:value="1724.8000335693359" table:style-name="ce12">
            <text:p>1.725</text:p>
          </table:table-cell>
          <table:table-cell office:value-type="float" office:value="0" table:style-name="ce12">
            <text:p>0</text:p>
          </table:table-cell>
          <table:table-cell office:value-type="float" office:value="260.68000507354736" table:style-name="ce12">
            <text:p>261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1532.7200298309326" table:style-name="ce12">
            <text:p>1.533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0" table:style-name="ce12">
            <text:p>0</text:p>
          </table:table-cell>
          <table:table-cell office:value-type="float" office:value="264.60000514984131" table:style-name="ce12">
            <text:p>265</text:p>
          </table:table-cell>
          <table:table-cell office:value-type="float" office:value="1548.4000301361084" table:style-name="ce12">
            <text:p>1.54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0" table:style-name="ce12">
            <text:p>0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111.72000217437744" table:style-name="ce12">
            <text:p>112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35.280000686645508" table:style-name="ce12">
            <text:p>35</text:p>
          </table:table-cell>
          <table:table-cell office:value-type="float" office:value="56.840001106262207" table:style-name="ce12">
            <text:p>57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108.9600410461426" table:style-name="ce12">
            <text:p>2.109</text:p>
          </table:table-cell>
          <table:table-cell office:value-type="float" office:value="4817.6800937652588" table:style-name="ce12">
            <text:p>4.818</text:p>
          </table:table-cell>
          <table:table-cell office:value-type="float" office:value="3367.280065536499" table:style-name="ce12">
            <text:p>3.367</text:p>
          </table:table-cell>
          <table:table-cell office:value-type="float" office:value="0" table:style-name="ce12">
            <text:p>0</text:p>
          </table:table-cell>
          <table:table-cell office:value-type="float" office:value="4813.7600936889648" table:style-name="ce12">
            <text:p>4.814</text:p>
          </table:table-cell>
          <table:table-cell office:value-type="float" office:value="4794.1600933074951" table:style-name="ce12">
            <text:p>4.794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131.32000255584717" table:style-name="ce12">
            <text:p>131</text:p>
          </table:table-cell>
          <table:table-cell office:value-type="float" office:value="4462.9200868606567" table:style-name="ce12">
            <text:p>4.463</text:p>
          </table:table-cell>
          <table:table-cell office:value-type="float" office:value="5513.4801073074341" table:style-name="ce12">
            <text:p>5.513</text:p>
          </table:table-cell>
          <table:table-cell office:value-type="float" office:value="0" table:style-name="ce12">
            <text:p>0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320.2400646209717" table:style-name="ce12">
            <text:p>3.320</text:p>
          </table:table-cell>
          <table:table-cell office:value-type="float" office:value="5192.0401010513306" table:style-name="ce12">
            <text:p>5.192</text:p>
          </table:table-cell>
          <table:table-cell office:value-type="float" office:value="2677.3600521087646" table:style-name="ce12">
            <text:p>2.677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5031.3200979232788" table:style-name="ce12">
            <text:p>5.031</text:p>
          </table:table-cell>
          <table:table-cell office:value-type="float" office:value="3786.7200736999512" table:style-name="ce12">
            <text:p>3.787</text:p>
          </table:table-cell>
          <table:table-cell office:value-type="float" office:value="1417.0800275802612" table:style-name="ce12">
            <text:p>1.417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4568.7600889205933" table:style-name="ce12">
            <text:p>4.569</text:p>
          </table:table-cell>
          <table:table-cell office:value-type="float" office:value="5405.6801052093506" table:style-name="ce12">
            <text:p>5.406</text:p>
          </table:table-cell>
          <table:table-cell office:value-type="float" office:value="2191.2800426483154" table:style-name="ce12">
            <text:p>2.191</text:p>
          </table:table-cell>
          <table:table-cell office:value-type="float" office:value="150.92000293731689" table:style-name="ce12">
            <text:p>151</text:p>
          </table:table-cell>
          <table:table-cell office:value-type="float" office:value="3314.3600645065308" table:style-name="ce12">
            <text:p>3.314</text:p>
          </table:table-cell>
          <table:table-cell office:value-type="float" office:value="4994.0800971984863" table:style-name="ce12">
            <text:p>4.994</text:p>
          </table:table-cell>
          <table:table-cell office:value-type="float" office:value="1795.360034942627" table:style-name="ce12">
            <text:p>1.795</text:p>
          </table:table-cell>
          <table:table-cell office:value-type="float" office:value="1185.8000230789185" table:style-name="ce12">
            <text:p>1.186</text:p>
          </table:table-cell>
          <table:table-cell office:value-type="float" office:value="1454.3200283050537" table:style-name="ce12">
            <text:p>1.454</text:p>
          </table:table-cell>
          <table:table-cell office:value-type="float" office:value="4576.6000890731812" table:style-name="ce12">
            <text:p>4.577</text:p>
          </table:table-cell>
          <table:table-cell office:value-type="float" office:value="3365.3200654983521" table:style-name="ce12">
            <text:p>3.365</text:p>
          </table:table-cell>
          <table:table-cell office:value-type="float" office:value="740.88001441955566" table:style-name="ce12">
            <text:p>741</text:p>
          </table:table-cell>
          <table:table-cell office:value-type="float" office:value="2197.1600427627563" table:style-name="ce12">
            <text:p>2.197</text:p>
          </table:table-cell>
          <table:table-cell office:value-type="float" office:value="4966.6400966644287" table:style-name="ce12">
            <text:p>4.967</text:p>
          </table:table-cell>
          <table:table-cell office:value-type="float" office:value="3308.4800643920898" table:style-name="ce12">
            <text:p>3.308</text:p>
          </table:table-cell>
          <table:table-cell office:value-type="float" office:value="325.36000633239746" table:style-name="ce12">
            <text:p>325</text:p>
          </table:table-cell>
          <table:table-cell office:value-type="float" office:value="1415.1200275421143" table:style-name="ce12">
            <text:p>1.415</text:p>
          </table:table-cell>
          <table:table-cell office:value-type="float" office:value="4441.36008644104" table:style-name="ce12">
            <text:p>4.441</text:p>
          </table:table-cell>
          <table:table-cell office:value-type="float" office:value="1795.360034942627" table:style-name="ce12">
            <text:p>1.795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969.8000383377075" table:style-name="ce12">
            <text:p>1.970</text:p>
          </table:table-cell>
          <table:table-cell office:value-type="float" office:value="4286.5200834274292" table:style-name="ce12">
            <text:p>4.287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3992.5200777053833" table:style-name="ce12">
            <text:p>3.993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68.48000717163086" table:style-name="ce12">
            <text:p>368</text:p>
          </table:table-cell>
          <table:table-cell office:value-type="float" office:value="554.68001079559326" table:style-name="ce12">
            <text:p>555</text:p>
          </table:table-cell>
          <table:table-cell office:value-type="float" office:value="378.28000736236572" table:style-name="ce12">
            <text:p>378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72.32001113891602" table:style-name="ce12">
            <text:p>572</text:p>
          </table:table-cell>
          <table:table-cell office:value-type="float" office:value="570.36001110076904" table:style-name="ce12">
            <text:p>570</text:p>
          </table:table-cell>
          <table:table-cell office:value-type="float" office:value="225.40000438690186" table:style-name="ce12">
            <text:p>225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474.32000923156738" table:style-name="ce12">
            <text:p>474</text:p>
          </table:table-cell>
          <table:table-cell office:value-type="float" office:value="597.80001163482666" table:style-name="ce12">
            <text:p>598</text:p>
          </table:table-cell>
          <table:table-cell office:value-type="float" office:value="194.04000377655029" table:style-name="ce12">
            <text:p>194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64.48001098632813" table:style-name="ce12">
            <text:p>564</text:p>
          </table:table-cell>
          <table:table-cell office:value-type="float" office:value="638.96001243591309" table:style-name="ce12">
            <text:p>639</text:p>
          </table:table-cell>
          <table:table-cell office:value-type="float" office:value="327.32000637054443" table:style-name="ce12">
            <text:p>327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574.28001117706299" table:style-name="ce12">
            <text:p>574</text:p>
          </table:table-cell>
          <table:table-cell office:value-type="float" office:value="464.52000904083252" table:style-name="ce12">
            <text:p>465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660.52001285552979" table:style-name="ce12">
            <text:p>661</text:p>
          </table:table-cell>
          <table:table-cell office:value-type="float" office:value="607.60001182556152" table:style-name="ce12">
            <text:p>608</text:p>
          </table:table-cell>
          <table:table-cell office:value-type="float" office:value="399.84000778198242" table:style-name="ce12">
            <text:p>400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501.760009765625" table:style-name="ce12">
            <text:p>502</text:p>
          </table:table-cell>
          <table:table-cell office:value-type="float" office:value="601.72001171112061" table:style-name="ce12">
            <text:p>602</text:p>
          </table:table-cell>
          <table:table-cell office:value-type="float" office:value="370.44000720977783" table:style-name="ce12">
            <text:p>370</text:p>
          </table:table-cell>
          <table:table-cell office:value-type="float" office:value="0" table:style-name="ce12">
            <text:p>0</text:p>
          </table:table-cell>
          <table:table-cell office:value-type="float" office:value="221.48000431060791" table:style-name="ce12">
            <text:p>221</text:p>
          </table:table-cell>
          <table:table-cell office:value-type="float" office:value="488.04000949859619" table:style-name="ce12">
            <text:p>488</text:p>
          </table:table-cell>
          <table:table-cell office:value-type="float" office:value="421.40000820159912" table:style-name="ce12">
            <text:p>421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523.3200101852417" table:style-name="ce12">
            <text:p>523</text:p>
          </table:table-cell>
          <table:table-cell office:value-type="float" office:value="672.28001308441162" table:style-name="ce12">
            <text:p>672</text:p>
          </table:table-cell>
          <table:table-cell office:value-type="float" office:value="376.32000732421875" table:style-name="ce12">
            <text:p>376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170.52000331878662" table:style-name="ce12">
            <text:p>171</text:p>
          </table:table-cell>
          <table:table-cell office:value-type="float" office:value="0" table:style-name="ce12">
            <text:p>0</text:p>
          </table:table-cell>
          <table:table-cell office:value-type="float" office:value="182.28000354766846" table:style-name="ce12">
            <text:p>182</text:p>
          </table:table-cell>
          <table:table-cell office:value-type="float" office:value="311.64000606536865" table:style-name="ce12">
            <text:p>312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270.48000526428223" table:style-name="ce12">
            <text:p>27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223.44000434875488" table:style-name="ce12">
            <text:p>223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321.44000625610352" table:style-name="ce12">
            <text:p>321</text:p>
          </table:table-cell>
          <table:table-cell office:value-type="float" office:value="278.32000541687012" table:style-name="ce12">
            <text:p>278</text:p>
          </table:table-cell>
          <table:table-cell office:value-type="float" office:value="143.080002784729" table:style-name="ce12">
            <text:p>143</text:p>
          </table:table-cell>
          <table:table-cell office:value-type="float" office:value="0" table:style-name="ce12">
            <text:p>0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317.52000617980957" table:style-name="ce12">
            <text:p>318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341.04000663757324" table:style-name="ce12">
            <text:p>341</text:p>
          </table:table-cell>
          <table:table-cell office:value-type="float" office:value="348.88000679016113" table:style-name="ce12">
            <text:p>349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0" table:style-name="ce12">
            <text:p>0</text:p>
          </table:table-cell>
          <table:table-cell office:value-type="float" office:value="329.28000640869141" table:style-name="ce12">
            <text:p>329</text:p>
          </table:table-cell>
          <table:table-cell office:value-type="float" office:value="313.60000610351563" table:style-name="ce12">
            <text:p>314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0" table:style-name="ce12">
            <text:p>0</text:p>
          </table:table-cell>
          <table:table-cell office:value-type="float" office:value="358.680006980896" table:style-name="ce12">
            <text:p>359</text:p>
          </table:table-cell>
          <table:table-cell office:value-type="float" office:value="343.00000667572021" table:style-name="ce12">
            <text:p>343</text:p>
          </table:table-cell>
          <table:table-cell office:value-type="float" office:value="184.24000358581543" table:style-name="ce12">
            <text:p>184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309.68000602722168" table:style-name="ce12">
            <text:p>310</text:p>
          </table:table-cell>
          <table:table-cell office:value-type="float" office:value="344.96000671386719" table:style-name="ce12">
            <text:p>345</text:p>
          </table:table-cell>
          <table:table-cell office:value-type="float" office:value="164.6400032043457" table:style-name="ce12">
            <text:p>165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70.52000331878662" table:style-name="ce12">
            <text:p>171</text:p>
          </table:table-cell>
          <table:table-cell office:value-type="float" office:value="288.12000560760498" table:style-name="ce12">
            <text:p>288</text:p>
          </table:table-cell>
          <table:table-cell office:value-type="float" office:value="266.56000518798828" table:style-name="ce12">
            <text:p>267</text:p>
          </table:table-cell>
          <table:table-cell office:value-type="float" office:value="0" table:style-name="ce12">
            <text:p>0</text:p>
          </table:table-cell>
          <table:table-cell office:value-type="float" office:value="335.16000652313232" table:style-name="ce12">
            <text:p>335</text:p>
          </table:table-cell>
          <table:table-cell office:value-type="float" office:value="374.36000728607178" table:style-name="ce12">
            <text:p>374</text:p>
          </table:table-cell>
          <table:table-cell office:value-type="float" office:value="178.36000347137451" table:style-name="ce12">
            <text:p>178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217.56000423431396" table:style-name="ce12">
            <text:p>218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182.28000354766846" table:style-name="ce12">
            <text:p>182</text:p>
          </table:table-cell>
          <table:table-cell office:value-type="float" office:value="0" table:style-name="ce12">
            <text:p>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174.44000339508057" table:style-name="ce12">
            <text:p>174</text:p>
          </table:table-cell>
          <table:table-cell table:number-columns-repeated="16336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52.0400438308716" table:style-name="ce12">
            <text:p>2.252</text:p>
          </table:table-cell>
          <table:table-cell office:value-type="float" office:value="5474.2801065444946" table:style-name="ce12">
            <text:p>5.474</text:p>
          </table:table-cell>
          <table:table-cell office:value-type="float" office:value="3394.7200660705566" table:style-name="ce12">
            <text:p>3.395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5309.6401033401489" table:style-name="ce12">
            <text:p>5.310</text:p>
          </table:table-cell>
          <table:table-cell office:value-type="float" office:value="4990.1600971221924" table:style-name="ce12">
            <text:p>4.990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147.00000286102295" table:style-name="ce12">
            <text:p>147</text:p>
          </table:table-cell>
          <table:table-cell office:value-type="float" office:value="4764.7600927352905" table:style-name="ce12">
            <text:p>4.765</text:p>
          </table:table-cell>
          <table:table-cell office:value-type="float" office:value="5978.0001163482666" table:style-name="ce12">
            <text:p>5.978</text:p>
          </table:table-cell>
          <table:table-cell office:value-type="float" office:value="211.68000411987305" table:style-name="ce12">
            <text:p>212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3451.5600671768188" table:style-name="ce12">
            <text:p>3.452</text:p>
          </table:table-cell>
          <table:table-cell office:value-type="float" office:value="5782.0001125335693" table:style-name="ce12">
            <text:p>5.782</text:p>
          </table:table-cell>
          <table:table-cell office:value-type="float" office:value="2708.7200527191162" table:style-name="ce12">
            <text:p>2.709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5582.0801086425781" table:style-name="ce12">
            <text:p>5.582</text:p>
          </table:table-cell>
          <table:table-cell office:value-type="float" office:value="4021.9200782775879" table:style-name="ce12">
            <text:p>4.022</text:p>
          </table:table-cell>
          <table:table-cell office:value-type="float" office:value="1454.3200283050537" table:style-name="ce12">
            <text:p>1.454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4878.4400949478149" table:style-name="ce12">
            <text:p>4.878</text:p>
          </table:table-cell>
          <table:table-cell office:value-type="float" office:value="5870.2001142501831" table:style-name="ce12">
            <text:p>5.870</text:p>
          </table:table-cell>
          <table:table-cell office:value-type="float" office:value="2238.3200435638428" table:style-name="ce12">
            <text:p>2.238</text:p>
          </table:table-cell>
          <table:table-cell office:value-type="float" office:value="196.00000381469727" table:style-name="ce12">
            <text:p>196</text:p>
          </table:table-cell>
          <table:table-cell office:value-type="float" office:value="3496.6400680541992" table:style-name="ce12">
            <text:p>3.497</text:p>
          </table:table-cell>
          <table:table-cell office:value-type="float" office:value="5633.0401096343994" table:style-name="ce12">
            <text:p>5.633</text:p>
          </table:table-cell>
          <table:table-cell office:value-type="float" office:value="1844.3600358963013" table:style-name="ce12">
            <text:p>1.844</text:p>
          </table:table-cell>
          <table:table-cell office:value-type="float" office:value="1187.7600231170654" table:style-name="ce12">
            <text:p>1.188</text:p>
          </table:table-cell>
          <table:table-cell office:value-type="float" office:value="1799.2800350189209" table:style-name="ce12">
            <text:p>1.799</text:p>
          </table:table-cell>
          <table:table-cell office:value-type="float" office:value="5307.680103302002" table:style-name="ce12">
            <text:p>5.308</text:p>
          </table:table-cell>
          <table:table-cell office:value-type="float" office:value="3412.3600664138794" table:style-name="ce12">
            <text:p>3.412</text:p>
          </table:table-cell>
          <table:table-cell office:value-type="float" office:value="748.72001457214355" table:style-name="ce12">
            <text:p>749</text:p>
          </table:table-cell>
          <table:table-cell office:value-type="float" office:value="2379.4400463104248" table:style-name="ce12">
            <text:p>2.379</text:p>
          </table:table-cell>
          <table:table-cell office:value-type="float" office:value="5611.4801092147827" table:style-name="ce12">
            <text:p>5.611</text:p>
          </table:table-cell>
          <table:table-cell office:value-type="float" office:value="3332.0000648498535" table:style-name="ce12">
            <text:p>3.332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1517.0400295257568" table:style-name="ce12">
            <text:p>1.517</text:p>
          </table:table-cell>
          <table:table-cell office:value-type="float" office:value="5243.0001020431519" table:style-name="ce12">
            <text:p>5.243</text:p>
          </table:table-cell>
          <table:table-cell office:value-type="float" office:value="1805.1600351333618" table:style-name="ce12">
            <text:p>1.805</text:p>
          </table:table-cell>
          <table:table-cell office:value-type="float" office:value="266.56000518798828" table:style-name="ce12">
            <text:p>267</text:p>
          </table:table-cell>
          <table:table-cell office:value-type="float" office:value="1975.6800384521484" table:style-name="ce12">
            <text:p>1.976</text:p>
          </table:table-cell>
          <table:table-cell office:value-type="float" office:value="5084.2400989532471" table:style-name="ce12">
            <text:p>5.084</text:p>
          </table:table-cell>
          <table:table-cell office:value-type="float" office:value="164.6400032043457" table:style-name="ce12">
            <text:p>165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274.40000534057617" table:style-name="ce12">
            <text:p>274</text:p>
          </table:table-cell>
          <table:table-cell office:value-type="float" office:value="4884.3200950622559" table:style-name="ce12">
            <text:p>4.884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0" table:style-name="ce12">
            <text:p>0</text:p>
          </table:table-cell>
          <table:table-cell office:value-type="float" office:value="1609.1600313186646" table:style-name="ce12">
            <text:p>1.609</text:p>
          </table:table-cell>
          <table:table-cell office:value-type="float" office:value="989.80001926422119" table:style-name="ce12">
            <text:p>990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0" table:style-name="ce12">
            <text:p>0</text:p>
          </table:table-cell>
          <table:table-cell office:value-type="float" office:value="1464.1200284957886" table:style-name="ce12">
            <text:p>1.464</text:p>
          </table:table-cell>
          <table:table-cell office:value-type="float" office:value="1132.8800220489502" table:style-name="ce12">
            <text:p>1.133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1818.8800354003906" table:style-name="ce12">
            <text:p>1.819</text:p>
          </table:table-cell>
          <table:table-cell office:value-type="float" office:value="141.12000274658203" table:style-name="ce12">
            <text:p>141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799.2800350189209" table:style-name="ce12">
            <text:p>1.799</text:p>
          </table:table-cell>
          <table:table-cell office:value-type="float" office:value="370.44000720977783" table:style-name="ce12">
            <text:p>370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184.24000358581543" table:style-name="ce12">
            <text:p>184</text:p>
          </table:table-cell>
          <table:table-cell office:value-type="float" office:value="1844.3600358963013" table:style-name="ce12">
            <text:p>1.844</text:p>
          </table:table-cell>
          <table:table-cell office:value-type="float" office:value="154.84000301361084" table:style-name="ce12">
            <text:p>155</text:p>
          </table:table-cell>
          <table:table-cell office:value-type="float" office:value="107.8000020980835" table:style-name="ce12">
            <text:p>108</text:p>
          </table:table-cell>
          <table:table-cell office:value-type="float" office:value="423.36000823974609" table:style-name="ce12">
            <text:p>423</text:p>
          </table:table-cell>
          <table:table-cell office:value-type="float" office:value="1813.0000352859497" table:style-name="ce12">
            <text:p>1.813</text:p>
          </table:table-cell>
          <table:table-cell office:value-type="float" office:value="147.00000286102295" table:style-name="ce12">
            <text:p>147</text:p>
          </table:table-cell>
          <table:table-cell office:value-type="float" office:value="0" table:style-name="ce12">
            <text:p>0</text:p>
          </table:table-cell>
          <table:table-cell office:value-type="float" office:value="133.28000259399414" table:style-name="ce12">
            <text:p>133</text:p>
          </table:table-cell>
          <table:table-cell office:value-type="float" office:value="1854.1600360870361" table:style-name="ce12">
            <text:p>1.854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341.04000663757324" table:style-name="ce12">
            <text:p>341</text:p>
          </table:table-cell>
          <table:table-cell office:value-type="float" office:value="1830.6400356292725" table:style-name="ce12">
            <text:p>1.831</text:p>
          </table:table-cell>
          <table:table-cell office:value-type="float" office:value="164.6400032043457" table:style-name="ce12">
            <text:p>165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493.92000961303711" table:style-name="ce12">
            <text:p>494</text:p>
          </table:table-cell>
          <table:table-cell office:value-type="float" office:value="1799.2800350189209" table:style-name="ce12">
            <text:p>1.799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164.6400032043457" table:style-name="ce12">
            <text:p>165</text:p>
          </table:table-cell>
          <table:table-cell office:value-type="float" office:value="1852.2000360488892" table:style-name="ce12">
            <text:p>1.852</text:p>
          </table:table-cell>
          <table:table-cell office:value-type="float" office:value="0" table:style-name="ce12">
            <text:p>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1858.0800361633301" table:style-name="ce12">
            <text:p>1.85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252.0400438308716" table:style-name="ce12">
            <text:p>2.252</text:p>
          </table:table-cell>
          <table:table-cell office:value-type="float" office:value="5223.4001016616821" table:style-name="ce12">
            <text:p>5.223</text:p>
          </table:table-cell>
          <table:table-cell office:value-type="float" office:value="3396.6800661087036" table:style-name="ce12">
            <text:p>3.397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5231.24010181427" table:style-name="ce12">
            <text:p>5.231</text:p>
          </table:table-cell>
          <table:table-cell office:value-type="float" office:value="5015.640097618103" table:style-name="ce12">
            <text:p>5.016</text:p>
          </table:table-cell>
          <table:table-cell office:value-type="float" office:value="276.36000537872314" table:style-name="ce12">
            <text:p>276</text:p>
          </table:table-cell>
          <table:table-cell office:value-type="float" office:value="147.00000286102295" table:style-name="ce12">
            <text:p>147</text:p>
          </table:table-cell>
          <table:table-cell office:value-type="float" office:value="4854.9200944900513" table:style-name="ce12">
            <text:p>4.855</text:p>
          </table:table-cell>
          <table:table-cell office:value-type="float" office:value="5891.7601146697998" table:style-name="ce12">
            <text:p>5.892</text:p>
          </table:table-cell>
          <table:table-cell office:value-type="float" office:value="217.56000423431396" table:style-name="ce12">
            <text:p>218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467.2400674819946" table:style-name="ce12">
            <text:p>3.467</text:p>
          </table:table-cell>
          <table:table-cell office:value-type="float" office:value="5589.920108795166" table:style-name="ce12">
            <text:p>5.590</text:p>
          </table:table-cell>
          <table:table-cell office:value-type="float" office:value="2712.6400527954102" table:style-name="ce12">
            <text:p>2.713</text:p>
          </table:table-cell>
          <table:table-cell office:value-type="float" office:value="143.080002784729" table:style-name="ce12">
            <text:p>143</text:p>
          </table:table-cell>
          <table:table-cell office:value-type="float" office:value="5384.1201047897339" table:style-name="ce12">
            <text:p>5.384</text:p>
          </table:table-cell>
          <table:table-cell office:value-type="float" office:value="4029.7600784301758" table:style-name="ce12">
            <text:p>4.030</text:p>
          </table:table-cell>
          <table:table-cell office:value-type="float" office:value="1464.1200284957886" table:style-name="ce12">
            <text:p>1.464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4880.4000949859619" table:style-name="ce12">
            <text:p>4.880</text:p>
          </table:table-cell>
          <table:table-cell office:value-type="float" office:value="5793.7601127624512" table:style-name="ce12">
            <text:p>5.794</text:p>
          </table:table-cell>
          <table:table-cell office:value-type="float" office:value="2242.2400436401367" table:style-name="ce12">
            <text:p>2.242</text:p>
          </table:table-cell>
          <table:table-cell office:value-type="float" office:value="223.44000434875488" table:style-name="ce12">
            <text:p>223</text:p>
          </table:table-cell>
          <table:table-cell office:value-type="float" office:value="3518.2000684738159" table:style-name="ce12">
            <text:p>3.518</text:p>
          </table:table-cell>
          <table:table-cell office:value-type="float" office:value="5403.7201051712036" table:style-name="ce12">
            <text:p>5.404</text:p>
          </table:table-cell>
          <table:table-cell office:value-type="float" office:value="1848.2800359725952" table:style-name="ce12">
            <text:p>1.848</text:p>
          </table:table-cell>
          <table:table-cell office:value-type="float" office:value="1187.7600231170654" table:style-name="ce12">
            <text:p>1.188</text:p>
          </table:table-cell>
          <table:table-cell office:value-type="float" office:value="1803.2000350952148" table:style-name="ce12">
            <text:p>1.803</text:p>
          </table:table-cell>
          <table:table-cell office:value-type="float" office:value="5039.1600980758667" table:style-name="ce12">
            <text:p>5.039</text:p>
          </table:table-cell>
          <table:table-cell office:value-type="float" office:value="3412.3600664138794" table:style-name="ce12">
            <text:p>3.412</text:p>
          </table:table-cell>
          <table:table-cell office:value-type="float" office:value="752.6400146484375" table:style-name="ce12">
            <text:p>753</text:p>
          </table:table-cell>
          <table:table-cell office:value-type="float" office:value="2389.2400465011597" table:style-name="ce12">
            <text:p>2.389</text:p>
          </table:table-cell>
          <table:table-cell office:value-type="float" office:value="5390.0001049041748" table:style-name="ce12">
            <text:p>5.390</text:p>
          </table:table-cell>
          <table:table-cell office:value-type="float" office:value="3335.9200649261475" table:style-name="ce12">
            <text:p>3.336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1591.5200309753418" table:style-name="ce12">
            <text:p>1.592</text:p>
          </table:table-cell>
          <table:table-cell office:value-type="float" office:value="4915.6800956726074" table:style-name="ce12">
            <text:p>4.916</text:p>
          </table:table-cell>
          <table:table-cell office:value-type="float" office:value="1805.1600351333618" table:style-name="ce12">
            <text:p>1.805</text:p>
          </table:table-cell>
          <table:table-cell office:value-type="float" office:value="266.56000518798828" table:style-name="ce12">
            <text:p>267</text:p>
          </table:table-cell>
          <table:table-cell office:value-type="float" office:value="1983.5200386047363" table:style-name="ce12">
            <text:p>1.984</text:p>
          </table:table-cell>
          <table:table-cell office:value-type="float" office:value="4715.7600917816162" table:style-name="ce12">
            <text:p>4.716</text:p>
          </table:table-cell>
          <table:table-cell office:value-type="float" office:value="164.6400032043457" table:style-name="ce12">
            <text:p>165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4470.7600870132446" table:style-name="ce12">
            <text:p>4.471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25.480000495910645" table:style-name="ce12">
            <text:p>25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13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44" table:number-rows-spanned="1" table:style-name="ce19">
            <text:p>PROPORÇÃO PARA O INDICADOR B5B – ESCOLAS RURAIS, POR RESPONSÁVEL PELA MANUTENÇÃO DOS COMPUTADORES</text:p>
          </table:table-cell>
          <table:covered-table-cell table:number-columns-repeated="43"/>
          <table:table-cell table:number-columns-repeated="16340"/>
        </table:table-row>
        <table:table-row table:style-name="ro1">
          <table:table-cell office:value-type="string" table:number-columns-spanned="44" table:number-rows-spanned="1" table:style-name="ce20">
            <text:p>Total de escolas localizadas em áreas rurais</text:p>
          </table:table-cell>
          <table:covered-table-cell table:number-columns-repeated="43"/>
          <table:table-cell table:number-columns-repeated="16340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15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2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2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2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2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2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21">
            <text:p>Voluntários</text:p>
          </table:table-cell>
          <table:covered-table-cell table:number-columns-repeated="4"/>
          <table:table-cell office:value-type="string" table:number-columns-spanned="3" table:number-rows-spanned="1" table:style-name="ce15">
            <text:p>Outro</text:p>
          </table:table-cell>
          <table:covered-table-cell table:number-columns-repeated="2"/>
          <table:table-cell office:value-type="string" table:number-columns-spanned="3" table:number-rows-spanned="1" table:style-name="ce21">
            <text:p>Ninguém</text:p>
          </table:table-cell>
          <table:covered-table-cell table:number-columns-repeated="2"/>
          <table:table-cell table:number-columns-repeated="16341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table:number-columns-repeated="16341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555.8400497436523" table:style-name="ce12">
            <text:p>2.556</text:p>
          </table:table-cell>
          <table:table-cell office:value-type="float" office:value="4760.8400926589966" table:style-name="ce12">
            <text:p>4.761</text:p>
          </table:table-cell>
          <table:table-cell office:value-type="string" table:style-name="ce12">
            <text:p>-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2926.2800569534302" table:style-name="ce12">
            <text:p>2.926</text:p>
          </table:table-cell>
          <table:table-cell office:value-type="float" office:value="4647.1600904464722" table:style-name="ce12">
            <text:p>4.647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1515.0800294876099" table:style-name="ce12">
            <text:p>1.515</text:p>
          </table:table-cell>
          <table:table-cell office:value-type="float" office:value="4829.4400939941406" table:style-name="ce12">
            <text:p>4.829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3257.5200634002686" table:style-name="ce12">
            <text:p>3.258</text:p>
          </table:table-cell>
          <table:table-cell office:value-type="float" office:value="4647.1600904464722" table:style-name="ce12">
            <text:p>4.647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3435.8800668716431" table:style-name="ce12">
            <text:p>3.436</text:p>
          </table:table-cell>
          <table:table-cell office:value-type="float" office:value="4721.6400918960571" table:style-name="ce12">
            <text:p>4.722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4607.9600896835327" table:style-name="ce12">
            <text:p>4.608</text:p>
          </table:table-cell>
          <table:table-cell office:value-type="float" office:value="3384.9200658798218" table:style-name="ce12">
            <text:p>3.385</text:p>
          </table:table-cell>
          <table:table-cell office:value-type="float" office:value="799.68001556396484" table:style-name="ce12">
            <text:p>800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2900.8000564575195" table:style-name="ce12">
            <text:p>2.901</text:p>
          </table:table-cell>
          <table:table-cell office:value-type="float" office:value="4778.4800930023193" table:style-name="ce12">
            <text:p>4.778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1130.9200220108032" table:style-name="ce12">
            <text:p>1.131</text:p>
          </table:table-cell>
          <table:table-cell office:value-type="float" office:value="4831.4000940322876" table:style-name="ce12">
            <text:p>4.831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135.24000263214111" table:style-name="ce12">
            <text:p>135</text:p>
          </table:table-cell>
          <table:table-cell office:value-type="float" office:value="4811.8000936508179" table:style-name="ce12">
            <text:p>4.812</text:p>
          </table:table-cell>
          <table:table-cell office:value-type="float" office:value="6156.3601198196411" table:style-name="ce12">
            <text:p>6.156</text:p>
          </table:table-cell>
          <table:table-cell table:number-columns-repeated="16341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64.32001876831055" table:style-name="ce12">
            <text:p>964</text:p>
          </table:table-cell>
          <table:table-cell office:value-type="float" office:value="1524.8800296783447" table:style-name="ce12">
            <text:p>1.52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275.9600248336792" table:style-name="ce12">
            <text:p>1.276</text:p>
          </table:table-cell>
          <table:table-cell office:value-type="float" office:value="1342.6000261306763" table:style-name="ce12">
            <text:p>1.34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891.80001735687256" table:style-name="ce12">
            <text:p>892</text:p>
          </table:table-cell>
          <table:table-cell office:value-type="float" office:value="1532.7200298309326" table:style-name="ce12">
            <text:p>1.533</text:p>
          </table:table-cell>
          <table:table-cell office:value-type="float" office:value="0" table:style-name="ce12">
            <text:p>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548.80001068115234" table:style-name="ce12">
            <text:p>549</text:p>
          </table:table-cell>
          <table:table-cell office:value-type="float" office:value="1626.8000316619873" table:style-name="ce12">
            <text:p>1.62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950.60001850128174" table:style-name="ce12">
            <text:p>951</text:p>
          </table:table-cell>
          <table:table-cell office:value-type="float" office:value="1550.3600301742554" table:style-name="ce12">
            <text:p>1.55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591.5200309753418" table:style-name="ce12">
            <text:p>1.592</text:p>
          </table:table-cell>
          <table:table-cell office:value-type="float" office:value="942.76001834869385" table:style-name="ce12">
            <text:p>94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1076.040020942688" table:style-name="ce12">
            <text:p>1.076</text:p>
          </table:table-cell>
          <table:table-cell office:value-type="float" office:value="1497.4400291442871" table:style-name="ce12">
            <text:p>1.497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0" table:style-name="ce12">
            <text:p>0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1636.6000318527222" table:style-name="ce12">
            <text:p>1.637</text:p>
          </table:table-cell>
          <table:table-cell office:value-type="float" office:value="2075.640040397644" table:style-name="ce12">
            <text:p>2.076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1636.6000318527222" table:style-name="ce12">
            <text:p>1.637</text:p>
          </table:table-cell>
          <table:table-cell office:value-type="float" office:value="2075.640040397644" table:style-name="ce12">
            <text:p>2.076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103.88000202178955" table:style-name="ce12">
            <text:p>104</text:p>
          </table:table-cell>
          <table:table-cell office:value-type="string" table:style-name="ce12">
            <text:p>-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92.120001792907715" table:style-name="ce12">
            <text:p>92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320.6400451660156" table:style-name="ce12">
            <text:p>2.321</text:p>
          </table:table-cell>
          <table:table-cell office:value-type="float" office:value="4464.8800868988037" table:style-name="ce12">
            <text:p>4.465</text:p>
          </table:table-cell>
          <table:table-cell office:value-type="string" table:style-name="ce12">
            <text:p>-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5746.7201118469238" table:style-name="ce12">
            <text:p>5.747</text:p>
          </table:table-cell>
          <table:table-cell office:value-type="float" office:value="2610.7200508117676" table:style-name="ce12">
            <text:p>2.611</text:p>
          </table:table-cell>
          <table:table-cell office:value-type="float" office:value="4408.0400857925415" table:style-name="ce12">
            <text:p>4.408</text:p>
          </table:table-cell>
          <table:table-cell office:value-type="float" office:value="0" table:style-name="ce12">
            <text:p>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5746.7201118469238" table:style-name="ce12">
            <text:p>5.747</text:p>
          </table:table-cell>
          <table:table-cell office:value-type="float" office:value="1193.6400232315063" table:style-name="ce12">
            <text:p>1.194</text:p>
          </table:table-cell>
          <table:table-cell office:value-type="float" office:value="4541.3200883865356" table:style-name="ce12">
            <text:p>4.541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5746.7201118469238" table:style-name="ce12">
            <text:p>5.747</text:p>
          </table:table-cell>
          <table:table-cell office:value-type="float" office:value="3185.0000619888306" table:style-name="ce12">
            <text:p>3.185</text:p>
          </table:table-cell>
          <table:table-cell office:value-type="float" office:value="4308.0800838470459" table:style-name="ce12">
            <text:p>4.308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746.7201118469238" table:style-name="ce12">
            <text:p>5.747</text:p>
          </table:table-cell>
          <table:table-cell office:value-type="float" office:value="3261.4400634765625" table:style-name="ce12">
            <text:p>3.261</text:p>
          </table:table-cell>
          <table:table-cell office:value-type="float" office:value="4408.0400857925415" table:style-name="ce12">
            <text:p>4.408</text:p>
          </table:table-cell>
          <table:table-cell office:value-type="float" office:value="0" table:style-name="ce12">
            <text:p>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5746.7201118469238" table:style-name="ce12">
            <text:p>5.747</text:p>
          </table:table-cell>
          <table:table-cell office:value-type="float" office:value="4272.8000831604004" table:style-name="ce12">
            <text:p>4.273</text:p>
          </table:table-cell>
          <table:table-cell office:value-type="float" office:value="3214.4000625610352" table:style-name="ce12">
            <text:p>3.214</text:p>
          </table:table-cell>
          <table:table-cell office:value-type="float" office:value="793.80001544952393" table:style-name="ce12">
            <text:p>794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5746.7201118469238" table:style-name="ce12">
            <text:p>5.747</text:p>
          </table:table-cell>
          <table:table-cell office:value-type="float" office:value="2659.7200517654419" table:style-name="ce12">
            <text:p>2.660</text:p>
          </table:table-cell>
          <table:table-cell office:value-type="float" office:value="4494.2800874710083" table:style-name="ce12">
            <text:p>4.494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746.7201118469238" table:style-name="ce12">
            <text:p>5.747</text:p>
          </table:table-cell>
          <table:table-cell office:value-type="float" office:value="1119.1600217819214" table:style-name="ce12">
            <text:p>1.119</text:p>
          </table:table-cell>
          <table:table-cell office:value-type="float" office:value="4509.9600877761841" table:style-name="ce12">
            <text:p>4.510</text:p>
          </table:table-cell>
          <table:table-cell office:value-type="float" office:value="5746.7201118469238" table:style-name="ce12">
            <text:p>5.747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4490.3600873947144" table:style-name="ce12">
            <text:p>4.490</text:p>
          </table:table-cell>
          <table:table-cell office:value-type="float" office:value="5746.7201118469238" table:style-name="ce12">
            <text:p>5.747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90.04000759124756" table:style-name="ce12">
            <text:p>390</text:p>
          </table:table-cell>
          <table:table-cell office:value-type="float" office:value="554.68001079559326" table:style-name="ce12">
            <text:p>55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691.88001346588135" table:style-name="ce12">
            <text:p>692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523.3200101852417" table:style-name="ce12">
            <text:p>5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91.88001346588135" table:style-name="ce12">
            <text:p>692</text:p>
          </table:table-cell>
          <table:table-cell office:value-type="float" office:value="172.48000335693359" table:style-name="ce12">
            <text:p>172</text:p>
          </table:table-cell>
          <table:table-cell office:value-type="float" office:value="517.44001007080078" table:style-name="ce12">
            <text:p>517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91.88001346588135" table:style-name="ce12">
            <text:p>692</text:p>
          </table:table-cell>
          <table:table-cell office:value-type="float" office:value="354.76000690460205" table:style-name="ce12">
            <text:p>355</text:p>
          </table:table-cell>
          <table:table-cell office:value-type="float" office:value="554.68001079559326" table:style-name="ce12">
            <text:p>555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91.88001346588135" table:style-name="ce12">
            <text:p>692</text:p>
          </table:table-cell>
          <table:table-cell office:value-type="float" office:value="407.68000793457031" table:style-name="ce12">
            <text:p>408</text:p>
          </table:table-cell>
          <table:table-cell office:value-type="float" office:value="562.52001094818115" table:style-name="ce12">
            <text:p>563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91.88001346588135" table:style-name="ce12">
            <text:p>692</text:p>
          </table:table-cell>
          <table:table-cell office:value-type="float" office:value="560.56001091003418" table:style-name="ce12">
            <text:p>561</text:p>
          </table:table-cell>
          <table:table-cell office:value-type="float" office:value="380.2400074005127" table:style-name="ce12">
            <text:p>380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0" table:style-name="ce12">
            <text:p>0</text:p>
          </table:table-cell>
          <table:table-cell office:value-type="float" office:value="691.88001346588135" table:style-name="ce12">
            <text:p>692</text:p>
          </table:table-cell>
          <table:table-cell office:value-type="float" office:value="364.56000709533691" table:style-name="ce12">
            <text:p>365</text:p>
          </table:table-cell>
          <table:table-cell office:value-type="float" office:value="552.72001075744629" table:style-name="ce12">
            <text:p>55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691.88001346588135" table:style-name="ce12">
            <text:p>692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507.64000988006592" table:style-name="ce12">
            <text:p>508</text:p>
          </table:table-cell>
          <table:table-cell office:value-type="float" office:value="691.88001346588135" table:style-name="ce12">
            <text:p>692</text:p>
          </table:table-cell>
          <table:table-cell office:value-type="float" office:value="117.60000228881836" table:style-name="ce12">
            <text:p>118</text:p>
          </table:table-cell>
          <table:table-cell office:value-type="float" office:value="505.68000984191895" table:style-name="ce12">
            <text:p>506</text:p>
          </table:table-cell>
          <table:table-cell office:value-type="float" office:value="691.88001346588135" table:style-name="ce12">
            <text:p>692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46.96000480651855" table:style-name="ce12">
            <text:p>247</text:p>
          </table:table-cell>
          <table:table-cell office:value-type="float" office:value="295.96000576019287" table:style-name="ce12">
            <text:p>29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211.68000411987305" table:style-name="ce12">
            <text:p>212</text:p>
          </table:table-cell>
          <table:table-cell office:value-type="float" office:value="278.32000541687012" table:style-name="ce12">
            <text:p>278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0" table:style-name="ce12">
            <text:p>0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192.08000373840332" table:style-name="ce12">
            <text:p>192</text:p>
          </table:table-cell>
          <table:table-cell office:value-type="float" office:value="276.36000537872314" table:style-name="ce12">
            <text:p>276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178.36000347137451" table:style-name="ce12">
            <text:p>178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344.96000671386719" table:style-name="ce12">
            <text:p>345</text:p>
          </table:table-cell>
          <table:table-cell office:value-type="float" office:value="0" table:style-name="ce12">
            <text:p>0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346.92000675201416" table:style-name="ce12">
            <text:p>347</text:p>
          </table:table-cell>
          <table:table-cell office:value-type="float" office:value="301.84000587463379" table:style-name="ce12">
            <text:p>302</text:p>
          </table:table-cell>
          <table:table-cell office:value-type="float" office:value="0" table:style-name="ce12">
            <text:p>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215.60000419616699" table:style-name="ce12">
            <text:p>216</text:p>
          </table:table-cell>
          <table:table-cell office:value-type="float" office:value="282.24000549316406" table:style-name="ce12">
            <text:p>28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113.68000221252441" table:style-name="ce12">
            <text:p>114</text:p>
          </table:table-cell>
          <table:table-cell office:value-type="float" office:value="231.28000450134277" table:style-name="ce12">
            <text:p>231</text:p>
          </table:table-cell>
          <table:table-cell office:value-type="float" office:value="268.52000522613525" table:style-name="ce12">
            <text:p>269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205.80000400543213" table:style-name="ce12">
            <text:p>206</text:p>
          </table:table-cell>
          <table:table-cell office:value-type="float" office:value="268.52000522613525" table:style-name="ce12">
            <text:p>269</text:p>
          </table:table-cell>
          <table:table-cell table:number-columns-repeated="16341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26.4400491714478" table:style-name="ce12">
            <text:p>2.526</text:p>
          </table:table-cell>
          <table:table-cell office:value-type="float" office:value="4662.8400907516479" table:style-name="ce12">
            <text:p>4.663</text:p>
          </table:table-cell>
          <table:table-cell office:value-type="string" table:style-name="ce12">
            <text:p>-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6166.160120010376" table:style-name="ce12">
            <text:p>6.166</text:p>
          </table:table-cell>
          <table:table-cell office:value-type="float" office:value="2926.2800569534302" table:style-name="ce12">
            <text:p>2.926</text:p>
          </table:table-cell>
          <table:table-cell office:value-type="float" office:value="4515.840087890625" table:style-name="ce12">
            <text:p>4.516</text:p>
          </table:table-cell>
          <table:table-cell office:value-type="float" office:value="0" table:style-name="ce12">
            <text:p>0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6166.160120010376" table:style-name="ce12">
            <text:p>6.166</text:p>
          </table:table-cell>
          <table:table-cell office:value-type="float" office:value="1497.4400291442871" table:style-name="ce12">
            <text:p>1.497</text:p>
          </table:table-cell>
          <table:table-cell office:value-type="float" office:value="4778.4800930023193" table:style-name="ce12">
            <text:p>4.778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6166.160120010376" table:style-name="ce12">
            <text:p>6.166</text:p>
          </table:table-cell>
          <table:table-cell office:value-type="float" office:value="3020.3600587844849" table:style-name="ce12">
            <text:p>3.020</text:p>
          </table:table-cell>
          <table:table-cell office:value-type="float" office:value="4560.9200887680054" table:style-name="ce12">
            <text:p>4.561</text:p>
          </table:table-cell>
          <table:table-cell office:value-type="float" office:value="0" table:style-name="ce12">
            <text:p>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166.160120010376" table:style-name="ce12">
            <text:p>6.166</text:p>
          </table:table-cell>
          <table:table-cell office:value-type="float" office:value="2947.8400573730469" table:style-name="ce12">
            <text:p>2.948</text:p>
          </table:table-cell>
          <table:table-cell office:value-type="float" office:value="4704.0000915527344" table:style-name="ce12">
            <text:p>4.704</text:p>
          </table:table-cell>
          <table:table-cell office:value-type="float" office:value="0" table:style-name="ce12">
            <text:p>0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6166.160120010376" table:style-name="ce12">
            <text:p>6.166</text:p>
          </table:table-cell>
          <table:table-cell office:value-type="float" office:value="4600.1200895309448" table:style-name="ce12">
            <text:p>4.600</text:p>
          </table:table-cell>
          <table:table-cell office:value-type="float" office:value="2820.4400548934937" table:style-name="ce12">
            <text:p>2.820</text:p>
          </table:table-cell>
          <table:table-cell office:value-type="float" office:value="125.44000244140625" table:style-name="ce12">
            <text:p>125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6166.160120010376" table:style-name="ce12">
            <text:p>6.166</text:p>
          </table:table-cell>
          <table:table-cell office:value-type="float" office:value="2450.0000476837158" table:style-name="ce12">
            <text:p>2.450</text:p>
          </table:table-cell>
          <table:table-cell office:value-type="float" office:value="4715.7600917816162" table:style-name="ce12">
            <text:p>4.716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0" table:style-name="ce12">
            <text:p>0</text:p>
          </table:table-cell>
          <table:table-cell office:value-type="float" office:value="6166.160120010376" table:style-name="ce12">
            <text:p>6.166</text:p>
          </table:table-cell>
          <table:table-cell office:value-type="float" office:value="1127.0000219345093" table:style-name="ce12">
            <text:p>1.127</text:p>
          </table:table-cell>
          <table:table-cell office:value-type="float" office:value="4798.0800933837891" table:style-name="ce12">
            <text:p>4.798</text:p>
          </table:table-cell>
          <table:table-cell office:value-type="float" office:value="6166.160120010376" table:style-name="ce12">
            <text:p>6.166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4798.0800933837891" table:style-name="ce12">
            <text:p>4.798</text:p>
          </table:table-cell>
          <table:table-cell office:value-type="float" office:value="6166.160120010376" table:style-name="ce12">
            <text:p>6.166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403.76000785827637" table:style-name="ce12">
            <text:p>404</text:p>
          </table:table-cell>
          <table:table-cell office:value-type="float" office:value="1767.9200344085693" table:style-name="ce12">
            <text:p>1.76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1807.1200351715088" table:style-name="ce12">
            <text:p>1.807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262.64000511169434" table:style-name="ce12">
            <text:p>263</text:p>
          </table:table-cell>
          <table:table-cell office:value-type="float" office:value="1793.40003490448" table:style-name="ce12">
            <text:p>1.79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72.48000335693359" table:style-name="ce12">
            <text:p>172</text:p>
          </table:table-cell>
          <table:table-cell office:value-type="float" office:value="1803.2000350952148" table:style-name="ce12">
            <text:p>1.803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703.2400331497192" table:style-name="ce12">
            <text:p>1.703</text:p>
          </table:table-cell>
          <table:table-cell office:value-type="float" office:value="638.96001243591309" table:style-name="ce12">
            <text:p>639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476.28000926971436" table:style-name="ce12">
            <text:p>476</text:p>
          </table:table-cell>
          <table:table-cell office:value-type="float" office:value="1579.76003074646" table:style-name="ce12">
            <text:p>1.580</text:p>
          </table:table-cell>
          <table:table-cell office:value-type="float" office:value="789.88001537322998" table:style-name="ce12">
            <text:p>79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017.2400197982788" table:style-name="ce12">
            <text:p>1.017</text:p>
          </table:table-cell>
          <table:table-cell office:value-type="float" office:value="1524.8800296783447" table:style-name="ce12">
            <text:p>1.5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807.1200351715088" table:style-name="ce12">
            <text:p>1.807</text:p>
          </table:table-cell>
          <table:table-cell office:value-type="float" office:value="472.36000919342041" table:style-name="ce12">
            <text:p>472</text:p>
          </table:table-cell>
          <table:table-cell office:value-type="float" office:value="127.40000247955322" table:style-name="ce12">
            <text:p>127</text:p>
          </table:table-cell>
          <table:table-cell office:value-type="float" office:value="1805.1600351333618" table:style-name="ce12">
            <text:p>1.805</text:p>
          </table:table-cell>
          <table:table-cell office:value-type="float" office:value="472.36000919342041" table:style-name="ce12">
            <text:p>472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555.8400497436523" table:style-name="ce12">
            <text:p>2.556</text:p>
          </table:table-cell>
          <table:table-cell office:value-type="float" office:value="4711.8400917053223" table:style-name="ce12">
            <text:p>4.712</text:p>
          </table:table-cell>
          <table:table-cell office:value-type="string" table:style-name="ce12">
            <text:p>-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2926.2800569534302" table:style-name="ce12">
            <text:p>2.926</text:p>
          </table:table-cell>
          <table:table-cell office:value-type="float" office:value="4590.32008934021" table:style-name="ce12">
            <text:p>4.590</text:p>
          </table:table-cell>
          <table:table-cell office:value-type="float" office:value="0" table:style-name="ce12">
            <text:p>0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1515.0800294876099" table:style-name="ce12">
            <text:p>1.515</text:p>
          </table:table-cell>
          <table:table-cell office:value-type="float" office:value="4802.000093460083" table:style-name="ce12">
            <text:p>4.802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3024.2800588607788" table:style-name="ce12">
            <text:p>3.024</text:p>
          </table:table-cell>
          <table:table-cell office:value-type="float" office:value="4649.1200904846191" table:style-name="ce12">
            <text:p>4.649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3251.6400632858276" table:style-name="ce12">
            <text:p>3.252</text:p>
          </table:table-cell>
          <table:table-cell office:value-type="float" office:value="4721.6400918960571" table:style-name="ce12">
            <text:p>4.722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4607.9600896835327" table:style-name="ce12">
            <text:p>4.608</text:p>
          </table:table-cell>
          <table:table-cell office:value-type="float" office:value="3157.5600614547729" table:style-name="ce12">
            <text:p>3.158</text:p>
          </table:table-cell>
          <table:table-cell office:value-type="float" office:value="799.68001556396484" table:style-name="ce12">
            <text:p>800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2608.7600507736206" table:style-name="ce12">
            <text:p>2.609</text:p>
          </table:table-cell>
          <table:table-cell office:value-type="float" office:value="4778.4800930023193" table:style-name="ce12">
            <text:p>4.778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0" table:style-name="ce12">
            <text:p>0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1130.9200220108032" table:style-name="ce12">
            <text:p>1.131</text:p>
          </table:table-cell>
          <table:table-cell office:value-type="float" office:value="4805.920093536377" table:style-name="ce12">
            <text:p>4.806</text:p>
          </table:table-cell>
          <table:table-cell office:value-type="float" office:value="6156.3601198196411" table:style-name="ce12">
            <text:p>6.156</text:p>
          </table:table-cell>
          <table:table-cell office:value-type="float" office:value="135.24000263214111" table:style-name="ce12">
            <text:p>135</text:p>
          </table:table-cell>
          <table:table-cell office:value-type="float" office:value="4794.1600933074951" table:style-name="ce12">
            <text:p>4.794</text:p>
          </table:table-cell>
          <table:table-cell office:value-type="float" office:value="6156.3601198196411" table:style-name="ce12">
            <text:p>6.156</text:p>
          </table:table-cell>
          <table:table-cell table:number-columns-repeated="16341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1397.4800271987915" table:style-name="ce12">
            <text:p>1.397</text:p>
          </table:table-cell>
          <table:table-cell office:value-type="string" table:style-name="ce12">
            <text:p>-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21.560000419616699" table:style-name="ce12">
            <text:p>22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0" table:style-name="ce12">
            <text:p>0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31.360000610351563" table:style-name="ce12">
            <text:p>31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88.20000171661377" table:style-name="ce12">
            <text:p>88</text:p>
          </table:table-cell>
          <table:table-cell office:value-type="float" office:value="0" table:style-name="ce12">
            <text:p>0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52.920001029968262" table:style-name="ce12">
            <text:p>53</text:p>
          </table:table-cell>
          <table:table-cell office:value-type="float" office:value="0" table:style-name="ce12">
            <text:p>0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52.920001029968262" table:style-name="ce12">
            <text:p>53</text:p>
          </table:table-cell>
          <table:table-cell table:number-columns-repeated="16341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4" table:number-rows-spanned="1" table:style-name="ce13"/>
          <table:covered-table-cell table:number-columns-repeated="43"/>
          <table:table-cell table:number-columns-repeated="16340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30">
            <text:p>PROPORÇÃO PARA 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055.2400789260864" table:style-name="ce12">
            <text:p>4.055</text:p>
          </table:table-cell>
          <table:table-cell office:value-type="float" office:value="2943.9200572967529" table:style-name="ce12">
            <text:p>2.944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5968.2001161575317" table:style-name="ce12">
            <text:p>5.96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401.4000272750854" table:style-name="ce12">
            <text:p>1.401</text:p>
          </table:table-cell>
          <table:table-cell office:value-type="float" office:value="934.92001819610596" table:style-name="ce12">
            <text:p>93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907.0800371170044" table:style-name="ce12">
            <text:p>1.90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09.76000213623047" table:style-name="ce12">
            <text:p>1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745.5600728988647" table:style-name="ce12">
            <text:p>3.746</text:p>
          </table:table-cell>
          <table:table-cell office:value-type="float" office:value="2767.5200538635254" table:style-name="ce12">
            <text:p>2.768</text:p>
          </table:table-cell>
          <table:table-cell office:value-type="float" office:value="0" table:style-name="ce12">
            <text:p>0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5599.7201089859009" table:style-name="ce12">
            <text:p>5.6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60.56001091003418" table:style-name="ce12">
            <text:p>561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97.76001358032227" table:style-name="ce12">
            <text:p>6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48.88000679016113" table:style-name="ce12">
            <text:p>349</text:p>
          </table:table-cell>
          <table:table-cell office:value-type="float" office:value="205.80000400543213" table:style-name="ce12">
            <text:p>20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72.4000072479248" table:style-name="ce12">
            <text:p>372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053.2800788879395" table:style-name="ce12">
            <text:p>4.053</text:p>
          </table:table-cell>
          <table:table-cell office:value-type="float" office:value="2941.960057258606" table:style-name="ce12">
            <text:p>2.942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107.3601188659668" table:style-name="ce12">
            <text:p>6.10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303.80000591278076" table:style-name="ce12">
            <text:p>304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0" table:style-name="ce12">
            <text:p>0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1811.0400352478027" table:style-name="ce12">
            <text:p>1.8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055.2400789260864" table:style-name="ce12">
            <text:p>4.055</text:p>
          </table:table-cell>
          <table:table-cell office:value-type="float" office:value="2943.9200572967529" table:style-name="ce12">
            <text:p>2.944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5997.6001167297363" table:style-name="ce12">
            <text:p>5.9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9">
            <text:p>PROPORÇÃO PARA O INDICADOR B6A – ESCOLAS RURAIS, POR ESPAÇOS DE USO PEDAGÓGICO E ADMINISTRATIVO PRESENTES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20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2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5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5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2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2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330.0400648117065" table:style-name="ce12">
            <text:p>3.330</text:p>
          </table:table-cell>
          <table:table-cell office:value-type="float" office:value="5838.8401136398315" table:style-name="ce12">
            <text:p>5.839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893.76001739501953" table:style-name="ce12">
            <text:p>894</text:p>
          </table:table-cell>
          <table:table-cell office:value-type="string" table:style-name="ce12">
            <text:p>-</text:p>
          </table:table-cell>
          <table:table-cell office:value-type="float" office:value="4096.4000797271729" table:style-name="ce12">
            <text:p>4.096</text:p>
          </table:table-cell>
          <table:table-cell office:value-type="float" office:value="5713.4001111984253" table:style-name="ce12">
            <text:p>5.713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4537.4000883102417" table:style-name="ce12">
            <text:p>4.537</text:p>
          </table:table-cell>
          <table:table-cell office:value-type="float" office:value="2224.600043296814" table:style-name="ce12">
            <text:p>2.225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43.520076751709" table:style-name="ce12">
            <text:p>3.944</text:p>
          </table:table-cell>
          <table:table-cell office:value-type="float" office:value="6089.720118522644" table:style-name="ce12">
            <text:p>6.090</text:p>
          </table:table-cell>
          <table:table-cell office:value-type="float" office:value="160.72000312805176" table:style-name="ce12">
            <text:p>16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54.9600925445557" table:style-name="ce12">
            <text:p>4.755</text:p>
          </table:table-cell>
          <table:table-cell office:value-type="float" office:value="5970.1601161956787" table:style-name="ce12">
            <text:p>5.970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325.36000633239746" table:style-name="ce12">
            <text:p>325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356.3200263977051" table:style-name="ce12">
            <text:p>1.356</text:p>
          </table:table-cell>
          <table:table-cell office:value-type="float" office:value="1928.6400375366211" table:style-name="ce12">
            <text:p>1.929</text:p>
          </table:table-cell>
          <table:table-cell office:value-type="float" office:value="11.760000228881836" table:style-name="ce12">
            <text:p>1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826.7200355529785" table:style-name="ce12">
            <text:p>1.827</text:p>
          </table:table-cell>
          <table:table-cell office:value-type="float" office:value="1926.6800374984741" table:style-name="ce12">
            <text:p>1.927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526.8400297164917" table:style-name="ce12">
            <text:p>1.527</text:p>
          </table:table-cell>
          <table:table-cell office:value-type="float" office:value="776.16001510620117" table:style-name="ce12">
            <text:p>776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24.8800296783447" table:style-name="ce12">
            <text:p>1.525</text:p>
          </table:table-cell>
          <table:table-cell office:value-type="float" office:value="2044.2800397872925" table:style-name="ce12">
            <text:p>2.044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99.3600311279297" table:style-name="ce12">
            <text:p>1.599</text:p>
          </table:table-cell>
          <table:table-cell office:value-type="float" office:value="2028.6000394821167" table:style-name="ce12">
            <text:p>2.029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33.320000648498535" table:style-name="ce12">
            <text:p>33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3.9200000762939453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0" table:style-name="ce12">
            <text:p>0</text:p>
          </table:table-cell>
          <table:table-cell office:value-type="float" office:value="3.9200000762939453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54.880001068115234" table:style-name="ce12">
            <text:p>55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117.60000228881836" table:style-name="ce12">
            <text:p>11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975.2800579071045" table:style-name="ce12">
            <text:p>2.975</text:p>
          </table:table-cell>
          <table:table-cell office:value-type="float" office:value="5460.5601062774658" table:style-name="ce12">
            <text:p>5.461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893.76001739501953" table:style-name="ce12">
            <text:p>894</text:p>
          </table:table-cell>
          <table:table-cell office:value-type="string" table:style-name="ce12">
            <text:p>-</text:p>
          </table:table-cell>
          <table:table-cell office:value-type="float" office:value="3600.5200700759888" table:style-name="ce12">
            <text:p>3.601</text:p>
          </table:table-cell>
          <table:table-cell office:value-type="float" office:value="5323.3601036071777" table:style-name="ce12">
            <text:p>5.3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259.0800828933716" table:style-name="ce12">
            <text:p>4.259</text:p>
          </table:table-cell>
          <table:table-cell office:value-type="float" office:value="2079.560040473938" table:style-name="ce12">
            <text:p>2.08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71.1200695037842" table:style-name="ce12">
            <text:p>3.571</text:p>
          </table:table-cell>
          <table:table-cell office:value-type="float" office:value="5682.0401105880737" table:style-name="ce12">
            <text:p>5.68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27.6400861740112" table:style-name="ce12">
            <text:p>4.428</text:p>
          </table:table-cell>
          <table:table-cell office:value-type="float" office:value="5558.5601081848145" table:style-name="ce12">
            <text:p>5.559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323.40000629425049" table:style-name="ce12">
            <text:p>323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21.36001014709473" table:style-name="ce12">
            <text:p>521</text:p>
          </table:table-cell>
          <table:table-cell office:value-type="float" office:value="635.04001235961914" table:style-name="ce12">
            <text:p>63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603.68001174926758" table:style-name="ce12">
            <text:p>604</text:p>
          </table:table-cell>
          <table:table-cell office:value-type="float" office:value="674.24001312255859" table:style-name="ce12">
            <text:p>674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94.0000057220459" table:style-name="ce12">
            <text:p>294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82.12001132965088" table:style-name="ce12">
            <text:p>582</text:p>
          </table:table-cell>
          <table:table-cell office:value-type="float" office:value="676.20001316070557" table:style-name="ce12">
            <text:p>676</text:p>
          </table:table-cell>
          <table:table-cell office:value-type="float" office:value="156.80000305175781" table:style-name="ce12">
            <text:p>15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78.20001125335693" table:style-name="ce12">
            <text:p>578</text:p>
          </table:table-cell>
          <table:table-cell office:value-type="float" office:value="672.28001308441162" table:style-name="ce12">
            <text:p>672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9.28000640869141" table:style-name="ce12">
            <text:p>329</text:p>
          </table:table-cell>
          <table:table-cell office:value-type="float" office:value="384.16000747680664" table:style-name="ce12">
            <text:p>38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380.2400074005127" table:style-name="ce12">
            <text:p>380</text:p>
          </table:table-cell>
          <table:table-cell office:value-type="float" office:value="0" table:style-name="ce12">
            <text:p>0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3.20000648498535" table:style-name="ce12">
            <text:p>333</text:p>
          </table:table-cell>
          <table:table-cell office:value-type="float" office:value="386.12000751495361" table:style-name="ce12">
            <text:p>38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1.24000644683838" table:style-name="ce12">
            <text:p>331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226.160062789917" table:style-name="ce12">
            <text:p>3.226</text:p>
          </table:table-cell>
          <table:table-cell office:value-type="float" office:value="6028.9601173400879" table:style-name="ce12">
            <text:p>6.029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893.76001739501953" table:style-name="ce12">
            <text:p>894</text:p>
          </table:table-cell>
          <table:table-cell office:value-type="string" table:style-name="ce12">
            <text:p>-</text:p>
          </table:table-cell>
          <table:table-cell office:value-type="float" office:value="3747.5200729370117" table:style-name="ce12">
            <text:p>3.748</text:p>
          </table:table-cell>
          <table:table-cell office:value-type="float" office:value="5805.520112991333" table:style-name="ce12">
            <text:p>5.806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3.9200000762939453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5052.8800983428955" table:style-name="ce12">
            <text:p>5.053</text:p>
          </table:table-cell>
          <table:table-cell office:value-type="float" office:value="2222.640043258667" table:style-name="ce12">
            <text:p>2.22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69.0800733566284" table:style-name="ce12">
            <text:p>3.769</text:p>
          </table:table-cell>
          <table:table-cell office:value-type="float" office:value="6226.9201211929321" table:style-name="ce12">
            <text:p>6.227</text:p>
          </table:table-cell>
          <table:table-cell office:value-type="float" office:value="156.80000305175781" table:style-name="ce12">
            <text:p>15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72.6800889968872" table:style-name="ce12">
            <text:p>4.573</text:p>
          </table:table-cell>
          <table:table-cell office:value-type="float" office:value="6046.6001176834106" table:style-name="ce12">
            <text:p>6.047</text:p>
          </table:table-cell>
          <table:table-cell office:value-type="float" office:value="156.80000305175781" table:style-name="ce12">
            <text:p>157</text:p>
          </table:table-cell>
          <table:table-cell office:value-type="float" office:value="325.36000633239746" table:style-name="ce12">
            <text:p>325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085.8400211334229" table:style-name="ce12">
            <text:p>1.086</text:p>
          </table:table-cell>
          <table:table-cell office:value-type="float" office:value="1542.5200300216675" table:style-name="ce12">
            <text:p>1.54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652.2800321578979" table:style-name="ce12">
            <text:p>1.652</text:p>
          </table:table-cell>
          <table:table-cell office:value-type="float" office:value="907.48001766204834" table:style-name="ce12">
            <text:p>907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1858.0800361633301" table:style-name="ce12">
            <text:p>1.858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80.08001518249512" table:style-name="ce12">
            <text:p>780</text:p>
          </table:table-cell>
          <table:table-cell office:value-type="float" office:value="1705.2000331878662" table:style-name="ce12">
            <text:p>1.705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66.0400304794312" table:style-name="ce12">
            <text:p>1.566</text:p>
          </table:table-cell>
          <table:table-cell office:value-type="float" office:value="1054.4800205230713" table:style-name="ce12">
            <text:p>1.054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3330.0400648117065" table:style-name="ce12">
            <text:p>3.330</text:p>
          </table:table-cell>
          <table:table-cell office:value-type="float" office:value="5911.3601150512695" table:style-name="ce12">
            <text:p>5.911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893.76001739501953" table:style-name="ce12">
            <text:p>894</text:p>
          </table:table-cell>
          <table:table-cell office:value-type="string" table:style-name="ce12">
            <text:p>-</text:p>
          </table:table-cell>
          <table:table-cell office:value-type="float" office:value="3939.600076675415" table:style-name="ce12">
            <text:p>3.940</text:p>
          </table:table-cell>
          <table:table-cell office:value-type="float" office:value="5713.4001111984253" table:style-name="ce12">
            <text:p>5.713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4686.3600912094116" table:style-name="ce12">
            <text:p>4.686</text:p>
          </table:table-cell>
          <table:table-cell office:value-type="float" office:value="2224.600043296814" table:style-name="ce12">
            <text:p>2.225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02.400074005127" table:style-name="ce12">
            <text:p>3.802</text:p>
          </table:table-cell>
          <table:table-cell office:value-type="float" office:value="6089.720118522644" table:style-name="ce12">
            <text:p>6.090</text:p>
          </table:table-cell>
          <table:table-cell office:value-type="float" office:value="160.72000312805176" table:style-name="ce12">
            <text:p>16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78.5200910568237" table:style-name="ce12">
            <text:p>4.679</text:p>
          </table:table-cell>
          <table:table-cell office:value-type="float" office:value="5970.1601161956787" table:style-name="ce12">
            <text:p>5.970</text:p>
          </table:table-cell>
          <table:table-cell office:value-type="float" office:value="162.68000316619873" table:style-name="ce12">
            <text:p>163</text:p>
          </table:table-cell>
          <table:table-cell office:value-type="float" office:value="325.36000633239746" table:style-name="ce12">
            <text:p>325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80.360001564025879" table:style-name="ce12">
            <text:p>8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9">
            <text:p>PROPORÇÃO PARA 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20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2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5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5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2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2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616.6000509262085" table:style-name="ce12">
            <text:p>2.617</text:p>
          </table:table-cell>
          <table:table-cell office:value-type="float" office:value="2142.2800416946411" table:style-name="ce12">
            <text:p>2.14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33.0401096343994" table:style-name="ce12">
            <text:p>5.633</text:p>
          </table:table-cell>
          <table:table-cell office:value-type="float" office:value="1225.0000238418579" table:style-name="ce12">
            <text:p>1.225</text:p>
          </table:table-cell>
          <table:table-cell office:value-type="float" office:value="3367.280065536499" table:style-name="ce12">
            <text:p>3.36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480.1601066589355" table:style-name="ce12">
            <text:p>5.480</text:p>
          </table:table-cell>
          <table:table-cell office:value-type="float" office:value="1101.5200214385986" table:style-name="ce12">
            <text:p>1.102</text:p>
          </table:table-cell>
          <table:table-cell office:value-type="float" office:value="4766.7200927734375" table:style-name="ce12">
            <text:p>4.76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77.9201202392578" table:style-name="ce12">
            <text:p>6.178</text:p>
          </table:table-cell>
          <table:table-cell office:value-type="float" office:value="2318.6800451278687" table:style-name="ce12">
            <text:p>2.319</text:p>
          </table:table-cell>
          <table:table-cell office:value-type="float" office:value="3067.4000597000122" table:style-name="ce12">
            <text:p>3.067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5856.4801139831543" table:style-name="ce12">
            <text:p>5.856</text:p>
          </table:table-cell>
          <table:table-cell office:value-type="float" office:value="4078.7600793838501" table:style-name="ce12">
            <text:p>4.079</text:p>
          </table:table-cell>
          <table:table-cell office:value-type="float" office:value="2299.0800447463989" table:style-name="ce12">
            <text:p>2.299</text:p>
          </table:table-cell>
          <table:table-cell office:value-type="string" table:style-name="ce12">
            <text:p>-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5725.1601114273071" table:style-name="ce12">
            <text:p>5.72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93.6400232315063" table:style-name="ce12">
            <text:p>1.194</text:p>
          </table:table-cell>
          <table:table-cell office:value-type="float" office:value="505.68000984191895" table:style-name="ce12">
            <text:p>50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60.0400362014771" table:style-name="ce12">
            <text:p>1.860</text:p>
          </table:table-cell>
          <table:table-cell office:value-type="float" office:value="866.32001686096191" table:style-name="ce12">
            <text:p>866</text:p>
          </table:table-cell>
          <table:table-cell office:value-type="float" office:value="1005.480019569397" table:style-name="ce12">
            <text:p>1.00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14.9200372695923" table:style-name="ce12">
            <text:p>1.915</text:p>
          </table:table-cell>
          <table:table-cell office:value-type="float" office:value="325.36000633239746" table:style-name="ce12">
            <text:p>325</text:p>
          </table:table-cell>
          <table:table-cell office:value-type="float" office:value="1560.1600303649902" table:style-name="ce12">
            <text:p>1.56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83.4800405502319" table:style-name="ce12">
            <text:p>2.083</text:p>
          </table:table-cell>
          <table:table-cell office:value-type="float" office:value="878.08001708984375" table:style-name="ce12">
            <text:p>878</text:p>
          </table:table-cell>
          <table:table-cell office:value-type="float" office:value="895.7200174331665" table:style-name="ce12">
            <text:p>89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983.5200386047363" table:style-name="ce12">
            <text:p>1.984</text:p>
          </table:table-cell>
          <table:table-cell office:value-type="float" office:value="985.88001918792725" table:style-name="ce12">
            <text:p>986</text:p>
          </table:table-cell>
          <table:table-cell office:value-type="float" office:value="1146.600022315979" table:style-name="ce12">
            <text:p>1.147</text:p>
          </table:table-cell>
          <table:table-cell office:value-type="string" table:style-name="ce12">
            <text:p>-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1985.4800386428833" table:style-name="ce12">
            <text:p>1.98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33.320000648498535" table:style-name="ce12">
            <text:p>3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90.160001754760742" table:style-name="ce12">
            <text:p>9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92.120001792907715" table:style-name="ce12">
            <text:p>9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62.720001220703125" table:style-name="ce12">
            <text:p>63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21.5200023651123" table:style-name="ce12">
            <text:p>12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44.2000436782837" table:style-name="ce12">
            <text:p>2.244</text:p>
          </table:table-cell>
          <table:table-cell office:value-type="float" office:value="2073.6800403594971" table:style-name="ce12">
            <text:p>2.07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64.5601024627686" table:style-name="ce12">
            <text:p>5.265</text:p>
          </table:table-cell>
          <table:table-cell office:value-type="float" office:value="735.00001430511475" table:style-name="ce12">
            <text:p>735</text:p>
          </table:table-cell>
          <table:table-cell office:value-type="float" office:value="3153.640061378479" table:style-name="ce12">
            <text:p>3.15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72.4800987243652" table:style-name="ce12">
            <text:p>5.072</text:p>
          </table:table-cell>
          <table:table-cell office:value-type="float" office:value="1003.52001953125" table:style-name="ce12">
            <text:p>1.004</text:p>
          </table:table-cell>
          <table:table-cell office:value-type="float" office:value="4460.9600868225098" table:style-name="ce12">
            <text:p>4.46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762.4001121520996" table:style-name="ce12">
            <text:p>5.762</text:p>
          </table:table-cell>
          <table:table-cell office:value-type="float" office:value="2071.7200403213501" table:style-name="ce12">
            <text:p>2.072</text:p>
          </table:table-cell>
          <table:table-cell office:value-type="float" office:value="2887.0800561904907" table:style-name="ce12">
            <text:p>2.887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5452.7201061248779" table:style-name="ce12">
            <text:p>5.453</text:p>
          </table:table-cell>
          <table:table-cell office:value-type="float" office:value="3908.2400760650635" table:style-name="ce12">
            <text:p>3.908</text:p>
          </table:table-cell>
          <table:table-cell office:value-type="float" office:value="1963.9200382232666" table:style-name="ce12">
            <text:p>1.96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5313.5601034164429" table:style-name="ce12">
            <text:p>5.31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13.52000999450684" table:style-name="ce12">
            <text:p>514</text:p>
          </table:table-cell>
          <table:table-cell office:value-type="float" office:value="145.04000282287598" table:style-name="ce12">
            <text:p>14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35.04001235961914" table:style-name="ce12">
            <text:p>635</text:p>
          </table:table-cell>
          <table:table-cell office:value-type="float" office:value="358.680006980896" table:style-name="ce12">
            <text:p>359</text:p>
          </table:table-cell>
          <table:table-cell office:value-type="float" office:value="521.36001014709473" table:style-name="ce12">
            <text:p>52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82.08001327514648" table:style-name="ce12">
            <text:p>682</text:p>
          </table:table-cell>
          <table:table-cell office:value-type="float" office:value="235.20000457763672" table:style-name="ce12">
            <text:p>235</text:p>
          </table:table-cell>
          <table:table-cell office:value-type="float" office:value="542.92001056671143" table:style-name="ce12">
            <text:p>54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5.60001373291016" table:style-name="ce12">
            <text:p>706</text:p>
          </table:table-cell>
          <table:table-cell office:value-type="float" office:value="450.80000877380371" table:style-name="ce12">
            <text:p>451</text:p>
          </table:table-cell>
          <table:table-cell office:value-type="float" office:value="439.04000854492188" table:style-name="ce12">
            <text:p>43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674.24001312255859" table:style-name="ce12">
            <text:p>674</text:p>
          </table:table-cell>
          <table:table-cell office:value-type="float" office:value="507.64000988006592" table:style-name="ce12">
            <text:p>508</text:p>
          </table:table-cell>
          <table:table-cell office:value-type="float" office:value="286.16000556945801" table:style-name="ce12">
            <text:p>28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662.48001289367676" table:style-name="ce12">
            <text:p>66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5.36000633239746" table:style-name="ce12">
            <text:p>325</text:p>
          </table:table-cell>
          <table:table-cell office:value-type="float" office:value="78.400001525878906" table:style-name="ce12">
            <text:p>7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276.36000537872314" table:style-name="ce12">
            <text:p>276</text:p>
          </table:table-cell>
          <table:table-cell office:value-type="float" office:value="321.44000625610352" table:style-name="ce12">
            <text:p>32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8.08000755310059" table:style-name="ce12">
            <text:p>388</text:p>
          </table:table-cell>
          <table:table-cell office:value-type="float" office:value="209.72000408172607" table:style-name="ce12">
            <text:p>210</text:p>
          </table:table-cell>
          <table:table-cell office:value-type="float" office:value="292.04000568389893" table:style-name="ce12">
            <text:p>29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7.72000598907471" table:style-name="ce12">
            <text:p>308</text:p>
          </table:table-cell>
          <table:table-cell office:value-type="float" office:value="321.44000625610352" table:style-name="ce12">
            <text:p>321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86.12000751495361" table:style-name="ce12">
            <text:p>386</text:p>
          </table:table-cell>
          <table:table-cell office:value-type="float" office:value="341.04000663757324" table:style-name="ce12">
            <text:p>341</text:p>
          </table:table-cell>
          <table:table-cell office:value-type="float" office:value="162.68000316619873" table:style-name="ce12">
            <text:p>163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84.16000747680664" table:style-name="ce12">
            <text:p>384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34.2800493240356" table:style-name="ce12">
            <text:p>2.534</text:p>
          </table:table-cell>
          <table:table-cell office:value-type="float" office:value="2016.8400392532349" table:style-name="ce12">
            <text:p>2.01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852.5601139068604" table:style-name="ce12">
            <text:p>5.853</text:p>
          </table:table-cell>
          <table:table-cell office:value-type="float" office:value="1209.3200235366821" table:style-name="ce12">
            <text:p>1.209</text:p>
          </table:table-cell>
          <table:table-cell office:value-type="float" office:value="2789.0800542831421" table:style-name="ce12">
            <text:p>2.78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09.5201091766357" table:style-name="ce12">
            <text:p>5.610</text:p>
          </table:table-cell>
          <table:table-cell office:value-type="float" office:value="1076.040020942688" table:style-name="ce12">
            <text:p>1.076</text:p>
          </table:table-cell>
          <table:table-cell office:value-type="float" office:value="4664.8000907897949" table:style-name="ce12">
            <text:p>4.66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89.6801204681396" table:style-name="ce12">
            <text:p>6.190</text:p>
          </table:table-cell>
          <table:table-cell office:value-type="float" office:value="2252.0400438308716" table:style-name="ce12">
            <text:p>2.252</text:p>
          </table:table-cell>
          <table:table-cell office:value-type="float" office:value="2767.5200538635254" table:style-name="ce12">
            <text:p>2.768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6036.8001174926758" table:style-name="ce12">
            <text:p>6.037</text:p>
          </table:table-cell>
          <table:table-cell office:value-type="float" office:value="3880.8000755310059" table:style-name="ce12">
            <text:p>3.881</text:p>
          </table:table-cell>
          <table:table-cell office:value-type="float" office:value="1848.2800359725952" table:style-name="ce12">
            <text:p>1.848</text:p>
          </table:table-cell>
          <table:table-cell office:value-type="string" table:style-name="ce12">
            <text:p>-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5832.9601135253906" table:style-name="ce12">
            <text:p>5.83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42.84001445770264" table:style-name="ce12">
            <text:p>743</text:p>
          </table:table-cell>
          <table:table-cell office:value-type="float" office:value="791.84001541137695" table:style-name="ce12">
            <text:p>79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44.4800300598145" table:style-name="ce12">
            <text:p>1.544</text:p>
          </table:table-cell>
          <table:table-cell office:value-type="float" office:value="203.84000396728516" table:style-name="ce12">
            <text:p>204</text:p>
          </table:table-cell>
          <table:table-cell office:value-type="float" office:value="1601.3200311660767" table:style-name="ce12">
            <text:p>1.60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7.84001922607422" table:style-name="ce12">
            <text:p>988</text:p>
          </table:table-cell>
          <table:table-cell office:value-type="float" office:value="246.96000480651855" table:style-name="ce12">
            <text:p>247</text:p>
          </table:table-cell>
          <table:table-cell office:value-type="float" office:value="1789.480034828186" table:style-name="ce12">
            <text:p>1.78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1.760009765625" table:style-name="ce12">
            <text:p>502</text:p>
          </table:table-cell>
          <table:table-cell office:value-type="float" office:value="619.36001205444336" table:style-name="ce12">
            <text:p>619</text:p>
          </table:table-cell>
          <table:table-cell office:value-type="float" office:value="493.92000961303711" table:style-name="ce12">
            <text:p>49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707.1600332260132" table:style-name="ce12">
            <text:p>1.707</text:p>
          </table:table-cell>
          <table:table-cell office:value-type="float" office:value="664.44001293182373" table:style-name="ce12">
            <text:p>664</text:p>
          </table:table-cell>
          <table:table-cell office:value-type="float" office:value="1411.2000274658203" table:style-name="ce12">
            <text:p>1.41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068.2000207901001" table:style-name="ce12">
            <text:p>1.06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616.6000509262085" table:style-name="ce12">
            <text:p>2.617</text:p>
          </table:table-cell>
          <table:table-cell office:value-type="float" office:value="2142.2800416946411" table:style-name="ce12">
            <text:p>2.14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717.3201112747192" table:style-name="ce12">
            <text:p>5.717</text:p>
          </table:table-cell>
          <table:table-cell office:value-type="float" office:value="1223.0400238037109" table:style-name="ce12">
            <text:p>1.223</text:p>
          </table:table-cell>
          <table:table-cell office:value-type="float" office:value="3136.0000610351563" table:style-name="ce12">
            <text:p>3.13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480.1601066589355" table:style-name="ce12">
            <text:p>5.480</text:p>
          </table:table-cell>
          <table:table-cell office:value-type="float" office:value="1101.5200214385986" table:style-name="ce12">
            <text:p>1.102</text:p>
          </table:table-cell>
          <table:table-cell office:value-type="float" office:value="4719.6800918579102" table:style-name="ce12">
            <text:p>4.72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77.9201202392578" table:style-name="ce12">
            <text:p>6.178</text:p>
          </table:table-cell>
          <table:table-cell office:value-type="float" office:value="2318.6800451278687" table:style-name="ce12">
            <text:p>2.319</text:p>
          </table:table-cell>
          <table:table-cell office:value-type="float" office:value="2802.8000545501709" table:style-name="ce12">
            <text:p>2.803</text:p>
          </table:table-cell>
          <table:table-cell office:value-type="float" office:value="7.8400001525878906" table:style-name="ce12">
            <text:p>8</text:p>
          </table:table-cell>
          <table:table-cell office:value-type="string" table:style-name="ce12">
            <text:p>-</text:p>
          </table:table-cell>
          <table:table-cell office:value-type="float" office:value="5856.4801139831543" table:style-name="ce12">
            <text:p>5.856</text:p>
          </table:table-cell>
          <table:table-cell office:value-type="float" office:value="3920.0000762939453" table:style-name="ce12">
            <text:p>3.920</text:p>
          </table:table-cell>
          <table:table-cell office:value-type="float" office:value="2299.0800447463989" table:style-name="ce12">
            <text:p>2.299</text:p>
          </table:table-cell>
          <table:table-cell office:value-type="string" table:style-name="ce12">
            <text:p>-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5725.1601114273071" table:style-name="ce12">
            <text:p>5.72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5.280000686645508" table:style-name="ce12">
            <text:p>35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68.600001335144043" table:style-name="ce12">
            <text:p>69</text:p>
          </table:table-cell>
          <table:table-cell office:value-type="float" office:value="1395.5200271606445" table:style-name="ce12">
            <text:p>1.39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397.4800271987915" table:style-name="ce12">
            <text:p>1.39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0.760001182556152" table:style-name="ce12">
            <text:p>61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23.520000457763672" table:style-name="ce12">
            <text:p>24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74.480001449584961" table:style-name="ce12">
            <text:p>7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9">
            <text:p>PROPORÇÃO PARA O INDICADOR B6C – ESCOLAS RURAIS, POR LOCAL DE USO DO COMPUTADOR PORTÁTIL OU DO<text:s/><text:span text:style-name="T5">TABLET</text:span><text:s/>D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20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2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5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5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2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2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052.1200399398804" table:style-name="ce12">
            <text:p>2.052</text:p>
          </table:table-cell>
          <table:table-cell office:value-type="float" office:value="1176.0000228881836" table:style-name="ce12">
            <text:p>1.176</text:p>
          </table:table-cell>
          <table:table-cell office:value-type="string" table:style-name="ce12">
            <text:p>-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143.0401000976563" table:style-name="ce12">
            <text:p>5.143</text:p>
          </table:table-cell>
          <table:table-cell office:value-type="float" office:value="2254.0000438690186" table:style-name="ce12">
            <text:p>2.254</text:p>
          </table:table-cell>
          <table:table-cell office:value-type="float" office:value="2110.9200410842896" table:style-name="ce12">
            <text:p>2.11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390.0001049041748" table:style-name="ce12">
            <text:p>5.390</text:p>
          </table:table-cell>
          <table:table-cell office:value-type="float" office:value="4210.0800819396973" table:style-name="ce12">
            <text:p>4.210</text:p>
          </table:table-cell>
          <table:table-cell office:value-type="float" office:value="2465.6800479888916" table:style-name="ce12">
            <text:p>2.466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6001.5201168060303" table:style-name="ce12">
            <text:p>6.002</text:p>
          </table:table-cell>
          <table:table-cell office:value-type="float" office:value="2773.4000539779663" table:style-name="ce12">
            <text:p>2.773</text:p>
          </table:table-cell>
          <table:table-cell office:value-type="float" office:value="1550.3600301742554" table:style-name="ce12">
            <text:p>1.55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15.4001092910767" table:style-name="ce12">
            <text:p>5.615</text:p>
          </table:table-cell>
          <table:table-cell office:value-type="float" office:value="2769.4800539016724" table:style-name="ce12">
            <text:p>2.769</text:p>
          </table:table-cell>
          <table:table-cell office:value-type="float" office:value="3192.8400621414185" table:style-name="ce12">
            <text:p>3.193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5450.760106086731" table:style-name="ce12">
            <text:p>5.45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82.0000171661377" table:style-name="ce12">
            <text:p>882</text:p>
          </table:table-cell>
          <table:table-cell office:value-type="float" office:value="635.04001235961914" table:style-name="ce12">
            <text:p>63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993.72001934051514" table:style-name="ce12">
            <text:p>994</text:p>
          </table:table-cell>
          <table:table-cell office:value-type="float" office:value="691.88001346588135" table:style-name="ce12">
            <text:p>69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97.2800369262695" table:style-name="ce12">
            <text:p>1.897</text:p>
          </table:table-cell>
          <table:table-cell office:value-type="float" office:value="1236.7600240707397" table:style-name="ce12">
            <text:p>1.237</text:p>
          </table:table-cell>
          <table:table-cell office:value-type="float" office:value="891.80001735687256" table:style-name="ce12">
            <text:p>89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065.8400402069092" table:style-name="ce12">
            <text:p>2.066</text:p>
          </table:table-cell>
          <table:table-cell office:value-type="float" office:value="1066.2400207519531" table:style-name="ce12">
            <text:p>1.066</text:p>
          </table:table-cell>
          <table:table-cell office:value-type="float" office:value="613.48001194000244" table:style-name="ce12">
            <text:p>61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58.0400381088257" table:style-name="ce12">
            <text:p>1.958</text:p>
          </table:table-cell>
          <table:table-cell office:value-type="float" office:value="909.44001770019531" table:style-name="ce12">
            <text:p>909</text:p>
          </table:table-cell>
          <table:table-cell office:value-type="float" office:value="952.56001853942871" table:style-name="ce12">
            <text:p>953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965.8800382614136" table:style-name="ce12">
            <text:p>1.96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62.720001220703125" table:style-name="ce12">
            <text:p>63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76.440001487731934" table:style-name="ce12">
            <text:p>7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1.72000217437744" table:style-name="ce12">
            <text:p>112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94.080001831054688" table:style-name="ce12">
            <text:p>94</text:p>
          </table:table-cell>
          <table:table-cell office:value-type="float" office:value="58.80000114440918" table:style-name="ce12">
            <text:p>5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1.5200023651123" table:style-name="ce12">
            <text:p>122</text:p>
          </table:table-cell>
          <table:table-cell office:value-type="float" office:value="84.280001640319824" table:style-name="ce12">
            <text:p>84</text:p>
          </table:table-cell>
          <table:table-cell office:value-type="float" office:value="68.600001335144043" table:style-name="ce12">
            <text:p>6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19.56000232696533" table:style-name="ce12">
            <text:p>12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795.360034942627" table:style-name="ce12">
            <text:p>1.795</text:p>
          </table:table-cell>
          <table:table-cell office:value-type="float" office:value="903.56001758575439" table:style-name="ce12">
            <text:p>904</text:p>
          </table:table-cell>
          <table:table-cell office:value-type="string" table:style-name="ce12">
            <text:p>-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4747.1200923919678" table:style-name="ce12">
            <text:p>4.747</text:p>
          </table:table-cell>
          <table:table-cell office:value-type="float" office:value="1950.2000379562378" table:style-name="ce12">
            <text:p>1.950</text:p>
          </table:table-cell>
          <table:table-cell office:value-type="float" office:value="1956.0800380706787" table:style-name="ce12">
            <text:p>1.95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90.1600971221924" table:style-name="ce12">
            <text:p>4.990</text:p>
          </table:table-cell>
          <table:table-cell office:value-type="float" office:value="3976.8400774002075" table:style-name="ce12">
            <text:p>3.977</text:p>
          </table:table-cell>
          <table:table-cell office:value-type="float" office:value="2248.1200437545776" table:style-name="ce12">
            <text:p>2.24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5578.1601085662842" table:style-name="ce12">
            <text:p>5.578</text:p>
          </table:table-cell>
          <table:table-cell office:value-type="float" office:value="2495.0800485610962" table:style-name="ce12">
            <text:p>2.495</text:p>
          </table:table-cell>
          <table:table-cell office:value-type="float" office:value="1403.3600273132324" table:style-name="ce12">
            <text:p>1.40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13.6001014709473" table:style-name="ce12">
            <text:p>5.214</text:p>
          </table:table-cell>
          <table:table-cell office:value-type="float" office:value="2557.8000497817993" table:style-name="ce12">
            <text:p>2.558</text:p>
          </table:table-cell>
          <table:table-cell office:value-type="float" office:value="3020.3600587844849" table:style-name="ce12">
            <text:p>3.02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5029.3600978851318" table:style-name="ce12">
            <text:p>5.02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72.4000072479248" table:style-name="ce12">
            <text:p>372</text:p>
          </table:table-cell>
          <table:table-cell office:value-type="float" office:value="329.28000640869141" table:style-name="ce12">
            <text:p>329</text:p>
          </table:table-cell>
          <table:table-cell office:value-type="string" table:style-name="ce12">
            <text:p>-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76.24001121520996" table:style-name="ce12">
            <text:p>576</text:p>
          </table:table-cell>
          <table:table-cell office:value-type="float" office:value="444.92000865936279" table:style-name="ce12">
            <text:p>445</text:p>
          </table:table-cell>
          <table:table-cell office:value-type="float" office:value="295.96000576019287" table:style-name="ce12">
            <text:p>29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3.48001194000244" table:style-name="ce12">
            <text:p>613</text:p>
          </table:table-cell>
          <table:table-cell office:value-type="float" office:value="501.760009765625" table:style-name="ce12">
            <text:p>502</text:p>
          </table:table-cell>
          <table:table-cell office:value-type="float" office:value="405.72000789642334" table:style-name="ce12">
            <text:p>40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680.12001323699951" table:style-name="ce12">
            <text:p>680</text:p>
          </table:table-cell>
          <table:table-cell office:value-type="float" office:value="474.32000923156738" table:style-name="ce12">
            <text:p>474</text:p>
          </table:table-cell>
          <table:table-cell office:value-type="float" office:value="137.20000267028809" table:style-name="ce12">
            <text:p>1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03.68001174926758" table:style-name="ce12">
            <text:p>604</text:p>
          </table:table-cell>
          <table:table-cell office:value-type="float" office:value="462.56000900268555" table:style-name="ce12">
            <text:p>463</text:p>
          </table:table-cell>
          <table:table-cell office:value-type="float" office:value="299.88000583648682" table:style-name="ce12">
            <text:p>300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623.2800121307373" table:style-name="ce12">
            <text:p>62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52.84000492095947" table:style-name="ce12">
            <text:p>253</text:p>
          </table:table-cell>
          <table:table-cell office:value-type="float" office:value="215.60000419616699" table:style-name="ce12">
            <text:p>216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60.64000701904297" table:style-name="ce12">
            <text:p>361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246.96000480651855" table:style-name="ce12">
            <text:p>24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6.12000751495361" table:style-name="ce12">
            <text:p>386</text:p>
          </table:table-cell>
          <table:table-cell office:value-type="float" office:value="337.1200065612793" table:style-name="ce12">
            <text:p>337</text:p>
          </table:table-cell>
          <table:table-cell office:value-type="float" office:value="241.08000469207764" table:style-name="ce12">
            <text:p>241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388.08000755310059" table:style-name="ce12">
            <text:p>388</text:p>
          </table:table-cell>
          <table:table-cell office:value-type="float" office:value="313.60000610351563" table:style-name="ce12">
            <text:p>314</text:p>
          </table:table-cell>
          <table:table-cell office:value-type="float" office:value="186.2000036239624" table:style-name="ce12">
            <text:p>18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8.08000755310059" table:style-name="ce12">
            <text:p>388</text:p>
          </table:table-cell>
          <table:table-cell office:value-type="float" office:value="288.12000560760498" table:style-name="ce12">
            <text:p>288</text:p>
          </table:table-cell>
          <table:table-cell office:value-type="float" office:value="260.68000507354736" table:style-name="ce12">
            <text:p>261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88.08000755310059" table:style-name="ce12">
            <text:p>388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85.4800386428833" table:style-name="ce12">
            <text:p>1.985</text:p>
          </table:table-cell>
          <table:table-cell office:value-type="float" office:value="1072.120020866394" table:style-name="ce12">
            <text:p>1.072</text:p>
          </table:table-cell>
          <table:table-cell office:value-type="string" table:style-name="ce12">
            <text:p>-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548.7601079940796" table:style-name="ce12">
            <text:p>5.549</text:p>
          </table:table-cell>
          <table:table-cell office:value-type="float" office:value="2193.2400426864624" table:style-name="ce12">
            <text:p>2.193</text:p>
          </table:table-cell>
          <table:table-cell office:value-type="float" office:value="591.92001152038574" table:style-name="ce12">
            <text:p>59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33.0801076889038" table:style-name="ce12">
            <text:p>5.533</text:p>
          </table:table-cell>
          <table:table-cell office:value-type="float" office:value="4047.4000787734985" table:style-name="ce12">
            <text:p>4.047</text:p>
          </table:table-cell>
          <table:table-cell office:value-type="float" office:value="2016.8400392532349" table:style-name="ce12">
            <text:p>2.01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6081.8801183700562" table:style-name="ce12">
            <text:p>6.082</text:p>
          </table:table-cell>
          <table:table-cell office:value-type="float" office:value="2724.400053024292" table:style-name="ce12">
            <text:p>2.724</text:p>
          </table:table-cell>
          <table:table-cell office:value-type="float" office:value="488.04000949859619" table:style-name="ce12">
            <text:p>48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838.8401136398315" table:style-name="ce12">
            <text:p>5.839</text:p>
          </table:table-cell>
          <table:table-cell office:value-type="float" office:value="2430.4000473022461" table:style-name="ce12">
            <text:p>2.430</text:p>
          </table:table-cell>
          <table:table-cell office:value-type="float" office:value="2867.480055809021" table:style-name="ce12">
            <text:p>2.86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5586.0001087188721" table:style-name="ce12">
            <text:p>5.58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29.20001029968262" table:style-name="ce12">
            <text:p>529</text:p>
          </table:table-cell>
          <table:table-cell office:value-type="float" office:value="499.80000972747803" table:style-name="ce12">
            <text:p>50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730.6800336837769" table:style-name="ce12">
            <text:p>1.731</text:p>
          </table:table-cell>
          <table:table-cell office:value-type="float" office:value="550.76001071929932" table:style-name="ce12">
            <text:p>551</text:p>
          </table:table-cell>
          <table:table-cell office:value-type="float" office:value="1507.240029335022" table:style-name="ce12">
            <text:p>1.50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3.52001953125" table:style-name="ce12">
            <text:p>1.004</text:p>
          </table:table-cell>
          <table:table-cell office:value-type="float" office:value="660.52001285552979" table:style-name="ce12">
            <text:p>661</text:p>
          </table:table-cell>
          <table:table-cell office:value-type="float" office:value="1481.7600288391113" table:style-name="ce12">
            <text:p>1.482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978.04001903533936" table:style-name="ce12">
            <text:p>978</text:p>
          </table:table-cell>
          <table:table-cell office:value-type="float" office:value="580.16001129150391" table:style-name="ce12">
            <text:p>580</text:p>
          </table:table-cell>
          <table:table-cell office:value-type="float" office:value="484.12000942230225" table:style-name="ce12">
            <text:p>48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20.880033493042" table:style-name="ce12">
            <text:p>1.721</text:p>
          </table:table-cell>
          <table:table-cell office:value-type="float" office:value="484.12000942230225" table:style-name="ce12">
            <text:p>484</text:p>
          </table:table-cell>
          <table:table-cell office:value-type="float" office:value="1475.8800287246704" table:style-name="ce12">
            <text:p>1.476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078.000020980835" table:style-name="ce12">
            <text:p>1.07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052.1200399398804" table:style-name="ce12">
            <text:p>2.052</text:p>
          </table:table-cell>
          <table:table-cell office:value-type="float" office:value="1174.0400228500366" table:style-name="ce12">
            <text:p>1.174</text:p>
          </table:table-cell>
          <table:table-cell office:value-type="string" table:style-name="ce12">
            <text:p>-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264.5601024627686" table:style-name="ce12">
            <text:p>5.265</text:p>
          </table:table-cell>
          <table:table-cell office:value-type="float" office:value="2254.0000438690186" table:style-name="ce12">
            <text:p>2.254</text:p>
          </table:table-cell>
          <table:table-cell office:value-type="float" office:value="1611.1200313568115" table:style-name="ce12">
            <text:p>1.61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390.0001049041748" table:style-name="ce12">
            <text:p>5.390</text:p>
          </table:table-cell>
          <table:table-cell office:value-type="float" office:value="4080.7200794219971" table:style-name="ce12">
            <text:p>4.081</text:p>
          </table:table-cell>
          <table:table-cell office:value-type="float" office:value="2465.6800479888916" table:style-name="ce12">
            <text:p>2.466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6001.5201168060303" table:style-name="ce12">
            <text:p>6.002</text:p>
          </table:table-cell>
          <table:table-cell office:value-type="float" office:value="2773.4000539779663" table:style-name="ce12">
            <text:p>2.773</text:p>
          </table:table-cell>
          <table:table-cell office:value-type="float" office:value="678.16001319885254" table:style-name="ce12">
            <text:p>67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17.3601093292236" table:style-name="ce12">
            <text:p>5.617</text:p>
          </table:table-cell>
          <table:table-cell office:value-type="float" office:value="2469.6000480651855" table:style-name="ce12">
            <text:p>2.470</text:p>
          </table:table-cell>
          <table:table-cell office:value-type="float" office:value="3192.8400621414185" table:style-name="ce12">
            <text:p>3.193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5452.7201061248779" table:style-name="ce12">
            <text:p>5.45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25.480000495910645" table:style-name="ce12">
            <text:p>25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43.120000839233398" table:style-name="ce12">
            <text:p>43</text:p>
          </table:table-cell>
          <table:table-cell office:value-type="float" office:value="1395.5200271606445" table:style-name="ce12">
            <text:p>1.39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41.160000801086426" table:style-name="ce12">
            <text:p>4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1393.5600271224976" table:style-name="ce12">
            <text:p>1.39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05.84000205993652" table:style-name="ce12">
            <text:p>106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8" table:number-rows-spanned="1" table:style-name="ce19">
            <text:p>PROPORÇÃO PARA 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20">
            <text:p>Total de escolas localizadas em áreas rurais com acesso à Internet</text:p>
          </table:table-cell>
          <table:covered-table-cell table:number-columns-repeated="27"/>
          <table:table-cell table:number-columns-repeated="16356"/>
        </table:table-row>
        <table:table-row table:style-name="ro3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2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5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5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2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2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389.2400465011597" table:style-name="ce12">
            <text:p>2.389</text:p>
          </table:table-cell>
          <table:table-cell office:value-type="float" office:value="2058.0000400543213" table:style-name="ce12">
            <text:p>2.058</text:p>
          </table:table-cell>
          <table:table-cell office:value-type="float" office:value="115.64000225067139" table:style-name="ce12">
            <text:p>116</text:p>
          </table:table-cell>
          <table:table-cell office:value-type="string" table:style-name="ce12">
            <text:p>-</text:p>
          </table:table-cell>
          <table:table-cell office:value-type="float" office:value="3139.9200611114502" table:style-name="ce12">
            <text:p>3.140</text:p>
          </table:table-cell>
          <table:table-cell office:value-type="float" office:value="2467.6400480270386" table:style-name="ce12">
            <text:p>2.468</text:p>
          </table:table-cell>
          <table:table-cell office:value-type="float" office:value="2371.6000461578369" table:style-name="ce12">
            <text:p>2.37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57.6800556182861" table:style-name="ce12">
            <text:p>2.858</text:p>
          </table:table-cell>
          <table:table-cell office:value-type="float" office:value="3018.4000587463379" table:style-name="ce12">
            <text:p>3.018</text:p>
          </table:table-cell>
          <table:table-cell office:value-type="float" office:value="3130.1200609207153" table:style-name="ce12">
            <text:p>3.130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131.32000255584717" table:style-name="ce12">
            <text:p>131</text:p>
          </table:table-cell>
          <table:table-cell office:value-type="float" office:value="2663.6400518417358" table:style-name="ce12">
            <text:p>2.664</text:p>
          </table:table-cell>
          <table:table-cell office:value-type="float" office:value="2222.640043258667" table:style-name="ce12">
            <text:p>2.223</text:p>
          </table:table-cell>
          <table:table-cell office:value-type="string" table:style-name="ce12">
            <text:p>-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2818.4800548553467" table:style-name="ce12">
            <text:p>2.818</text:p>
          </table:table-cell>
          <table:table-cell office:value-type="float" office:value="3373.1600656509399" table:style-name="ce12">
            <text:p>3.373</text:p>
          </table:table-cell>
          <table:table-cell office:value-type="float" office:value="787.92001533508301" table:style-name="ce12">
            <text:p>78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91.1200504302979" table:style-name="ce12">
            <text:p>2.59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58.6400089263916" table:style-name="ce12">
            <text:p>459</text:p>
          </table:table-cell>
          <table:table-cell office:value-type="float" office:value="631.1200122833252" table:style-name="ce12">
            <text:p>63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29.0000200271606" table:style-name="ce12">
            <text:p>1.029</text:p>
          </table:table-cell>
          <table:table-cell office:value-type="float" office:value="678.16001319885254" table:style-name="ce12">
            <text:p>678</text:p>
          </table:table-cell>
          <table:table-cell office:value-type="float" office:value="772.24001502990723" table:style-name="ce12">
            <text:p>77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99.68001556396484" table:style-name="ce12">
            <text:p>800</text:p>
          </table:table-cell>
          <table:table-cell office:value-type="float" office:value="486.08000946044922" table:style-name="ce12">
            <text:p>486</text:p>
          </table:table-cell>
          <table:table-cell office:value-type="float" office:value="1164.2400226593018" table:style-name="ce12">
            <text:p>1.164</text:p>
          </table:table-cell>
          <table:table-cell office:value-type="float" office:value="0" table:style-name="ce12">
            <text:p>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874.1600170135498" table:style-name="ce12">
            <text:p>874</text:p>
          </table:table-cell>
          <table:table-cell office:value-type="float" office:value="478.24000930786133" table:style-name="ce12">
            <text:p>47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840.84001636505127" table:style-name="ce12">
            <text:p>841</text:p>
          </table:table-cell>
          <table:table-cell office:value-type="float" office:value="656.60001277923584" table:style-name="ce12">
            <text:p>657</text:p>
          </table:table-cell>
          <table:table-cell office:value-type="float" office:value="748.72001457214355" table:style-name="ce12">
            <text:p>74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46.72001647949219" table:style-name="ce12">
            <text:p>84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47.040000915527344" table:style-name="ce12">
            <text:p>4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88.20000171661377" table:style-name="ce12">
            <text:p>8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103.88000202178955" table:style-name="ce12">
            <text:p>10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62.720001220703125" table:style-name="ce12">
            <text:p>63</text:p>
          </table:table-cell>
          <table:table-cell office:value-type="string" table:style-name="ce12">
            <text:p>-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99.960001945495605" table:style-name="ce12">
            <text:p>100</text:p>
          </table:table-cell>
          <table:table-cell office:value-type="float" office:value="39.200000762939453" table:style-name="ce12">
            <text:p>39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.000001907348633" table:style-name="ce12">
            <text:p>9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269.6800441741943" table:style-name="ce12">
            <text:p>2.270</text:p>
          </table:table-cell>
          <table:table-cell office:value-type="float" office:value="1942.3600378036499" table:style-name="ce12">
            <text:p>1.94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900.8000564575195" table:style-name="ce12">
            <text:p>2.901</text:p>
          </table:table-cell>
          <table:table-cell office:value-type="float" office:value="2320.6400451660156" table:style-name="ce12">
            <text:p>2.321</text:p>
          </table:table-cell>
          <table:table-cell office:value-type="float" office:value="2169.7200422286987" table:style-name="ce12">
            <text:p>2.17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83.2400522232056" table:style-name="ce12">
            <text:p>2.683</text:p>
          </table:table-cell>
          <table:table-cell office:value-type="float" office:value="2914.5200567245483" table:style-name="ce12">
            <text:p>2.915</text:p>
          </table:table-cell>
          <table:table-cell office:value-type="float" office:value="2840.0400552749634" table:style-name="ce12">
            <text:p>2.84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442.1600475311279" table:style-name="ce12">
            <text:p>2.442</text:p>
          </table:table-cell>
          <table:table-cell office:value-type="float" office:value="2148.160041809082" table:style-name="ce12">
            <text:p>2.148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2622.4800510406494" table:style-name="ce12">
            <text:p>2.622</text:p>
          </table:table-cell>
          <table:table-cell office:value-type="float" office:value="3245.7600631713867" table:style-name="ce12">
            <text:p>3.246</text:p>
          </table:table-cell>
          <table:table-cell office:value-type="float" office:value="82.320001602172852" table:style-name="ce12">
            <text:p>8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83.3600463867188" table:style-name="ce12">
            <text:p>2.38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84.12000942230225" table:style-name="ce12">
            <text:p>484</text:p>
          </table:table-cell>
          <table:table-cell office:value-type="float" office:value="203.84000396728516" table:style-name="ce12">
            <text:p>204</text:p>
          </table:table-cell>
          <table:table-cell office:value-type="float" office:value="115.64000225067139" table:style-name="ce12">
            <text:p>116</text:p>
          </table:table-cell>
          <table:table-cell office:value-type="string" table:style-name="ce12">
            <text:p>-</text:p>
          </table:table-cell>
          <table:table-cell office:value-type="float" office:value="509.60000991821289" table:style-name="ce12">
            <text:p>510</text:p>
          </table:table-cell>
          <table:table-cell office:value-type="float" office:value="376.32000732421875" table:style-name="ce12">
            <text:p>376</text:p>
          </table:table-cell>
          <table:table-cell office:value-type="float" office:value="470.40000915527344" table:style-name="ce12">
            <text:p>47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76.28000926971436" table:style-name="ce12">
            <text:p>476</text:p>
          </table:table-cell>
          <table:table-cell office:value-type="float" office:value="501.760009765625" table:style-name="ce12">
            <text:p>502</text:p>
          </table:table-cell>
          <table:table-cell office:value-type="float" office:value="511.56000995635986" table:style-name="ce12">
            <text:p>512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0" table:style-name="ce12">
            <text:p>0</text:p>
          </table:table-cell>
          <table:table-cell office:value-type="float" office:value="98.000001907348633" table:style-name="ce12">
            <text:p>98</text:p>
          </table:table-cell>
          <table:table-cell office:value-type="float" office:value="499.80000972747803" table:style-name="ce12">
            <text:p>500</text:p>
          </table:table-cell>
          <table:table-cell office:value-type="float" office:value="248.92000484466553" table:style-name="ce12">
            <text:p>249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497.84000968933105" table:style-name="ce12">
            <text:p>498</text:p>
          </table:table-cell>
          <table:table-cell office:value-type="float" office:value="533.12001037597656" table:style-name="ce12">
            <text:p>533</text:p>
          </table:table-cell>
          <table:table-cell office:value-type="float" office:value="196.00000381469727" table:style-name="ce12">
            <text:p>19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8.44000911712646" table:style-name="ce12">
            <text:p>46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1.44000625610352" table:style-name="ce12">
            <text:p>321</text:p>
          </table:table-cell>
          <table:table-cell office:value-type="float" office:value="123.48000240325928" table:style-name="ce12">
            <text:p>12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46.92000675201416" table:style-name="ce12">
            <text:p>347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305.76000595092773" table:style-name="ce12">
            <text:p>30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5.76000595092773" table:style-name="ce12">
            <text:p>306</text:p>
          </table:table-cell>
          <table:table-cell office:value-type="float" office:value="341.04000663757324" table:style-name="ce12">
            <text:p>341</text:p>
          </table:table-cell>
          <table:table-cell office:value-type="float" office:value="321.44000625610352" table:style-name="ce12">
            <text:p>321</text:p>
          </table:table-cell>
          <table:table-cell office:value-type="float" office:value="70.560001373291016" table:style-name="ce12">
            <text:p>71</text:p>
          </table:table-cell>
          <table:table-cell office:value-type="float" office:value="0" table:style-name="ce12">
            <text:p>0</text:p>
          </table:table-cell>
          <table:table-cell office:value-type="float" office:value="86.240001678466797" table:style-name="ce12">
            <text:p>86</text:p>
          </table:table-cell>
          <table:table-cell office:value-type="float" office:value="335.16000652313232" table:style-name="ce12">
            <text:p>335</text:p>
          </table:table-cell>
          <table:table-cell office:value-type="float" office:value="182.28000354766846" table:style-name="ce12">
            <text:p>182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13.60000610351563" table:style-name="ce12">
            <text:p>314</text:p>
          </table:table-cell>
          <table:table-cell office:value-type="float" office:value="339.08000659942627" table:style-name="ce12">
            <text:p>339</text:p>
          </table:table-cell>
          <table:table-cell office:value-type="float" office:value="117.60000228881836" table:style-name="ce12">
            <text:p>11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1.84000587463379" table:style-name="ce12">
            <text:p>302</text:p>
          </table:table-cell>
          <table:table-cell table:number-columns-repeated="1635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28.4800453186035" table:style-name="ce12">
            <text:p>2.328</text:p>
          </table:table-cell>
          <table:table-cell office:value-type="float" office:value="1869.8400363922119" table:style-name="ce12">
            <text:p>1.87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583.28005027771" table:style-name="ce12">
            <text:p>2.583</text:p>
          </table:table-cell>
          <table:table-cell office:value-type="float" office:value="2036.4400396347046" table:style-name="ce12">
            <text:p>2.036</text:p>
          </table:table-cell>
          <table:table-cell office:value-type="float" office:value="1865.920036315918" table:style-name="ce12">
            <text:p>1.86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87.1200542449951" table:style-name="ce12">
            <text:p>2.787</text:p>
          </table:table-cell>
          <table:table-cell office:value-type="float" office:value="2718.5200529098511" table:style-name="ce12">
            <text:p>2.719</text:p>
          </table:table-cell>
          <table:table-cell office:value-type="float" office:value="2759.6800537109375" table:style-name="ce12">
            <text:p>2.760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0" table:style-name="ce12">
            <text:p>0</text:p>
          </table:table-cell>
          <table:table-cell office:value-type="float" office:value="131.32000255584717" table:style-name="ce12">
            <text:p>131</text:p>
          </table:table-cell>
          <table:table-cell office:value-type="float" office:value="2271.6400442123413" table:style-name="ce12">
            <text:p>2.272</text:p>
          </table:table-cell>
          <table:table-cell office:value-type="float" office:value="2167.7600421905518" table:style-name="ce12">
            <text:p>2.168</text:p>
          </table:table-cell>
          <table:table-cell office:value-type="string" table:style-name="ce12">
            <text:p>-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2426.4800472259521" table:style-name="ce12">
            <text:p>2.426</text:p>
          </table:table-cell>
          <table:table-cell office:value-type="float" office:value="2900.8000564575195" table:style-name="ce12">
            <text:p>2.901</text:p>
          </table:table-cell>
          <table:table-cell office:value-type="float" office:value="664.44001293182373" table:style-name="ce12">
            <text:p>664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73.5200481414795" table:style-name="ce12">
            <text:p>2.47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586.04001140594482" table:style-name="ce12">
            <text:p>586</text:p>
          </table:table-cell>
          <table:table-cell office:value-type="float" office:value="909.44001770019531" table:style-name="ce12">
            <text:p>909</text:p>
          </table:table-cell>
          <table:table-cell office:value-type="float" office:value="115.64000225067139" table:style-name="ce12">
            <text:p>116</text:p>
          </table:table-cell>
          <table:table-cell office:value-type="string" table:style-name="ce12">
            <text:p>-</text:p>
          </table:table-cell>
          <table:table-cell office:value-type="float" office:value="1442.5600280761719" table:style-name="ce12">
            <text:p>1.443</text:p>
          </table:table-cell>
          <table:table-cell office:value-type="float" office:value="411.60000801086426" table:style-name="ce12">
            <text:p>412</text:p>
          </table:table-cell>
          <table:table-cell office:value-type="float" office:value="1548.4000301361084" table:style-name="ce12">
            <text:p>1.54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36.92001628875732" table:style-name="ce12">
            <text:p>837</text:p>
          </table:table-cell>
          <table:table-cell office:value-type="float" office:value="539.00001049041748" table:style-name="ce12">
            <text:p>539</text:p>
          </table:table-cell>
          <table:table-cell office:value-type="float" office:value="1709.1200332641602" table:style-name="ce12">
            <text:p>1.709</text:p>
          </table:table-cell>
          <table:table-cell office:value-type="float" office:value="0" table:style-name="ce12">
            <text:p>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601.72001171112061" table:style-name="ce12">
            <text:p>602</text:p>
          </table:table-cell>
          <table:table-cell office:value-type="float" office:value="499.80000972747803" table:style-name="ce12">
            <text:p>500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1613.0800313949585" table:style-name="ce12">
            <text:p>1.613</text:p>
          </table:table-cell>
          <table:table-cell office:value-type="float" office:value="1503.320029258728" table:style-name="ce12">
            <text:p>1.503</text:p>
          </table:table-cell>
          <table:table-cell office:value-type="float" office:value="442.96000862121582" table:style-name="ce12">
            <text:p>44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99.64001750946045" table:style-name="ce12">
            <text:p>90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389.2400465011597" table:style-name="ce12">
            <text:p>2.389</text:p>
          </table:table-cell>
          <table:table-cell office:value-type="float" office:value="2058.0000400543213" table:style-name="ce12">
            <text:p>2.058</text:p>
          </table:table-cell>
          <table:table-cell office:value-type="float" office:value="115.64000225067139" table:style-name="ce12">
            <text:p>116</text:p>
          </table:table-cell>
          <table:table-cell office:value-type="string" table:style-name="ce12">
            <text:p>-</text:p>
          </table:table-cell>
          <table:table-cell office:value-type="float" office:value="2887.0800561904907" table:style-name="ce12">
            <text:p>2.887</text:p>
          </table:table-cell>
          <table:table-cell office:value-type="float" office:value="2073.6800403594971" table:style-name="ce12">
            <text:p>2.074</text:p>
          </table:table-cell>
          <table:table-cell office:value-type="float" office:value="2371.6000461578369" table:style-name="ce12">
            <text:p>2.372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857.6800556182861" table:style-name="ce12">
            <text:p>2.858</text:p>
          </table:table-cell>
          <table:table-cell office:value-type="float" office:value="2755.7600536346436" table:style-name="ce12">
            <text:p>2.756</text:p>
          </table:table-cell>
          <table:table-cell office:value-type="float" office:value="3130.1200609207153" table:style-name="ce12">
            <text:p>3.130</text:p>
          </table:table-cell>
          <table:table-cell office:value-type="float" office:value="119.56000232696533" table:style-name="ce12">
            <text:p>12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131.32000255584717" table:style-name="ce12">
            <text:p>131</text:p>
          </table:table-cell>
          <table:table-cell office:value-type="float" office:value="2330.4400453567505" table:style-name="ce12">
            <text:p>2.330</text:p>
          </table:table-cell>
          <table:table-cell office:value-type="float" office:value="2222.640043258667" table:style-name="ce12">
            <text:p>2.223</text:p>
          </table:table-cell>
          <table:table-cell office:value-type="string" table:style-name="ce12">
            <text:p>-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2818.4800548553467" table:style-name="ce12">
            <text:p>2.818</text:p>
          </table:table-cell>
          <table:table-cell office:value-type="float" office:value="3167.3600616455078" table:style-name="ce12">
            <text:p>3.167</text:p>
          </table:table-cell>
          <table:table-cell office:value-type="float" office:value="787.92001533508301" table:style-name="ce12">
            <text:p>78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91.1200504302979" table:style-name="ce12">
            <text:p>2.59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5.280000686645508" table:style-name="ce12">
            <text:p>35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7.4800271987915" table:style-name="ce12">
            <text:p>1.397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37.24000072479248" table:style-name="ce12">
            <text:p>3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47.040000915527344" table:style-name="ce12">
            <text:p>47</text:p>
          </table:table-cell>
          <table:table-cell office:value-type="string" table:style-name="ce12">
            <text:p>-</text:p>
          </table:table-cell>
          <table:table-cell office:value-type="float" office:value="0" table:style-name="ce12">
            <text:p>0</text:p>
          </table:table-cell>
          <table:table-cell office:value-type="float" office:value="39.200000762939453" table:style-name="ce12">
            <text:p>39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17.640000343322754" table:style-name="ce12">
            <text:p>1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.160000801086426" table:style-name="ce12">
            <text:p>4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13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8" table:number-rows-spanned="1" table:style-name="ce19">
            <text:p>PROPORÇÃO PARA 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0">
            <text:p>Total de escolas localizadas em áreas rurais com acesso à 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3126.2000608444214" table:style-name="ce12">
            <text:p>3.126</text:p>
          </table:table-cell>
          <table:table-cell office:value-type="float" office:value="3028.2000589370728" table:style-name="ce12">
            <text:p>3.028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21.1600198745728" table:style-name="ce12">
            <text:p>1.021</text:p>
          </table:table-cell>
          <table:table-cell office:value-type="float" office:value="780.08001518249512" table:style-name="ce12">
            <text:p>780</text:p>
          </table:table-cell>
          <table:table-cell office:value-type="float" office:value="0" table:style-name="ce12">
            <text:p>0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09.76000213623047" table:style-name="ce12">
            <text:p>11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900.8000564575195" table:style-name="ce12">
            <text:p>2.901</text:p>
          </table:table-cell>
          <table:table-cell office:value-type="float" office:value="2853.7600555419922" table:style-name="ce12">
            <text:p>2.854</text:p>
          </table:table-cell>
          <table:table-cell office:value-type="float" office:value="0" table:style-name="ce12">
            <text:p>0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50.80000877380371" table:style-name="ce12">
            <text:p>451</text:p>
          </table:table-cell>
          <table:table-cell office:value-type="float" office:value="540.96001052856445" table:style-name="ce12">
            <text:p>541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23.40000629425049" table:style-name="ce12">
            <text:p>323</text:p>
          </table:table-cell>
          <table:table-cell office:value-type="float" office:value="343.00000667572021" table:style-name="ce12">
            <text:p>34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71.5600481033325" table:style-name="ce12">
            <text:p>2.472</text:p>
          </table:table-cell>
          <table:table-cell office:value-type="float" office:value="2975.2800579071045" table:style-name="ce12">
            <text:p>2.975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664.0400323867798" table:style-name="ce12">
            <text:p>1.664</text:p>
          </table:table-cell>
          <table:table-cell office:value-type="float" office:value="668.36001300811768" table:style-name="ce12">
            <text:p>668</text:p>
          </table:table-cell>
          <table:table-cell office:value-type="float" office:value="0" table:style-name="ce12">
            <text:p>0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879.2400560379028" table:style-name="ce12">
            <text:p>2.879</text:p>
          </table:table-cell>
          <table:table-cell office:value-type="float" office:value="3028.2000589370728" table:style-name="ce12">
            <text:p>3.028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395.5200271606445" table:style-name="ce12">
            <text:p>1.396</text:p>
          </table:table-cell>
          <table:table-cell office:value-type="float" office:value="82.320001602172852" table:style-name="ce12">
            <text:p>82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7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B7B – ESCOLAS RURAIS, POR DESLOCAMENTO DOS ALUNOS PARA TELECENTROS OU OUTROS LOCAIS PARA QUE OS PROFESSORES POSSAM UTILIZAR INTERNET NAS AULAS</text:p>
          </table:table-cell>
          <table:table-cell table:number-columns-repeated="7" table:style-name="ce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871.4000558853149" table:style-name="ce12">
            <text:p>2.871</text:p>
          </table:table-cell>
          <table:table-cell office:value-type="float" office:value="4807.8800935745239" table:style-name="ce12">
            <text:p>4.808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27.440000534057617" table:style-name="ce12">
            <text:p>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74.2000150680542" table:style-name="ce12">
            <text:p>774</text:p>
          </table:table-cell>
          <table:table-cell office:value-type="float" office:value="1526.8400297164917" table:style-name="ce12">
            <text:p>1.527</text:p>
          </table:table-cell>
          <table:table-cell office:value-type="float" office:value="0" table:style-name="ce12">
            <text:p>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5.080000877380371" table:style-name="ce12">
            <text:p>45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44.0000534057617" table:style-name="ce12">
            <text:p>2.744</text:p>
          </table:table-cell>
          <table:table-cell office:value-type="float" office:value="4535.4400882720947" table:style-name="ce12">
            <text:p>4.53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7.440000534057617" table:style-name="ce12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74.40000534057617" table:style-name="ce12">
            <text:p>274</text:p>
          </table:table-cell>
          <table:table-cell office:value-type="float" office:value="395.92000770568848" table:style-name="ce12">
            <text:p>396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01.88000392913818" table:style-name="ce12">
            <text:p>202</text:p>
          </table:table-cell>
          <table:table-cell office:value-type="float" office:value="225.40000438690186" table:style-name="ce12">
            <text:p>2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71.4000558853149" table:style-name="ce12">
            <text:p>2.871</text:p>
          </table:table-cell>
          <table:table-cell office:value-type="float" office:value="5254.7601022720337" table:style-name="ce12">
            <text:p>5.255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1858.0800361633301" table:style-name="ce12">
            <text:p>1.858</text:p>
          </table:table-cell>
          <table:table-cell office:value-type="float" office:value="0" table:style-name="ce12">
            <text:p>0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27.440000534057617" table:style-name="ce12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871.4000558853149" table:style-name="ce12">
            <text:p>2.871</text:p>
          </table:table-cell>
          <table:table-cell office:value-type="float" office:value="4933.3200960159302" table:style-name="ce12">
            <text:p>4.933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37.24000072479248" table:style-name="ce12">
            <text:p>37</text:p>
          </table:table-cell>
          <table:table-cell office:value-type="float" office:value="27.440000534057617" table:style-name="ce12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A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8">
            <text:p>PROPORÇÃO PARA O INDICADOR C1A – ESCOLAS RURAIS, POR PROGRAMA DE FORMAÇÃO DE PROFESSORES PARA USO DO COMPUTADOR E DA INTERNET EM ATIVIDADES DE ENSINO E APRENDIZAGEM</text:p>
          </table:table-cell>
          <table:table-cell table:number-columns-repeated="7" table:style-name="ce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5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 ou ainda 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4082.680079460144" table:style-name="ce12">
            <text:p>4.083</text:p>
          </table:table-cell>
          <table:table-cell office:value-type="float" office:value="4805.920093536377" table:style-name="ce12">
            <text:p>4.806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27.440000534057617" table:style-name="ce12">
            <text:p>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70.1200227737427" table:style-name="ce12">
            <text:p>1.170</text:p>
          </table:table-cell>
          <table:table-cell office:value-type="float" office:value="1611.1200313568115" table:style-name="ce12">
            <text:p>1.611</text:p>
          </table:table-cell>
          <table:table-cell office:value-type="float" office:value="7.8400001525878906" table:style-name="ce12">
            <text:p>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35.280000686645508" table:style-name="ce12">
            <text:p>3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892.5600757598877" table:style-name="ce12">
            <text:p>3.893</text:p>
          </table:table-cell>
          <table:table-cell office:value-type="float" office:value="4500.1600875854492" table:style-name="ce12">
            <text:p>4.500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0" table:style-name="ce12">
            <text:p>0</text:p>
          </table:table-cell>
          <table:table-cell office:value-type="float" office:value="27.440000534057617" table:style-name="ce12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295.96000576019287" table:style-name="ce12">
            <text:p>296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080.7200794219971" table:style-name="ce12">
            <text:p>4.081</text:p>
          </table:table-cell>
          <table:table-cell office:value-type="float" office:value="5182.2401008605957" table:style-name="ce12">
            <text:p>5.182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168.56000328063965" table:style-name="ce12">
            <text:p>169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7.440000534057617" table:style-name="ce12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4082.680079460144" table:style-name="ce12">
            <text:p>4.083</text:p>
          </table:table-cell>
          <table:table-cell office:value-type="float" office:value="4905.8800954818726" table:style-name="ce12">
            <text:p>4.906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27.440000534057617" table:style-name="ce12">
            <text:p>2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5.880000114440918" table:style-name="ce12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13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" table:style-name="ta2">
        <table:table-column table:style-name="co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6" table:number-rows-spanned="1" table:style-name="ce19">
            <text:p>PROPORÇÃO PARA O INDICADOR C1B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20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5">
            <text:p>Percentual (%)</text:p>
          </table:table-cell>
          <table:covered-table-cell/>
          <table:table-cell office:value-type="string" table:number-columns-spanned="5" table:number-rows-spanned="1" table:style-name="ce21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21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21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21">
            <text:p>Governo municipal</text:p>
          </table:table-cell>
          <table:covered-table-cell table:number-columns-repeated="4"/>
          <table:table-cell office:value-type="string" table:number-columns-spanned="5" table:number-rows-spanned="1" table:style-name="ce21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21">
            <text:p>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5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6">
            <text:p>TOTAL</text:p>
          </table:table-cell>
          <table:covered-table-cell/>
          <table:table-cell office:value-type="float" office:value="2891.0000562667847" table:style-name="ce12">
            <text:p>2.891</text:p>
          </table:table-cell>
          <table:table-cell office:value-type="float" office:value="3030.1600589752197" table:style-name="ce12">
            <text:p>3.030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4803.96009349823" table:style-name="ce12">
            <text:p>4.804</text:p>
          </table:table-cell>
          <table:table-cell office:value-type="float" office:value="1960.0000381469727" table:style-name="ce12">
            <text:p>1.960</text:p>
          </table:table-cell>
          <table:table-cell office:value-type="float" office:value="3657.360071182251" table:style-name="ce12">
            <text:p>3.657</text:p>
          </table:table-cell>
          <table:table-cell office:value-type="float" office:value="525.28001022338867" table:style-name="ce12">
            <text:p>525</text:p>
          </table:table-cell>
          <table:table-cell office:value-type="string" table:style-name="ce12">
            <text:p>-</text:p>
          </table:table-cell>
          <table:table-cell office:value-type="float" office:value="4803.96009349823" table:style-name="ce12">
            <text:p>4.804</text:p>
          </table:table-cell>
          <table:table-cell office:value-type="float" office:value="2191.2800426483154" table:style-name="ce12">
            <text:p>2.191</text:p>
          </table:table-cell>
          <table:table-cell office:value-type="float" office:value="3522.1200685501099" table:style-name="ce12">
            <text:p>3.522</text:p>
          </table:table-cell>
          <table:table-cell office:value-type="float" office:value="521.36001014709473" table:style-name="ce12">
            <text:p>521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4803.96009349823" table:style-name="ce12">
            <text:p>4.804</text:p>
          </table:table-cell>
          <table:table-cell office:value-type="float" office:value="3829.8400745391846" table:style-name="ce12">
            <text:p>3.830</text:p>
          </table:table-cell>
          <table:table-cell office:value-type="float" office:value="1630.7200317382813" table:style-name="ce12">
            <text:p>1.63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03.96009349823" table:style-name="ce12">
            <text:p>4.804</text:p>
          </table:table-cell>
          <table:table-cell office:value-type="float" office:value="3214.4000625610352" table:style-name="ce12">
            <text:p>3.214</text:p>
          </table:table-cell>
          <table:table-cell office:value-type="float" office:value="2695.0000524520874" table:style-name="ce12">
            <text:p>2.695</text:p>
          </table:table-cell>
          <table:table-cell office:value-type="float" office:value="25.480000495910645" table:style-name="ce12">
            <text:p>25</text:p>
          </table:table-cell>
          <table:table-cell office:value-type="string" table:style-name="ce12">
            <text:p>-</text:p>
          </table:table-cell>
          <table:table-cell office:value-type="float" office:value="4803.96009349823" table:style-name="ce12">
            <text:p>4.804</text:p>
          </table:table-cell>
          <table:table-cell office:value-type="float" office:value="1797.3200349807739" table:style-name="ce12">
            <text:p>1.797</text:p>
          </table:table-cell>
          <table:table-cell office:value-type="float" office:value="3743.6000728607178" table:style-name="ce12">
            <text:p>3.744</text:p>
          </table:table-cell>
          <table:table-cell office:value-type="float" office:value="13.720000267028809" table:style-name="ce12">
            <text:p>14</text:p>
          </table:table-cell>
          <table:table-cell office:value-type="string" table:style-name="ce12">
            <text:p>-</text:p>
          </table:table-cell>
          <table:table-cell office:value-type="float" office:value="4803.96009349823" table:style-name="ce12">
            <text:p>4.804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4082.680079460144" table:style-name="ce12">
            <text:p>4.083</text:p>
          </table:table-cell>
          <table:table-cell office:value-type="float" office:value="4803.96009349823" table:style-name="ce12">
            <text:p>4.804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95.7200174331665" table:style-name="ce12">
            <text:p>896</text:p>
          </table:table-cell>
          <table:table-cell office:value-type="float" office:value="782.04001522064209" table:style-name="ce12">
            <text:p>78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611.1200313568115" table:style-name="ce12">
            <text:p>1.611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166.2000226974487" table:style-name="ce12">
            <text:p>1.166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611.1200313568115" table:style-name="ce12">
            <text:p>1.611</text:p>
          </table:table-cell>
          <table:table-cell office:value-type="float" office:value="117.60000228881836" table:style-name="ce12">
            <text:p>118</text:p>
          </table:table-cell>
          <table:table-cell office:value-type="float" office:value="1164.2400226593018" table:style-name="ce12">
            <text:p>1.164</text:p>
          </table:table-cell>
          <table:table-cell office:value-type="float" office:value="0" table:style-name="ce12">
            <text:p>0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1611.1200313568115" table:style-name="ce12">
            <text:p>1.611</text:p>
          </table:table-cell>
          <table:table-cell office:value-type="float" office:value="1166.2000226974487" table:style-name="ce12">
            <text:p>1.166</text:p>
          </table:table-cell>
          <table:table-cell office:value-type="float" office:value="105.84000205993652" table:style-name="ce12">
            <text:p>10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11.1200313568115" table:style-name="ce12">
            <text:p>1.611</text:p>
          </table:table-cell>
          <table:table-cell office:value-type="float" office:value="478.24000930786133" table:style-name="ce12">
            <text:p>478</text:p>
          </table:table-cell>
          <table:table-cell office:value-type="float" office:value="1083.8800210952759" table:style-name="ce12">
            <text:p>1.08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611.1200313568115" table:style-name="ce12">
            <text:p>1.611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1168.1600227355957" table:style-name="ce12">
            <text:p>1.168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611.1200313568115" table:style-name="ce12">
            <text:p>1.611</text:p>
          </table:table-cell>
          <table:table-cell office:value-type="float" office:value="64.680001258850098" table:style-name="ce12">
            <text:p>65</text:p>
          </table:table-cell>
          <table:table-cell office:value-type="float" office:value="1168.1600227355957" table:style-name="ce12">
            <text:p>1.168</text:p>
          </table:table-cell>
          <table:table-cell office:value-type="float" office:value="1611.1200313568115" table:style-name="ce12">
            <text:p>1.61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3.9200000762939453" table:style-name="ce12">
            <text:p>4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49.000000953674316" table:style-name="ce12">
            <text:p>49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72.520001411437988" table:style-name="ce12">
            <text:p>73</text:p>
          </table:table-cell>
          <table:table-cell office:value-type="float" office:value="21.560000419616699" table:style-name="ce12">
            <text:p>22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74.480001449584961" table:style-name="ce12">
            <text:p>74</text:p>
          </table:table-cell>
          <table:table-cell office:value-type="float" office:value="13.720000267028809" table:style-name="ce12">
            <text:p>14</text:p>
          </table:table-cell>
          <table:table-cell office:value-type="string" table:style-name="ce12">
            <text:p>-</text:p>
          </table:table-cell>
          <table:table-cell office:value-type="float" office:value="92.120001792907715" table:style-name="ce12">
            <text:p>92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76.440001487731934" table:style-name="ce12">
            <text:p>76</text:p>
          </table:table-cell>
          <table:table-cell office:value-type="float" office:value="92.120001792907715" table:style-name="ce12">
            <text:p>9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740.0800533294678" table:style-name="ce12">
            <text:p>2.740</text:p>
          </table:table-cell>
          <table:table-cell office:value-type="float" office:value="2910.6000566482544" table:style-name="ce12">
            <text:p>2.911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500.1600875854492" table:style-name="ce12">
            <text:p>4.500</text:p>
          </table:table-cell>
          <table:table-cell office:value-type="float" office:value="1950.2000379562378" table:style-name="ce12">
            <text:p>1.950</text:p>
          </table:table-cell>
          <table:table-cell office:value-type="float" office:value="3447.6400671005249" table:style-name="ce12">
            <text:p>3.448</text:p>
          </table:table-cell>
          <table:table-cell office:value-type="float" office:value="519.40001010894775" table:style-name="ce12">
            <text:p>519</text:p>
          </table:table-cell>
          <table:table-cell office:value-type="string" table:style-name="ce12">
            <text:p>-</text:p>
          </table:table-cell>
          <table:table-cell office:value-type="float" office:value="4500.1600875854492" table:style-name="ce12">
            <text:p>4.500</text:p>
          </table:table-cell>
          <table:table-cell office:value-type="float" office:value="2173.6400423049927" table:style-name="ce12">
            <text:p>2.174</text:p>
          </table:table-cell>
          <table:table-cell office:value-type="float" office:value="3308.4800643920898" table:style-name="ce12">
            <text:p>3.308</text:p>
          </table:table-cell>
          <table:table-cell office:value-type="float" office:value="519.40001010894775" table:style-name="ce12">
            <text:p>519</text:p>
          </table:table-cell>
          <table:table-cell office:value-type="float" office:value="0" table:style-name="ce12">
            <text:p>0</text:p>
          </table:table-cell>
          <table:table-cell office:value-type="float" office:value="4500.1600875854492" table:style-name="ce12">
            <text:p>4.500</text:p>
          </table:table-cell>
          <table:table-cell office:value-type="float" office:value="3635.8000707626343" table:style-name="ce12">
            <text:p>3.636</text:p>
          </table:table-cell>
          <table:table-cell office:value-type="float" office:value="1605.2400312423706" table:style-name="ce12">
            <text:p>1.605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00.1600875854492" table:style-name="ce12">
            <text:p>4.500</text:p>
          </table:table-cell>
          <table:table-cell office:value-type="float" office:value="3177.1600618362427" table:style-name="ce12">
            <text:p>3.177</text:p>
          </table:table-cell>
          <table:table-cell office:value-type="float" office:value="2436.280047416687" table:style-name="ce12">
            <text:p>2.436</text:p>
          </table:table-cell>
          <table:table-cell office:value-type="float" office:value="11.760000228881836" table:style-name="ce12">
            <text:p>12</text:p>
          </table:table-cell>
          <table:table-cell office:value-type="string" table:style-name="ce12">
            <text:p>-</text:p>
          </table:table-cell>
          <table:table-cell office:value-type="float" office:value="4500.1600875854492" table:style-name="ce12">
            <text:p>4.500</text:p>
          </table:table-cell>
          <table:table-cell office:value-type="float" office:value="1793.40003490448" table:style-name="ce12">
            <text:p>1.793</text:p>
          </table:table-cell>
          <table:table-cell office:value-type="float" office:value="3533.8800687789917" table:style-name="ce12">
            <text:p>3.53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4500.1600875854492" table:style-name="ce12">
            <text:p>4.500</text:p>
          </table:table-cell>
          <table:table-cell office:value-type="float" office:value="9.8000001907348633" table:style-name="ce12">
            <text:p>10</text:p>
          </table:table-cell>
          <table:table-cell office:value-type="float" office:value="3892.5600757598877" table:style-name="ce12">
            <text:p>3.893</text:p>
          </table:table-cell>
          <table:table-cell office:value-type="float" office:value="4500.1600875854492" table:style-name="ce12">
            <text:p>4.50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01.88000392913818" table:style-name="ce12">
            <text:p>202</text:p>
          </table:table-cell>
          <table:table-cell office:value-type="float" office:value="190.12000370025635" table:style-name="ce12">
            <text:p>19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115.64000225067139" table:style-name="ce12">
            <text:p>116</text:p>
          </table:table-cell>
          <table:table-cell office:value-type="float" office:value="248.92000484466553" table:style-name="ce12">
            <text:p>24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180.32000350952148" table:style-name="ce12">
            <text:p>180</text:p>
          </table:table-cell>
          <table:table-cell office:value-type="float" office:value="207.7600040435791" table:style-name="ce12">
            <text:p>208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174.44000339508057" table:style-name="ce12">
            <text:p>174</text:p>
          </table:table-cell>
          <table:table-cell office:value-type="float" office:value="215.60000419616699" table:style-name="ce12">
            <text:p>21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105.84000205993652" table:style-name="ce12">
            <text:p>106</text:p>
          </table:table-cell>
          <table:table-cell office:value-type="float" office:value="252.84000492095947" table:style-name="ce12">
            <text:p>25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382.20000743865967" table:style-name="ce12">
            <text:p>382</text:p>
          </table:table-cell>
          <table:table-cell office:value-type="float" office:value="0" table:style-name="ce12">
            <text:p>0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382.20000743865967" table:style-name="ce12">
            <text:p>38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1.92000198364258" table:style-name="ce12">
            <text:p>102</text:p>
          </table:table-cell>
          <table:table-cell office:value-type="float" office:value="264.60000514984131" table:style-name="ce12">
            <text:p>265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141.12000274658203" table:style-name="ce12">
            <text:p>141</text:p>
          </table:table-cell>
          <table:table-cell office:value-type="float" office:value="245.00000476837158" table:style-name="ce12">
            <text:p>245</text:p>
          </table:table-cell>
          <table:table-cell office:value-type="float" office:value="78.400001525878906" table:style-name="ce12">
            <text:p>78</text:p>
          </table:table-cell>
          <table:table-cell office:value-type="string" table:style-name="ce12">
            <text:p>-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168.56000328063965" table:style-name="ce12">
            <text:p>169</text:p>
          </table:table-cell>
          <table:table-cell office:value-type="float" office:value="235.20000457763672" table:style-name="ce12">
            <text:p>235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0" table:style-name="ce12">
            <text:p>0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252.84000492095947" table:style-name="ce12">
            <text:p>253</text:p>
          </table:table-cell>
          <table:table-cell office:value-type="float" office:value="147.00000286102295" table:style-name="ce12">
            <text:p>14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78.400001525878906" table:style-name="ce12">
            <text:p>78</text:p>
          </table:table-cell>
          <table:table-cell office:value-type="float" office:value="272.4400053024292" table:style-name="ce12">
            <text:p>272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0" table:style-name="ce12">
            <text:p>0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292.04000568389893" table:style-name="ce12">
            <text:p>292</text:p>
          </table:table-cell>
          <table:table-cell office:value-type="float" office:value="3.9200000762939453" table:style-name="ce12">
            <text:p>4</text:p>
          </table:table-cell>
          <table:table-cell office:value-type="float" office:value="280.28000545501709" table:style-name="ce12">
            <text:p>280</text:p>
          </table:table-cell>
          <table:table-cell office:value-type="float" office:value="292.04000568389893" table:style-name="ce12">
            <text:p>292</text:p>
          </table:table-cell>
          <table:table-cell table:number-columns-repeated="16349" table:style-name="ce1"/>
        </table:table-row>
        <table:table-row table:style-name="ro3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91.0000562667847" table:style-name="ce12">
            <text:p>2.891</text:p>
          </table:table-cell>
          <table:table-cell office:value-type="float" office:value="3028.2000589370728" table:style-name="ce12">
            <text:p>3.028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5182.2401008605957" table:style-name="ce12">
            <text:p>5.182</text:p>
          </table:table-cell>
          <table:table-cell office:value-type="float" office:value="1960.0000381469727" table:style-name="ce12">
            <text:p>1.960</text:p>
          </table:table-cell>
          <table:table-cell office:value-type="float" office:value="3653.440071105957" table:style-name="ce12">
            <text:p>3.653</text:p>
          </table:table-cell>
          <table:table-cell office:value-type="float" office:value="525.28001022338867" table:style-name="ce12">
            <text:p>525</text:p>
          </table:table-cell>
          <table:table-cell office:value-type="string" table:style-name="ce12">
            <text:p>-</text:p>
          </table:table-cell>
          <table:table-cell office:value-type="float" office:value="5182.2401008605957" table:style-name="ce12">
            <text:p>5.182</text:p>
          </table:table-cell>
          <table:table-cell office:value-type="float" office:value="2187.3600425720215" table:style-name="ce12">
            <text:p>2.187</text:p>
          </table:table-cell>
          <table:table-cell office:value-type="float" office:value="3522.1200685501099" table:style-name="ce12">
            <text:p>3.522</text:p>
          </table:table-cell>
          <table:table-cell office:value-type="float" office:value="521.36001014709473" table:style-name="ce12">
            <text:p>521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5182.2401008605957" table:style-name="ce12">
            <text:p>5.182</text:p>
          </table:table-cell>
          <table:table-cell office:value-type="float" office:value="3829.8400745391846" table:style-name="ce12">
            <text:p>3.830</text:p>
          </table:table-cell>
          <table:table-cell office:value-type="float" office:value="1622.8800315856934" table:style-name="ce12">
            <text:p>1.62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82.2401008605957" table:style-name="ce12">
            <text:p>5.182</text:p>
          </table:table-cell>
          <table:table-cell office:value-type="float" office:value="3214.4000625610352" table:style-name="ce12">
            <text:p>3.214</text:p>
          </table:table-cell>
          <table:table-cell office:value-type="float" office:value="2691.0800523757935" table:style-name="ce12">
            <text:p>2.691</text:p>
          </table:table-cell>
          <table:table-cell office:value-type="float" office:value="25.480000495910645" table:style-name="ce12">
            <text:p>25</text:p>
          </table:table-cell>
          <table:table-cell office:value-type="string" table:style-name="ce12">
            <text:p>-</text:p>
          </table:table-cell>
          <table:table-cell office:value-type="float" office:value="5182.2401008605957" table:style-name="ce12">
            <text:p>5.182</text:p>
          </table:table-cell>
          <table:table-cell office:value-type="float" office:value="1797.3200349807739" table:style-name="ce12">
            <text:p>1.797</text:p>
          </table:table-cell>
          <table:table-cell office:value-type="float" office:value="3739.6800727844238" table:style-name="ce12">
            <text:p>3.740</text:p>
          </table:table-cell>
          <table:table-cell office:value-type="float" office:value="13.720000267028809" table:style-name="ce12">
            <text:p>14</text:p>
          </table:table-cell>
          <table:table-cell office:value-type="string" table:style-name="ce12">
            <text:p>-</text:p>
          </table:table-cell>
          <table:table-cell office:value-type="float" office:value="5182.2401008605957" table:style-name="ce12">
            <text:p>5.182</text:p>
          </table:table-cell>
          <table:table-cell office:value-type="float" office:value="62.720001220703125" table:style-name="ce12">
            <text:p>63</text:p>
          </table:table-cell>
          <table:table-cell office:value-type="float" office:value="4080.7200794219971" table:style-name="ce12">
            <text:p>4.081</text:p>
          </table:table-cell>
          <table:table-cell office:value-type="float" office:value="5182.2401008605957" table:style-name="ce12">
            <text:p>5.18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Pública Estadual</text:p>
          </table:table-cell>
          <table:table-cell office:value-type="float" office:value="90.160001754760742" table:style-name="ce12">
            <text:p>90</text:p>
          </table:table-cell>
          <table:table-cell office:value-type="float" office:value="143.080002784729" table:style-name="ce12">
            <text:p>14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58.80000114440918" table:style-name="ce12">
            <text:p>59</text:p>
          </table:table-cell>
          <table:table-cell office:value-type="float" office:value="158.76000308990479" table:style-name="ce12">
            <text:p>15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141.12000274658203" table:style-name="ce12">
            <text:p>141</text:p>
          </table:table-cell>
          <table:table-cell office:value-type="float" office:value="96.04000186920166" table:style-name="ce12">
            <text:p>9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50.960000991821289" table:style-name="ce12">
            <text:p>51</text:p>
          </table:table-cell>
          <table:table-cell office:value-type="float" office:value="160.72000312805176" table:style-name="ce12">
            <text:p>16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15.680000305175781" table:style-name="ce12">
            <text:p>16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856.1200361251831" table:style-name="ce12">
            <text:p>1.856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166.60000324249268" table:style-name="ce12">
            <text:p>167</text:p>
          </table:table-cell>
          <table:table-cell office:value-type="float" office:value="1856.1200361251831" table:style-name="ce12">
            <text:p>1.85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5">
            <text:p>Total – Públicas</text:p>
          </table:table-cell>
          <table:table-cell office:value-type="float" office:value="2891.0000562667847" table:style-name="ce12">
            <text:p>2.891</text:p>
          </table:table-cell>
          <table:table-cell office:value-type="float" office:value="3030.1600589752197" table:style-name="ce12">
            <text:p>3.030</text:p>
          </table:table-cell>
          <table:table-cell office:value-type="float" office:value="50.960000991821289" table:style-name="ce12">
            <text:p>51</text:p>
          </table:table-cell>
          <table:table-cell office:value-type="string" table:style-name="ce12">
            <text:p>-</text:p>
          </table:table-cell>
          <table:table-cell office:value-type="float" office:value="4905.8800954818726" table:style-name="ce12">
            <text:p>4.906</text:p>
          </table:table-cell>
          <table:table-cell office:value-type="float" office:value="1960.0000381469727" table:style-name="ce12">
            <text:p>1.960</text:p>
          </table:table-cell>
          <table:table-cell office:value-type="float" office:value="3657.360071182251" table:style-name="ce12">
            <text:p>3.657</text:p>
          </table:table-cell>
          <table:table-cell office:value-type="float" office:value="525.28001022338867" table:style-name="ce12">
            <text:p>525</text:p>
          </table:table-cell>
          <table:table-cell office:value-type="string" table:style-name="ce12">
            <text:p>-</text:p>
          </table:table-cell>
          <table:table-cell office:value-type="float" office:value="4905.8800954818726" table:style-name="ce12">
            <text:p>4.906</text:p>
          </table:table-cell>
          <table:table-cell office:value-type="float" office:value="2191.2800426483154" table:style-name="ce12">
            <text:p>2.191</text:p>
          </table:table-cell>
          <table:table-cell office:value-type="float" office:value="3522.1200685501099" table:style-name="ce12">
            <text:p>3.522</text:p>
          </table:table-cell>
          <table:table-cell office:value-type="float" office:value="521.36001014709473" table:style-name="ce12">
            <text:p>521</text:p>
          </table:table-cell>
          <table:table-cell office:value-type="float" office:value="13.720000267028809" table:style-name="ce12">
            <text:p>14</text:p>
          </table:table-cell>
          <table:table-cell office:value-type="float" office:value="4905.8800954818726" table:style-name="ce12">
            <text:p>4.906</text:p>
          </table:table-cell>
          <table:table-cell office:value-type="float" office:value="3829.8400745391846" table:style-name="ce12">
            <text:p>3.830</text:p>
          </table:table-cell>
          <table:table-cell office:value-type="float" office:value="1630.7200317382813" table:style-name="ce12">
            <text:p>1.63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05.8800954818726" table:style-name="ce12">
            <text:p>4.906</text:p>
          </table:table-cell>
          <table:table-cell office:value-type="float" office:value="3214.4000625610352" table:style-name="ce12">
            <text:p>3.214</text:p>
          </table:table-cell>
          <table:table-cell office:value-type="float" office:value="2695.0000524520874" table:style-name="ce12">
            <text:p>2.695</text:p>
          </table:table-cell>
          <table:table-cell office:value-type="float" office:value="25.480000495910645" table:style-name="ce12">
            <text:p>25</text:p>
          </table:table-cell>
          <table:table-cell office:value-type="string" table:style-name="ce12">
            <text:p>-</text:p>
          </table:table-cell>
          <table:table-cell office:value-type="float" office:value="4905.8800954818726" table:style-name="ce12">
            <text:p>4.906</text:p>
          </table:table-cell>
          <table:table-cell office:value-type="float" office:value="1797.3200349807739" table:style-name="ce12">
            <text:p>1.797</text:p>
          </table:table-cell>
          <table:table-cell office:value-type="float" office:value="3741.6400728225708" table:style-name="ce12">
            <text:p>3.742</text:p>
          </table:table-cell>
          <table:table-cell office:value-type="float" office:value="13.720000267028809" table:style-name="ce12">
            <text:p>14</text:p>
          </table:table-cell>
          <table:table-cell office:value-type="string" table:style-name="ce12">
            <text:p>-</text:p>
          </table:table-cell>
          <table:table-cell office:value-type="float" office:value="4905.8800954818726" table:style-name="ce12">
            <text:p>4.906</text:p>
          </table:table-cell>
          <table:table-cell office:value-type="float" office:value="66.64000129699707" table:style-name="ce12">
            <text:p>67</text:p>
          </table:table-cell>
          <table:table-cell office:value-type="float" office:value="4082.680079460144" table:style-name="ce12">
            <text:p>4.083</text:p>
          </table:table-cell>
          <table:table-cell office:value-type="float" office:value="4905.8800954818726" table:style-name="ce12">
            <text:p>4.906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Particular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27.440000534057617" table:style-name="ce12">
            <text:p>27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19.600000381469727" table:style-name="ce12">
            <text:p>20</text:p>
          </table:table-cell>
          <table:table-cell office:value-type="float" office:value="27.440000534057617" table:style-name="ce12">
            <text:p>2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17.640000343322754" table:style-name="ce12">
            <text:p>18</text:p>
          </table:table-cell>
          <table:table-cell office:value-type="float" office:value="29.40000057220459" table:style-name="ce12">
            <text:p>29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23.520000457763672" table:style-name="ce12">
            <text:p>24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-</text:p>
          </table:table-cell>
          <table:table-cell office:value-type="float" office:value="1399.4400272369385" table:style-name="ce12">
            <text:p>1.399</text:p>
          </table:table-cell>
          <table:table-cell office:value-type="float" office:value="0" table:style-name="ce12">
            <text:p>0</text:p>
          </table:table-cell>
          <table:table-cell office:value-type="float" office:value="33.320000648498535" table:style-name="ce12">
            <text:p>33</text:p>
          </table:table-cell>
          <table:table-cell office:value-type="float" office:value="1399.4400272369385" table:style-name="ce12">
            <text:p>1.399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4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13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3-20T20:08:31Z</meta:creation-date>
    <dc:date>2018-08-06T15:49:31Z</dc:date>
  </office:meta>
</office:document-meta>
</file>